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ation serif" svg:font-family="'Libration serif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17cm" style:rel-column-width="65535*"/>
    </style:style>
    <style:style style:name="Tabulka1.A1" style:family="table-cell">
      <style:table-cell-properties fo:background-color="#e8e8e8" fo:padding="0.097cm" fo:border="none">
        <style:background-image/>
      </style:table-cell-properties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17cm" style:rel-column-width="65535*"/>
    </style:style>
    <style:style style:name="Tabulka2.A1" style:family="table-cell">
      <style:table-cell-properties fo:background-color="#e8e8e8" fo:padding="0.097cm" fo:border="none">
        <style:background-image/>
      </style:table-cell-properties>
    </style:style>
    <style:style style:name="Tabulka3" style:family="table">
      <style:table-properties style:width="17cm" table:align="margins"/>
    </style:style>
    <style:style style:name="Tabulka3.A" style:family="table-column">
      <style:table-column-properties style:column-width="17cm" style:rel-column-width="65535*"/>
    </style:style>
    <style:style style:name="Tabulka3.A1" style:family="table-cell">
      <style:table-cell-properties fo:background-color="#e8e8e8" fo:padding="0.097cm" fo:border="none">
        <style:background-image/>
      </style:table-cell-properties>
    </style:style>
    <style:style style:name="Tabulka4" style:family="table">
      <style:table-properties style:width="17cm" table:align="margins"/>
    </style:style>
    <style:style style:name="Tabulka4.A" style:family="table-column">
      <style:table-column-properties style:column-width="17cm" style:rel-column-width="65535*"/>
    </style:style>
    <style:style style:name="Tabulka4.A1" style:family="table-cell">
      <style:table-cell-properties fo:background-color="#e8e8e8" style:writing-mode="page">
        <style:background-image/>
      </style:table-cell-properties>
    </style:style>
    <style:style style:name="Tabulka5" style:family="table">
      <style:table-properties style:width="17cm" table:align="margins"/>
    </style:style>
    <style:style style:name="Tabulka5.A" style:family="table-column">
      <style:table-column-properties style:column-width="17cm" style:rel-column-width="65535*"/>
    </style:style>
    <style:style style:name="Tabulka5.A1" style:family="table-cell">
      <style:table-cell-properties fo:background-color="#e8e8e8" style:writing-mode="page">
        <style:background-image/>
      </style:table-cell-properties>
    </style:style>
    <style:style style:name="Tabulka6" style:family="table">
      <style:table-properties style:width="17.013cm" fo:margin-left="0cm" table:align="left"/>
    </style:style>
    <style:style style:name="Tabulka6.A" style:family="table-column">
      <style:table-column-properties style:column-width="7.805cm"/>
    </style:style>
    <style:style style:name="Tabulka6.B" style:family="table-column">
      <style:table-column-properties style:column-width="2.884cm"/>
    </style:style>
    <style:style style:name="Tabulka6.C" style:family="table-column">
      <style:table-column-properties style:column-width="6.324cm"/>
    </style:style>
    <style:style style:name="Tabulka6.A1" style:family="table-cell">
      <style:table-cell-properties fo:background-color="transparent" fo:padding="0.097cm" fo:border="none">
        <style:background-image/>
      </style:table-cell-properties>
    </style:style>
    <style:style style:name="Tabulka6.A2" style:family="table-cell">
      <style:table-cell-properties fo:background-color="#e8e8e8" fo:padding="0.097cm" fo:border="none">
        <style:background-image/>
      </style:table-cell-properties>
    </style:style>
    <style:style style:name="Tabulka6.B2" style:family="table-cell">
      <style:table-cell-properties fo:padding="0.097cm" fo:border="none"/>
    </style:style>
    <style:style style:name="Tabulka6.C2" style:family="table-cell">
      <style:table-cell-properties fo:padding="0.097cm" fo:border="none"/>
    </style:style>
    <style:style style:name="Tabulka6.B3" style:family="table-cell">
      <style:table-cell-properties fo:padding="0.097cm" fo:border="none"/>
    </style:style>
    <style:style style:name="Tabulka6.C3" style:family="table-cell">
      <style:table-cell-properties fo:padding="0.097cm" fo:border="none"/>
    </style:style>
    <style:style style:name="Tabulka6.B4" style:family="table-cell">
      <style:table-cell-properties fo:padding="0.097cm" fo:border="none"/>
    </style:style>
    <style:style style:name="Tabulka6.C4" style:family="table-cell">
      <style:table-cell-properties fo:padding="0.097cm" fo:border="none"/>
    </style:style>
    <style:style style:name="Tabulka6.B5" style:family="table-cell">
      <style:table-cell-properties fo:padding="0.097cm" fo:border="none"/>
    </style:style>
    <style:style style:name="Tabulka6.C5" style:family="table-cell">
      <style:table-cell-properties fo:padding="0.097cm" fo:border="none"/>
    </style:style>
    <style:style style:name="Tabulka6.B6" style:family="table-cell">
      <style:table-cell-properties fo:padding="0.097cm" fo:border="none"/>
    </style:style>
    <style:style style:name="Tabulka6.C6" style:family="table-cell">
      <style:table-cell-properties fo:padding="0.097cm" fo:border="none"/>
    </style:style>
    <style:style style:name="Tabulka6.B7" style:family="table-cell">
      <style:table-cell-properties fo:padding="0.097cm" fo:border="none"/>
    </style:style>
    <style:style style:name="Tabulka6.C7" style:family="table-cell">
      <style:table-cell-properties fo:padding="0.097cm" fo:border="none"/>
    </style:style>
    <style:style style:name="Tabulka6.B8" style:family="table-cell">
      <style:table-cell-properties fo:padding="0.097cm" fo:border="none"/>
    </style:style>
    <style:style style:name="Tabulka6.C8" style:family="table-cell">
      <style:table-cell-properties fo:padding="0.097cm" fo:border="none"/>
    </style:style>
    <style:style style:name="Tabulka6.B9" style:family="table-cell">
      <style:table-cell-properties fo:padding="0.097cm" fo:border="none"/>
    </style:style>
    <style:style style:name="Tabulka6.C9" style:family="table-cell">
      <style:table-cell-properties fo:padding="0.097cm" fo:border="none"/>
    </style:style>
    <style:style style:name="Tabulka6.B10" style:family="table-cell">
      <style:table-cell-properties fo:padding="0.097cm" fo:border="none"/>
    </style:style>
    <style:style style:name="Tabulka6.C10" style:family="table-cell">
      <style:table-cell-properties fo:padding="0.097cm" fo:border="none"/>
    </style:style>
    <style:style style:name="Tabulka6.B11" style:family="table-cell">
      <style:table-cell-properties fo:padding="0.097cm" fo:border="none"/>
    </style:style>
    <style:style style:name="Tabulka6.C11" style:family="table-cell">
      <style:table-cell-properties fo:padding="0.097cm" fo:border="none"/>
    </style:style>
    <style:style style:name="Tabulka6.B12" style:family="table-cell">
      <style:table-cell-properties fo:padding="0.097cm" fo:border="none"/>
    </style:style>
    <style:style style:name="Tabulka6.C12" style:family="table-cell">
      <style:table-cell-properties fo:padding="0.097cm" fo:border="none"/>
    </style:style>
    <style:style style:name="Tabulka6.B13" style:family="table-cell">
      <style:table-cell-properties fo:padding="0.097cm" fo:border="none"/>
    </style:style>
    <style:style style:name="Tabulka6.C13" style:family="table-cell">
      <style:table-cell-properties fo:padding="0.097cm" fo:border="none"/>
    </style:style>
    <style:style style:name="Tabulka7" style:family="table">
      <style:table-properties style:width="17.013cm" fo:margin-left="0cm" table:align="left"/>
    </style:style>
    <style:style style:name="Tabulka7.A" style:family="table-column">
      <style:table-column-properties style:column-width="7.805cm"/>
    </style:style>
    <style:style style:name="Tabulka7.B" style:family="table-column">
      <style:table-column-properties style:column-width="2.884cm"/>
    </style:style>
    <style:style style:name="Tabulka7.C" style:family="table-column">
      <style:table-column-properties style:column-width="6.324cm"/>
    </style:style>
    <style:style style:name="Tabulka7.A1" style:family="table-cell">
      <style:table-cell-properties fo:background-color="transparent" fo:padding="0.097cm" fo:border="none">
        <style:background-image/>
      </style:table-cell-properties>
    </style:style>
    <style:style style:name="Tabulka7.A2" style:family="table-cell">
      <style:table-cell-properties fo:background-color="#e8e8e8" fo:padding="0.097cm" fo:border="none">
        <style:background-image/>
      </style:table-cell-properties>
    </style:style>
    <style:style style:name="Tabulka7.B2" style:family="table-cell">
      <style:table-cell-properties fo:padding="0.097cm" fo:border="none"/>
    </style:style>
    <style:style style:name="Tabulka7.C2" style:family="table-cell">
      <style:table-cell-properties fo:padding="0.097cm" fo:border="none"/>
    </style:style>
    <style:style style:name="Tabulka7.B3" style:family="table-cell">
      <style:table-cell-properties fo:padding="0.097cm" fo:border="none"/>
    </style:style>
    <style:style style:name="Tabulka7.C3" style:family="table-cell">
      <style:table-cell-properties fo:padding="0.097cm" fo:border="none"/>
    </style:style>
    <style:style style:name="Tabulka7.B4" style:family="table-cell">
      <style:table-cell-properties fo:padding="0.097cm" fo:border="none"/>
    </style:style>
    <style:style style:name="Tabulka7.C4" style:family="table-cell">
      <style:table-cell-properties fo:padding="0.097cm" fo:border="none"/>
    </style:style>
    <style:style style:name="Tabulka7.B5" style:family="table-cell">
      <style:table-cell-properties fo:padding="0.097cm" fo:border="none"/>
    </style:style>
    <style:style style:name="Tabulka7.C5" style:family="table-cell">
      <style:table-cell-properties fo:padding="0.097cm" fo:border="none"/>
    </style:style>
    <style:style style:name="Tabulka7.B6" style:family="table-cell">
      <style:table-cell-properties fo:padding="0.097cm" fo:border="none"/>
    </style:style>
    <style:style style:name="Tabulka7.C6" style:family="table-cell">
      <style:table-cell-properties fo:padding="0.097cm" fo:border="none"/>
    </style:style>
    <style:style style:name="Tabulka8" style:family="table">
      <style:table-properties style:width="17.013cm" fo:margin-left="0cm" table:align="left"/>
    </style:style>
    <style:style style:name="Tabulka8.A" style:family="table-column">
      <style:table-column-properties style:column-width="7.805cm"/>
    </style:style>
    <style:style style:name="Tabulka8.B" style:family="table-column">
      <style:table-column-properties style:column-width="2.884cm"/>
    </style:style>
    <style:style style:name="Tabulka8.C" style:family="table-column">
      <style:table-column-properties style:column-width="6.324cm"/>
    </style:style>
    <style:style style:name="Tabulka8.A1" style:family="table-cell">
      <style:table-cell-properties fo:background-color="transparent" fo:padding="0.097cm" fo:border="none">
        <style:background-image/>
      </style:table-cell-properties>
    </style:style>
    <style:style style:name="Tabulka8.A2" style:family="table-cell">
      <style:table-cell-properties fo:background-color="#e8e8e8" fo:padding="0.097cm" fo:border="none">
        <style:background-image/>
      </style:table-cell-properties>
    </style:style>
    <style:style style:name="Tabulka8.B2" style:family="table-cell">
      <style:table-cell-properties fo:padding="0.097cm" fo:border="none"/>
    </style:style>
    <style:style style:name="Tabulka8.C2" style:family="table-cell">
      <style:table-cell-properties fo:padding="0.097cm" fo:border="none"/>
    </style:style>
    <style:style style:name="Tabulka8.B3" style:family="table-cell">
      <style:table-cell-properties fo:padding="0.097cm" fo:border="none"/>
    </style:style>
    <style:style style:name="Tabulka8.C3" style:family="table-cell">
      <style:table-cell-properties fo:padding="0.097cm" fo:border="none"/>
    </style:style>
    <style:style style:name="Tabulka8.B4" style:family="table-cell">
      <style:table-cell-properties fo:padding="0.097cm" fo:border="none"/>
    </style:style>
    <style:style style:name="Tabulka8.C4" style:family="table-cell">
      <style:table-cell-properties fo:padding="0.097cm" fo:border="none"/>
    </style:style>
    <style:style style:name="Tabulka8.B5" style:family="table-cell">
      <style:table-cell-properties fo:padding="0.097cm" fo:border="none"/>
    </style:style>
    <style:style style:name="Tabulka8.C5" style:family="table-cell">
      <style:table-cell-properties fo:padding="0.097cm" fo:border="none"/>
    </style:style>
    <style:style style:name="Tabulka8.B6" style:family="table-cell">
      <style:table-cell-properties fo:padding="0.097cm" fo:border="none"/>
    </style:style>
    <style:style style:name="Tabulka8.C6" style:family="table-cell">
      <style:table-cell-properties fo:padding="0.097cm" fo:border="none"/>
    </style:style>
    <style:style style:name="Tabulka8.B7" style:family="table-cell">
      <style:table-cell-properties fo:padding="0.097cm" fo:border="none"/>
    </style:style>
    <style:style style:name="Tabulka8.C7" style:family="table-cell">
      <style:table-cell-properties fo:padding="0.097cm" fo:border="none"/>
    </style:style>
    <style:style style:name="Tabulka8.B8" style:family="table-cell">
      <style:table-cell-properties fo:padding="0.097cm" fo:border="none"/>
    </style:style>
    <style:style style:name="Tabulka8.C8" style:family="table-cell">
      <style:table-cell-properties fo:padding="0.097cm" fo:border="none"/>
    </style:style>
    <style:style style:name="Tabulka8.B9" style:family="table-cell">
      <style:table-cell-properties fo:padding="0.097cm" fo:border="none"/>
    </style:style>
    <style:style style:name="Tabulka8.C9" style:family="table-cell">
      <style:table-cell-properties fo:padding="0.097cm" fo:border="none"/>
    </style:style>
    <style:style style:name="Tabulka8.B10" style:family="table-cell">
      <style:table-cell-properties fo:padding="0.097cm" fo:border="none"/>
    </style:style>
    <style:style style:name="Tabulka8.C10" style:family="table-cell">
      <style:table-cell-properties fo:padding="0.097cm" fo:border="none"/>
    </style:style>
    <style:style style:name="Tabulka8.B11" style:family="table-cell">
      <style:table-cell-properties fo:padding="0.097cm" fo:border="none"/>
    </style:style>
    <style:style style:name="Tabulka8.C11" style:family="table-cell">
      <style:table-cell-properties fo:padding="0.097cm" fo:border="none"/>
    </style:style>
    <style:style style:name="Tabulka8.B12" style:family="table-cell">
      <style:table-cell-properties fo:padding="0.097cm" fo:border="none"/>
    </style:style>
    <style:style style:name="Tabulka8.C12" style:family="table-cell">
      <style:table-cell-properties fo:padding="0.097cm" fo:border="none"/>
    </style:style>
    <style:style style:name="Tabulka8.B13" style:family="table-cell">
      <style:table-cell-properties fo:padding="0.097cm" fo:border="none"/>
    </style:style>
    <style:style style:name="Tabulka8.C13" style:family="table-cell">
      <style:table-cell-properties fo:padding="0.097cm" fo:border="none"/>
    </style:style>
    <style:style style:name="Tabulka8.B14" style:family="table-cell">
      <style:table-cell-properties fo:padding="0.097cm" fo:border="none"/>
    </style:style>
    <style:style style:name="Tabulka8.C14" style:family="table-cell">
      <style:table-cell-properties fo:padding="0.097cm" fo:border="none"/>
    </style:style>
    <style:style style:name="Tabulka8.B15" style:family="table-cell">
      <style:table-cell-properties fo:padding="0.097cm" fo:border="none"/>
    </style:style>
    <style:style style:name="Tabulka8.C15" style:family="table-cell">
      <style:table-cell-properties fo:padding="0.097cm" fo:border="none"/>
    </style:style>
    <style:style style:name="Tabulka9" style:family="table">
      <style:table-properties style:width="17.013cm" fo:margin-left="0cm" table:align="left"/>
    </style:style>
    <style:style style:name="Tabulka9.A" style:family="table-column">
      <style:table-column-properties style:column-width="7.805cm"/>
    </style:style>
    <style:style style:name="Tabulka9.B" style:family="table-column">
      <style:table-column-properties style:column-width="2.884cm"/>
    </style:style>
    <style:style style:name="Tabulka9.C" style:family="table-column">
      <style:table-column-properties style:column-width="6.324cm"/>
    </style:style>
    <style:style style:name="Tabulka9.A1" style:family="table-cell">
      <style:table-cell-properties fo:background-color="transparent" fo:padding="0.097cm" fo:border="none">
        <style:background-image/>
      </style:table-cell-properties>
    </style:style>
    <style:style style:name="Tabulka9.A2" style:family="table-cell">
      <style:table-cell-properties fo:background-color="#e8e8e8" fo:padding="0.097cm" fo:border="none">
        <style:background-image/>
      </style:table-cell-properties>
    </style:style>
    <style:style style:name="Tabulka9.B2" style:family="table-cell">
      <style:table-cell-properties fo:padding="0.097cm" fo:border="none"/>
    </style:style>
    <style:style style:name="Tabulka9.C2" style:family="table-cell">
      <style:table-cell-properties fo:padding="0.097cm" fo:border="none"/>
    </style:style>
    <style:style style:name="Tabulka9.B3" style:family="table-cell">
      <style:table-cell-properties fo:padding="0.097cm" fo:border="none"/>
    </style:style>
    <style:style style:name="Tabulka9.C3" style:family="table-cell">
      <style:table-cell-properties fo:padding="0.097cm" fo:border="none"/>
    </style:style>
    <style:style style:name="Tabulka9.B4" style:family="table-cell">
      <style:table-cell-properties fo:padding="0.097cm" fo:border="none"/>
    </style:style>
    <style:style style:name="Tabulka9.C4" style:family="table-cell">
      <style:table-cell-properties fo:padding="0.097cm" fo:border="none"/>
    </style:style>
    <style:style style:name="Tabulka9.B5" style:family="table-cell">
      <style:table-cell-properties fo:padding="0.097cm" fo:border="none"/>
    </style:style>
    <style:style style:name="Tabulka9.C5" style:family="table-cell">
      <style:table-cell-properties fo:padding="0.097cm" fo:border="none"/>
    </style:style>
    <style:style style:name="Tabulka10" style:family="table">
      <style:table-properties style:width="17.013cm" fo:margin-left="0cm" table:align="left"/>
    </style:style>
    <style:style style:name="Tabulka10.A" style:family="table-column">
      <style:table-column-properties style:column-width="7.805cm"/>
    </style:style>
    <style:style style:name="Tabulka10.B" style:family="table-column">
      <style:table-column-properties style:column-width="2.884cm"/>
    </style:style>
    <style:style style:name="Tabulka10.C" style:family="table-column">
      <style:table-column-properties style:column-width="6.324cm"/>
    </style:style>
    <style:style style:name="Tabulka10.A1" style:family="table-cell">
      <style:table-cell-properties fo:background-color="transparent" fo:padding="0.097cm" fo:border="none">
        <style:background-image/>
      </style:table-cell-properties>
    </style:style>
    <style:style style:name="Tabulka10.A2" style:family="table-cell">
      <style:table-cell-properties fo:background-color="#e8e8e8" fo:padding="0.097cm" fo:border="none">
        <style:background-image/>
      </style:table-cell-properties>
    </style:style>
    <style:style style:name="Tabulka10.B2" style:family="table-cell">
      <style:table-cell-properties fo:padding="0.097cm" fo:border="none"/>
    </style:style>
    <style:style style:name="Tabulka10.C2" style:family="table-cell">
      <style:table-cell-properties fo:padding="0.097cm" fo:border="none"/>
    </style:style>
    <style:style style:name="Tabulka10.B3" style:family="table-cell">
      <style:table-cell-properties fo:padding="0.097cm" fo:border="none"/>
    </style:style>
    <style:style style:name="Tabulka10.C3" style:family="table-cell">
      <style:table-cell-properties fo:padding="0.097cm" fo:border="none"/>
    </style:style>
    <style:style style:name="Tabulka10.B4" style:family="table-cell">
      <style:table-cell-properties fo:padding="0.097cm" fo:border="none"/>
    </style:style>
    <style:style style:name="Tabulka10.C4" style:family="table-cell">
      <style:table-cell-properties fo:padding="0.097cm" fo:border="none"/>
    </style:style>
    <style:style style:name="Tabulka10.B5" style:family="table-cell">
      <style:table-cell-properties fo:padding="0.097cm" fo:border="none"/>
    </style:style>
    <style:style style:name="Tabulka10.C5" style:family="table-cell">
      <style:table-cell-properties fo:padding="0.097cm" fo:border="none"/>
    </style:style>
    <style:style style:name="Tabulka10.B6" style:family="table-cell">
      <style:table-cell-properties fo:padding="0.097cm" fo:border="none"/>
    </style:style>
    <style:style style:name="Tabulka10.C6" style:family="table-cell">
      <style:table-cell-properties fo:padding="0.097cm" fo:border="none"/>
    </style:style>
    <style:style style:name="Tabulka10.B7" style:family="table-cell">
      <style:table-cell-properties fo:padding="0.097cm" fo:border="none"/>
    </style:style>
    <style:style style:name="Tabulka10.C7" style:family="table-cell">
      <style:table-cell-properties fo:padding="0.097cm" fo:border="none"/>
    </style:style>
    <style:style style:name="Tabulka11" style:family="table">
      <style:table-properties style:width="17.013cm" fo:margin-left="0cm" table:align="left"/>
    </style:style>
    <style:style style:name="Tabulka11.A" style:family="table-column">
      <style:table-column-properties style:column-width="7.805cm"/>
    </style:style>
    <style:style style:name="Tabulka11.B" style:family="table-column">
      <style:table-column-properties style:column-width="2.884cm"/>
    </style:style>
    <style:style style:name="Tabulka11.C" style:family="table-column">
      <style:table-column-properties style:column-width="6.324cm"/>
    </style:style>
    <style:style style:name="Tabulka11.A1" style:family="table-cell">
      <style:table-cell-properties fo:background-color="transparent" fo:padding="0.097cm" fo:border="none">
        <style:background-image/>
      </style:table-cell-properties>
    </style:style>
    <style:style style:name="Tabulka11.A2" style:family="table-cell">
      <style:table-cell-properties fo:background-color="#e8e8e8" fo:padding="0.097cm" fo:border="none">
        <style:background-image/>
      </style:table-cell-properties>
    </style:style>
    <style:style style:name="Tabulka11.B2" style:family="table-cell">
      <style:table-cell-properties fo:padding="0.097cm" fo:border="none"/>
    </style:style>
    <style:style style:name="Tabulka11.C2" style:family="table-cell">
      <style:table-cell-properties fo:padding="0.097cm" fo:border="none"/>
    </style:style>
    <style:style style:name="Tabulka11.B3" style:family="table-cell">
      <style:table-cell-properties fo:padding="0.097cm" fo:border="none"/>
    </style:style>
    <style:style style:name="Tabulka11.C3" style:family="table-cell">
      <style:table-cell-properties fo:padding="0.097cm" fo:border="none"/>
    </style:style>
    <style:style style:name="Tabulka11.B4" style:family="table-cell">
      <style:table-cell-properties fo:padding="0.097cm" fo:border="none"/>
    </style:style>
    <style:style style:name="Tabulka11.C4" style:family="table-cell">
      <style:table-cell-properties fo:padding="0.097cm" fo:border="none"/>
    </style:style>
    <style:style style:name="Tabulka11.B5" style:family="table-cell">
      <style:table-cell-properties fo:padding="0.097cm" fo:border="none"/>
    </style:style>
    <style:style style:name="Tabulka11.C5" style:family="table-cell">
      <style:table-cell-properties fo:padding="0.097cm" fo:border="none"/>
    </style:style>
    <style:style style:name="Tabulka12" style:family="table">
      <style:table-properties style:width="17.013cm" fo:margin-left="0cm" table:align="left"/>
    </style:style>
    <style:style style:name="Tabulka12.A" style:family="table-column">
      <style:table-column-properties style:column-width="7.805cm"/>
    </style:style>
    <style:style style:name="Tabulka12.B" style:family="table-column">
      <style:table-column-properties style:column-width="2.884cm"/>
    </style:style>
    <style:style style:name="Tabulka12.C" style:family="table-column">
      <style:table-column-properties style:column-width="6.324cm"/>
    </style:style>
    <style:style style:name="Tabulka12.A1" style:family="table-cell">
      <style:table-cell-properties fo:background-color="transparent" fo:padding="0.097cm" fo:border="none">
        <style:background-image/>
      </style:table-cell-properties>
    </style:style>
    <style:style style:name="Tabulka12.A2" style:family="table-cell">
      <style:table-cell-properties fo:background-color="#e8e8e8" fo:padding="0.097cm" fo:border="none">
        <style:background-image/>
      </style:table-cell-properties>
    </style:style>
    <style:style style:name="Tabulka12.B2" style:family="table-cell">
      <style:table-cell-properties fo:padding="0.097cm" fo:border="none"/>
    </style:style>
    <style:style style:name="Tabulka12.C2" style:family="table-cell">
      <style:table-cell-properties fo:padding="0.097cm" fo:border="none"/>
    </style:style>
    <style:style style:name="Tabulka12.B3" style:family="table-cell">
      <style:table-cell-properties fo:padding="0.097cm" fo:border="none"/>
    </style:style>
    <style:style style:name="Tabulka12.C3" style:family="table-cell">
      <style:table-cell-properties fo:padding="0.097cm" fo:border="none"/>
    </style:style>
    <style:style style:name="Tabulka12.B4" style:family="table-cell">
      <style:table-cell-properties fo:padding="0.097cm" fo:border="none"/>
    </style:style>
    <style:style style:name="Tabulka12.C4" style:family="table-cell">
      <style:table-cell-properties fo:padding="0.097cm" fo:border="none"/>
    </style:style>
    <style:style style:name="Tabulka12.B5" style:family="table-cell">
      <style:table-cell-properties fo:padding="0.097cm" fo:border="none"/>
    </style:style>
    <style:style style:name="Tabulka12.C5" style:family="table-cell">
      <style:table-cell-properties fo:padding="0.097cm" fo:border="none"/>
    </style:style>
    <style:style style:name="Tabulka12.B6" style:family="table-cell">
      <style:table-cell-properties fo:padding="0.097cm" fo:border="none"/>
    </style:style>
    <style:style style:name="Tabulka12.C6" style:family="table-cell">
      <style:table-cell-properties fo:padding="0.097cm" fo:border="none"/>
    </style:style>
    <style:style style:name="Tabulka13" style:family="table">
      <style:table-properties style:width="17.013cm" fo:margin-left="0cm" table:align="left"/>
    </style:style>
    <style:style style:name="Tabulka13.A" style:family="table-column">
      <style:table-column-properties style:column-width="7.805cm"/>
    </style:style>
    <style:style style:name="Tabulka13.B" style:family="table-column">
      <style:table-column-properties style:column-width="2.884cm"/>
    </style:style>
    <style:style style:name="Tabulka13.C" style:family="table-column">
      <style:table-column-properties style:column-width="6.324cm"/>
    </style:style>
    <style:style style:name="Tabulka13.A1" style:family="table-cell">
      <style:table-cell-properties fo:background-color="transparent" fo:padding="0.097cm" fo:border="none">
        <style:background-image/>
      </style:table-cell-properties>
    </style:style>
    <style:style style:name="Tabulka13.A2" style:family="table-cell">
      <style:table-cell-properties fo:background-color="#e8e8e8" fo:padding="0.097cm" fo:border="none">
        <style:background-image/>
      </style:table-cell-properties>
    </style:style>
    <style:style style:name="Tabulka13.B2" style:family="table-cell">
      <style:table-cell-properties fo:padding="0.097cm" fo:border="none"/>
    </style:style>
    <style:style style:name="Tabulka13.C2" style:family="table-cell">
      <style:table-cell-properties fo:padding="0.097cm" fo:border="none"/>
    </style:style>
    <style:style style:name="Tabulka13.B3" style:family="table-cell">
      <style:table-cell-properties fo:padding="0.097cm" fo:border="none"/>
    </style:style>
    <style:style style:name="Tabulka13.C3" style:family="table-cell">
      <style:table-cell-properties fo:padding="0.097cm" fo:border="none"/>
    </style:style>
    <style:style style:name="Tabulka13.B4" style:family="table-cell">
      <style:table-cell-properties fo:padding="0.097cm" fo:border="none"/>
    </style:style>
    <style:style style:name="Tabulka13.C4" style:family="table-cell">
      <style:table-cell-properties fo:padding="0.097cm" fo:border="none"/>
    </style:style>
    <style:style style:name="Tabulka13.B5" style:family="table-cell">
      <style:table-cell-properties fo:padding="0.097cm" fo:border="none"/>
    </style:style>
    <style:style style:name="Tabulka13.C5" style:family="table-cell">
      <style:table-cell-properties fo:padding="0.097cm" fo:border="none"/>
    </style:style>
    <style:style style:name="Tabulka13.B6" style:family="table-cell">
      <style:table-cell-properties fo:padding="0.097cm" fo:border="none"/>
    </style:style>
    <style:style style:name="Tabulka13.C6" style:family="table-cell">
      <style:table-cell-properties fo:padding="0.097cm" fo:border="none"/>
    </style:style>
    <style:style style:name="Tabulka14" style:family="table">
      <style:table-properties style:width="17.013cm" fo:margin-left="0cm" table:align="left"/>
    </style:style>
    <style:style style:name="Tabulka14.A" style:family="table-column">
      <style:table-column-properties style:column-width="6.403cm"/>
    </style:style>
    <style:style style:name="Tabulka14.B" style:family="table-column">
      <style:table-column-properties style:column-width="4.895cm"/>
    </style:style>
    <style:style style:name="Tabulka14.C" style:family="table-column">
      <style:table-column-properties style:column-width="5.715cm"/>
    </style:style>
    <style:style style:name="Tabulka14.A1" style:family="table-cell">
      <style:table-cell-properties fo:background-color="transparent" fo:padding="0.097cm" fo:border="none">
        <style:background-image/>
      </style:table-cell-properties>
    </style:style>
    <style:style style:name="Tabulka14.A2" style:family="table-cell">
      <style:table-cell-properties fo:background-color="#e8e8e8" fo:padding="0.097cm" fo:border="none">
        <style:background-image/>
      </style:table-cell-properties>
    </style:style>
    <style:style style:name="Tabulka14.B2" style:family="table-cell">
      <style:table-cell-properties fo:padding="0.097cm" fo:border="none"/>
    </style:style>
    <style:style style:name="Tabulka14.C2" style:family="table-cell">
      <style:table-cell-properties fo:padding="0.097cm" fo:border="none"/>
    </style:style>
    <style:style style:name="Tabulka14.B3" style:family="table-cell">
      <style:table-cell-properties fo:padding="0.097cm" fo:border="none"/>
    </style:style>
    <style:style style:name="Tabulka14.C3" style:family="table-cell">
      <style:table-cell-properties fo:padding="0.097cm" fo:border="none"/>
    </style:style>
    <style:style style:name="Tabulka14.B4" style:family="table-cell">
      <style:table-cell-properties fo:padding="0.097cm" fo:border="none"/>
    </style:style>
    <style:style style:name="Tabulka14.C4" style:family="table-cell">
      <style:table-cell-properties fo:padding="0.097cm" fo:border="none"/>
    </style:style>
    <style:style style:name="Tabulka14.B5" style:family="table-cell">
      <style:table-cell-properties fo:padding="0.097cm" fo:border="none"/>
    </style:style>
    <style:style style:name="Tabulka14.C5" style:family="table-cell">
      <style:table-cell-properties fo:padding="0.097cm" fo:border="none"/>
    </style:style>
    <style:style style:name="Tabulka14.B6" style:family="table-cell">
      <style:table-cell-properties fo:padding="0.097cm" fo:border="none"/>
    </style:style>
    <style:style style:name="Tabulka14.C6" style:family="table-cell">
      <style:table-cell-properties fo:padding="0.097cm" fo:border="none"/>
    </style:style>
    <style:style style:name="Tabulka15" style:family="table">
      <style:table-properties style:width="17.013cm" fo:margin-left="0cm" table:align="left"/>
    </style:style>
    <style:style style:name="Tabulka15.A" style:family="table-column">
      <style:table-column-properties style:column-width="6.403cm"/>
    </style:style>
    <style:style style:name="Tabulka15.B" style:family="table-column">
      <style:table-column-properties style:column-width="4.895cm"/>
    </style:style>
    <style:style style:name="Tabulka15.C" style:family="table-column">
      <style:table-column-properties style:column-width="5.715cm"/>
    </style:style>
    <style:style style:name="Tabulka15.A1" style:family="table-cell">
      <style:table-cell-properties fo:background-color="transparent" fo:padding="0.097cm" fo:border="none">
        <style:background-image/>
      </style:table-cell-properties>
    </style:style>
    <style:style style:name="Tabulka15.A2" style:family="table-cell">
      <style:table-cell-properties fo:background-color="#e8e8e8" fo:padding="0.097cm" fo:border="none">
        <style:background-image/>
      </style:table-cell-properties>
    </style:style>
    <style:style style:name="Tabulka15.B2" style:family="table-cell">
      <style:table-cell-properties fo:padding="0.097cm" fo:border="none"/>
    </style:style>
    <style:style style:name="Tabulka15.C2" style:family="table-cell">
      <style:table-cell-properties fo:padding="0.097cm" fo:border="none"/>
    </style:style>
    <style:style style:name="Tabulka15.B3" style:family="table-cell">
      <style:table-cell-properties fo:padding="0.097cm" fo:border="none"/>
    </style:style>
    <style:style style:name="Tabulka15.C3" style:family="table-cell">
      <style:table-cell-properties fo:padding="0.097cm" fo:border="none"/>
    </style:style>
    <style:style style:name="Tabulka15.B4" style:family="table-cell">
      <style:table-cell-properties fo:padding="0.097cm" fo:border="none"/>
    </style:style>
    <style:style style:name="Tabulka15.C4" style:family="table-cell">
      <style:table-cell-properties fo:padding="0.097cm" fo:border="none"/>
    </style:style>
    <style:style style:name="Tabulka15.B5" style:family="table-cell">
      <style:table-cell-properties fo:padding="0.097cm" fo:border="none"/>
    </style:style>
    <style:style style:name="Tabulka15.C5" style:family="table-cell">
      <style:table-cell-properties fo:padding="0.097cm" fo:border="none"/>
    </style:style>
    <style:style style:name="Tabulka16" style:family="table">
      <style:table-properties style:width="17.013cm" fo:margin-left="0cm" table:align="left"/>
    </style:style>
    <style:style style:name="Tabulka16.A" style:family="table-column">
      <style:table-column-properties style:column-width="6.403cm"/>
    </style:style>
    <style:style style:name="Tabulka16.B" style:family="table-column">
      <style:table-column-properties style:column-width="4.895cm"/>
    </style:style>
    <style:style style:name="Tabulka16.C" style:family="table-column">
      <style:table-column-properties style:column-width="5.715cm"/>
    </style:style>
    <style:style style:name="Tabulka16.A1" style:family="table-cell">
      <style:table-cell-properties fo:background-color="transparent" fo:padding="0.097cm" fo:border="none">
        <style:background-image/>
      </style:table-cell-properties>
    </style:style>
    <style:style style:name="Tabulka16.A2" style:family="table-cell">
      <style:table-cell-properties fo:background-color="#e8e8e8" fo:padding="0.097cm" fo:border="none">
        <style:background-image/>
      </style:table-cell-properties>
    </style:style>
    <style:style style:name="Tabulka16.B2" style:family="table-cell">
      <style:table-cell-properties fo:padding="0.097cm" fo:border="none"/>
    </style:style>
    <style:style style:name="Tabulka16.C2" style:family="table-cell">
      <style:table-cell-properties fo:padding="0.097cm" fo:border="none"/>
    </style:style>
    <style:style style:name="Tabulka16.B3" style:family="table-cell">
      <style:table-cell-properties fo:padding="0.097cm" fo:border="none"/>
    </style:style>
    <style:style style:name="Tabulka16.C3" style:family="table-cell">
      <style:table-cell-properties fo:padding="0.097cm" fo:border="none"/>
    </style:style>
    <style:style style:name="Tabulka16.B4" style:family="table-cell">
      <style:table-cell-properties fo:padding="0.097cm" fo:border="none"/>
    </style:style>
    <style:style style:name="Tabulka16.C4" style:family="table-cell">
      <style:table-cell-properties fo:padding="0.097cm" fo:border="none"/>
    </style:style>
    <style:style style:name="Tabulka16.B5" style:family="table-cell">
      <style:table-cell-properties fo:padding="0.097cm" fo:border="none"/>
    </style:style>
    <style:style style:name="Tabulka16.C5" style:family="table-cell">
      <style:table-cell-properties fo:padding="0.097cm" fo:border="none"/>
    </style:style>
    <style:style style:name="Tabulka17" style:family="table">
      <style:table-properties style:width="17.013cm" fo:margin-left="0cm" table:align="left"/>
    </style:style>
    <style:style style:name="Tabulka17.A" style:family="table-column">
      <style:table-column-properties style:column-width="6.403cm"/>
    </style:style>
    <style:style style:name="Tabulka17.B" style:family="table-column">
      <style:table-column-properties style:column-width="4.895cm"/>
    </style:style>
    <style:style style:name="Tabulka17.C" style:family="table-column">
      <style:table-column-properties style:column-width="5.715cm"/>
    </style:style>
    <style:style style:name="Tabulka17.A1" style:family="table-cell">
      <style:table-cell-properties fo:background-color="transparent" fo:padding="0.097cm" fo:border="none">
        <style:background-image/>
      </style:table-cell-properties>
    </style:style>
    <style:style style:name="Tabulka17.A2" style:family="table-cell">
      <style:table-cell-properties fo:background-color="#e8e8e8" fo:padding="0.097cm" fo:border="none">
        <style:background-image/>
      </style:table-cell-properties>
    </style:style>
    <style:style style:name="Tabulka17.B2" style:family="table-cell">
      <style:table-cell-properties fo:padding="0.097cm" fo:border="none"/>
    </style:style>
    <style:style style:name="Tabulka17.C2" style:family="table-cell">
      <style:table-cell-properties fo:padding="0.097cm" fo:border="none"/>
    </style:style>
    <style:style style:name="Tabulka17.B3" style:family="table-cell">
      <style:table-cell-properties fo:padding="0.097cm" fo:border="none"/>
    </style:style>
    <style:style style:name="Tabulka17.C3" style:family="table-cell">
      <style:table-cell-properties fo:padding="0.097cm" fo:border="none"/>
    </style:style>
    <style:style style:name="Tabulka17.B4" style:family="table-cell">
      <style:table-cell-properties fo:padding="0.097cm" fo:border="none"/>
    </style:style>
    <style:style style:name="Tabulka17.C4" style:family="table-cell">
      <style:table-cell-properties fo:padding="0.097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1">
      <style:text-properties officeooo:rsid="000eb617" officeooo:paragraph-rsid="000eb617"/>
    </style:style>
    <style:style style:name="P7" style:family="paragraph" style:parent-style-name="Heading_20_1">
      <style:text-properties officeooo:paragraph-rsid="0010d475"/>
    </style:style>
    <style:style style:name="P8" style:family="paragraph" style:parent-style-name="Heading_20_1">
      <style:text-properties officeooo:rsid="00127d57" officeooo:paragraph-rsid="00127d57"/>
    </style:style>
    <style:style style:name="P9" style:family="paragraph" style:parent-style-name="Heading_20_2">
      <style:text-properties officeooo:paragraph-rsid="000eb617"/>
    </style:style>
    <style:style style:name="P10" style:family="paragraph" style:parent-style-name="Heading_20_2">
      <style:text-properties officeooo:rsid="00127d57" officeooo:paragraph-rsid="00127d57"/>
    </style:style>
    <style:style style:name="P11" style:family="paragraph" style:parent-style-name="Heading_20_2">
      <style:text-properties officeooo:paragraph-rsid="00167ba8"/>
    </style:style>
    <style:style style:name="P12" style:family="paragraph" style:parent-style-name="Heading_20_2">
      <style:text-properties officeooo:rsid="0020fac7" officeooo:paragraph-rsid="0020fac7"/>
    </style:style>
    <style:style style:name="P13" style:family="paragraph" style:parent-style-name="Heading_20_2">
      <style:text-properties officeooo:paragraph-rsid="002df2eb"/>
    </style:style>
    <style:style style:name="P14" style:family="paragraph" style:parent-style-name="Heading_20_2">
      <style:text-properties fo:color="#666666" loext:opacity="100%" officeooo:paragraph-rsid="002faf93"/>
    </style:style>
    <style:style style:name="P15" style:family="paragraph" style:parent-style-name="Heading_20_2">
      <style:text-properties officeooo:rsid="00312143" officeooo:paragraph-rsid="00312143"/>
    </style:style>
    <style:style style:name="P16" style:family="paragraph" style:parent-style-name="Heading_20_3">
      <style:text-properties officeooo:paragraph-rsid="0010d475"/>
    </style:style>
    <style:style style:name="P17" style:family="paragraph" style:parent-style-name="Heading_20_3">
      <style:text-properties officeooo:rsid="00127d57" officeooo:paragraph-rsid="00127d57"/>
    </style:style>
    <style:style style:name="P18" style:family="paragraph" style:parent-style-name="Heading_20_3">
      <style:text-properties officeooo:rsid="00127d57" officeooo:paragraph-rsid="00167ba8"/>
    </style:style>
    <style:style style:name="P19" style:family="paragraph" style:parent-style-name="Heading_20_3">
      <style:text-properties officeooo:paragraph-rsid="00167ba8"/>
    </style:style>
    <style:style style:name="P20" style:family="paragraph" style:parent-style-name="Heading_20_3">
      <style:text-properties officeooo:paragraph-rsid="0020fac7"/>
    </style:style>
    <style:style style:name="P21" style:family="paragraph" style:parent-style-name="Heading_20_4">
      <style:text-properties officeooo:rsid="002900be" officeooo:paragraph-rsid="002900be"/>
    </style:style>
    <style:style style:name="P22" style:family="paragraph" style:parent-style-name="Heading_20_4">
      <style:text-properties officeooo:paragraph-rsid="002aad6d"/>
    </style:style>
    <style:style style:name="P23" style:family="paragraph" style:parent-style-name="Heading_20_4">
      <style:text-properties officeooo:paragraph-rsid="002df2eb"/>
    </style:style>
    <style:style style:name="P24" style:family="paragraph" style:parent-style-name="Heading_20_4">
      <style:text-properties fo:color="#666666" loext:opacity="100%" officeooo:paragraph-rsid="002aad6d"/>
    </style:style>
    <style:style style:name="P25" style:family="paragraph" style:parent-style-name="Heading_20_4">
      <style:text-properties fo:color="#666666" loext:opacity="100%" officeooo:paragraph-rsid="002df2eb"/>
    </style:style>
    <style:style style:name="P26" style:family="paragraph" style:parent-style-name="Heading_20_4">
      <style:text-properties officeooo:paragraph-rsid="002faf93"/>
    </style:style>
    <style:style style:name="P27" style:family="paragraph" style:parent-style-name="Standard">
      <style:text-properties officeooo:rsid="000eb617" officeooo:paragraph-rsid="000eb617"/>
    </style:style>
    <style:style style:name="P28" style:family="paragraph" style:parent-style-name="Standard">
      <style:text-properties officeooo:rsid="000eb617" officeooo:paragraph-rsid="0010d475"/>
    </style:style>
    <style:style style:name="P29" style:family="paragraph" style:parent-style-name="Standard">
      <style:text-properties style:font-name="Liberation Mono"/>
    </style:style>
    <style:style style:name="P30" style:family="paragraph" style:parent-style-name="Standard" style:list-style-name="L15">
      <style:text-properties style:font-name="Liberation Mono" officeooo:rsid="0016cad3" officeooo:paragraph-rsid="00181b40"/>
    </style:style>
    <style:style style:name="P31" style:family="paragraph" style:parent-style-name="Standard" style:list-style-name="L15">
      <style:text-properties style:font-name="Liberation Mono" officeooo:rsid="0016cad3" officeooo:paragraph-rsid="001ae33a"/>
    </style:style>
    <style:style style:name="P32" style:family="paragraph" style:parent-style-name="Standard" style:list-style-name="L15">
      <style:text-properties style:font-name="Liberation Mono" officeooo:rsid="0016cad3" officeooo:paragraph-rsid="001af070"/>
    </style:style>
    <style:style style:name="P33" style:family="paragraph" style:parent-style-name="Standard">
      <style:text-properties style:font-name="Liberation Mono" officeooo:paragraph-rsid="00181b40"/>
    </style:style>
    <style:style style:name="P34" style:family="paragraph" style:parent-style-name="Standard">
      <style:text-properties style:font-name="Liberation Mono" officeooo:rsid="00181b40" officeooo:paragraph-rsid="00181b40"/>
    </style:style>
    <style:style style:name="P35" style:family="paragraph" style:parent-style-name="Standard">
      <style:text-properties style:font-name="Liberation Mono" officeooo:paragraph-rsid="001ae33a"/>
    </style:style>
    <style:style style:name="P36" style:family="paragraph" style:parent-style-name="Standard">
      <style:text-properties style:font-name="Liberation Mono" officeooo:paragraph-rsid="001fab7c"/>
    </style:style>
    <style:style style:name="P37" style:family="paragraph" style:parent-style-name="Standard">
      <style:text-properties style:font-name="Liberation Mono" officeooo:rsid="001fab7c" officeooo:paragraph-rsid="001fab7c"/>
    </style:style>
    <style:style style:name="P38" style:family="paragraph" style:parent-style-name="Standard" style:list-style-name="L22">
      <style:text-properties style:font-name="Liberation Mono" officeooo:rsid="001fab7c" officeooo:paragraph-rsid="001fab7c"/>
    </style:style>
    <style:style style:name="P39" style:family="paragraph" style:parent-style-name="Standard">
      <style:text-properties style:font-name="Liberation Mono" officeooo:rsid="001fab7c" officeooo:paragraph-rsid="0020fac7"/>
    </style:style>
    <style:style style:name="P40" style:family="paragraph" style:parent-style-name="Standard">
      <style:text-properties style:font-name="Liberation Mono" officeooo:paragraph-rsid="0020fac7"/>
    </style:style>
    <style:style style:name="P41" style:family="paragraph" style:parent-style-name="Standard" style:list-style-name="L23">
      <style:text-properties style:font-name="Liberation Mono" officeooo:rsid="0020fac7" officeooo:paragraph-rsid="0020fac7"/>
    </style:style>
    <style:style style:name="P42" style:family="paragraph" style:parent-style-name="Standard" style:list-style-name="L23">
      <style:text-properties style:font-name="Liberation Mono" officeooo:rsid="0020fac7" officeooo:paragraph-rsid="00227ac1"/>
    </style:style>
    <style:style style:name="P43" style:family="paragraph" style:parent-style-name="Standard">
      <style:text-properties officeooo:paragraph-rsid="00181b40"/>
    </style:style>
    <style:style style:name="P44" style:family="paragraph" style:parent-style-name="Standard">
      <style:text-properties officeooo:paragraph-rsid="001ae33a"/>
    </style:style>
    <style:style style:name="P45" style:family="paragraph" style:parent-style-name="Standard">
      <style:text-properties officeooo:rsid="002faf93" officeooo:paragraph-rsid="002faf93"/>
    </style:style>
    <style:style style:name="P46" style:family="paragraph" style:parent-style-name="Table_20_Contents">
      <style:text-properties style:font-name="Liberation Mono" officeooo:rsid="002900be" officeooo:paragraph-rsid="002900be"/>
    </style:style>
    <style:style style:name="P47" style:family="paragraph" style:parent-style-name="Table_20_Contents">
      <style:text-properties style:font-name="Liberation Mono" officeooo:rsid="002900be" officeooo:paragraph-rsid="002aad6d"/>
    </style:style>
    <style:style style:name="P48" style:family="paragraph" style:parent-style-name="Table_20_Contents">
      <style:text-properties style:font-name="Liberation Mono" officeooo:rsid="002900be" officeooo:paragraph-rsid="002df2eb"/>
    </style:style>
    <style:style style:name="P49" style:family="paragraph" style:parent-style-name="Table_20_Contents">
      <style:text-properties style:font-name="Liberation Mono" officeooo:rsid="002aad6d" officeooo:paragraph-rsid="002aad6d"/>
    </style:style>
    <style:style style:name="P50" style:family="paragraph" style:parent-style-name="Table_20_Contents">
      <style:text-properties style:font-name="Liberation Mono" officeooo:rsid="002aad6d" officeooo:paragraph-rsid="002c1861"/>
    </style:style>
    <style:style style:name="P51" style:family="paragraph" style:parent-style-name="Table_20_Contents">
      <style:text-properties style:font-name="Liberation Mono" officeooo:rsid="002aad6d" officeooo:paragraph-rsid="002df2eb"/>
    </style:style>
    <style:style style:name="P52" style:family="paragraph" style:parent-style-name="Table_20_Contents">
      <style:text-properties style:font-name="Liberation Mono" officeooo:rsid="002c1861" officeooo:paragraph-rsid="002c1861"/>
    </style:style>
    <style:style style:name="P53" style:family="paragraph" style:parent-style-name="Table_20_Contents">
      <style:text-properties style:font-name="Liberation Mono" officeooo:rsid="002df2eb" officeooo:paragraph-rsid="002df2eb"/>
    </style:style>
    <style:style style:name="P54" style:family="paragraph" style:parent-style-name="Table_20_Contents">
      <style:text-properties style:font-name="Liberation Serif" officeooo:rsid="002900be" officeooo:paragraph-rsid="002900be"/>
    </style:style>
    <style:style style:name="P55" style:family="paragraph" style:parent-style-name="Table_20_Contents">
      <style:text-properties style:font-name="Liberation Serif" officeooo:rsid="002900be" officeooo:paragraph-rsid="002aad6d"/>
    </style:style>
    <style:style style:name="P56" style:family="paragraph" style:parent-style-name="Table_20_Contents">
      <style:text-properties style:font-name="Liberation Serif" officeooo:rsid="002900be" officeooo:paragraph-rsid="002df2eb"/>
    </style:style>
    <style:style style:name="P57" style:family="paragraph" style:parent-style-name="Table_20_Contents">
      <style:text-properties style:font-name="Liberation Serif" officeooo:rsid="002aad6d" officeooo:paragraph-rsid="002aad6d"/>
    </style:style>
    <style:style style:name="P58" style:family="paragraph" style:parent-style-name="Table_20_Contents">
      <style:text-properties style:font-name="Liberation Serif" officeooo:rsid="002aad6d" officeooo:paragraph-rsid="002c1861"/>
    </style:style>
    <style:style style:name="P59" style:family="paragraph" style:parent-style-name="Table_20_Contents">
      <style:text-properties style:font-name="Liberation Serif" officeooo:rsid="002aad6d" officeooo:paragraph-rsid="002df2eb"/>
    </style:style>
    <style:style style:name="P60" style:family="paragraph" style:parent-style-name="Table_20_Contents">
      <style:text-properties style:font-name="Liberation Serif" fo:font-weight="bold" officeooo:rsid="002aad6d" officeooo:paragraph-rsid="002aad6d" style:font-weight-asian="bold" style:font-weight-complex="bold"/>
    </style:style>
    <style:style style:name="P61" style:family="paragraph" style:parent-style-name="Table_20_Contents">
      <style:text-properties style:font-name="Liberation Serif" fo:font-weight="bold" officeooo:rsid="002aad6d" officeooo:paragraph-rsid="002df2eb" style:font-weight-asian="bold" style:font-weight-complex="bold"/>
    </style:style>
    <style:style style:name="P62" style:family="paragraph" style:parent-style-name="Table_20_Contents">
      <style:text-properties style:font-name="Liberation Serif" officeooo:rsid="002c1861" officeooo:paragraph-rsid="002c1861"/>
    </style:style>
    <style:style style:name="P63" style:family="paragraph" style:parent-style-name="Table_20_Contents">
      <style:text-properties style:font-name="Liberation Serif" officeooo:rsid="002df2eb" officeooo:paragraph-rsid="002df2eb"/>
    </style:style>
    <style:style style:name="P64" style:family="paragraph" style:parent-style-name="Table_20_Contents">
      <style:text-properties style:use-window-font-color="true" loext:opacity="0%" style:font-name="Liberation Serif" officeooo:rsid="002df2eb" officeooo:paragraph-rsid="002df2eb"/>
    </style:style>
    <style:style style:name="P65" style:family="paragraph" style:parent-style-name="Table_20_Contents">
      <style:text-properties style:use-window-font-color="true" loext:opacity="0%" style:font-name="Liberation Serif" officeooo:rsid="002900be" officeooo:paragraph-rsid="002faf93"/>
    </style:style>
    <style:style style:name="P66" style:family="paragraph" style:parent-style-name="Table_20_Contents">
      <style:text-properties style:use-window-font-color="true" loext:opacity="0%" style:font-name="Liberation Serif" officeooo:rsid="002faf93" officeooo:paragraph-rsid="002faf93"/>
    </style:style>
    <style:style style:name="P67" style:family="paragraph" style:parent-style-name="Table_20_Contents">
      <style:text-properties style:use-window-font-color="true" loext:opacity="0%" style:font-name="Liberation Serif" fo:font-weight="bold" officeooo:rsid="002aad6d" officeooo:paragraph-rsid="002faf93" style:font-weight-asian="bold" style:font-weight-complex="bold"/>
    </style:style>
    <style:style style:name="P68" style:family="paragraph" style:parent-style-name="Table_20_Contents">
      <style:text-properties style:use-window-font-color="true" loext:opacity="0%" style:font-name="Liberation Mono" officeooo:rsid="002900be" officeooo:paragraph-rsid="002faf93"/>
    </style:style>
    <style:style style:name="P69" style:family="paragraph" style:parent-style-name="Table_20_Contents">
      <style:text-properties style:use-window-font-color="true" loext:opacity="0%" style:font-name="Liberation Mono" officeooo:rsid="002faf93" officeooo:paragraph-rsid="002faf93"/>
    </style:style>
    <style:style style:name="P70" style:family="paragraph" style:parent-style-name="Table_20_Contents">
      <style:text-properties fo:color="#666666" loext:opacity="100%" style:font-name="Liberation Serif" fo:font-weight="bold" officeooo:rsid="002aad6d" officeooo:paragraph-rsid="002df2eb" style:font-weight-asian="bold" style:font-weight-complex="bold"/>
    </style:style>
    <style:style style:name="P71" style:family="paragraph" style:parent-style-name="Table_20_Contents">
      <style:text-properties fo:color="#666666" loext:opacity="100%" style:font-name="Liberation Serif" officeooo:rsid="002900be" officeooo:paragraph-rsid="002df2eb"/>
    </style:style>
    <style:style style:name="P72" style:family="paragraph" style:parent-style-name="Table_20_Contents">
      <style:text-properties fo:color="#666666" loext:opacity="100%" style:font-name="Liberation Serif" officeooo:rsid="002df2eb" officeooo:paragraph-rsid="002df2eb"/>
    </style:style>
    <style:style style:name="P73" style:family="paragraph" style:parent-style-name="Table_20_Contents">
      <style:text-properties fo:color="#666666" loext:opacity="100%" style:font-name="Liberation Mono" officeooo:rsid="002900be" officeooo:paragraph-rsid="002df2eb"/>
    </style:style>
    <style:style style:name="P74" style:family="paragraph" style:parent-style-name="Table_20_Contents">
      <style:text-properties fo:color="#666666" loext:opacity="100%" style:font-name="Liberation Mono" officeooo:rsid="002df2eb" officeooo:paragraph-rsid="002df2eb"/>
    </style:style>
    <style:style style:name="P75" style:family="paragraph" style:parent-style-name="Table_20_Contents">
      <style:text-properties fo:color="#666666" loext:opacity="100%" style:font-name="Liberation Mono" officeooo:rsid="002aad6d" officeooo:paragraph-rsid="002df2eb"/>
    </style:style>
    <style:style style:name="P76" style:family="paragraph" style:parent-style-name="Text_20_body">
      <style:text-properties officeooo:rsid="0010d475" officeooo:paragraph-rsid="0010d475"/>
    </style:style>
    <style:style style:name="P77" style:family="paragraph" style:parent-style-name="Text_20_body">
      <style:text-properties officeooo:rsid="00127d57" officeooo:paragraph-rsid="00127d57"/>
    </style:style>
    <style:style style:name="P78" style:family="paragraph" style:parent-style-name="Text_20_body" style:list-style-name="L13">
      <style:text-properties officeooo:rsid="001338dd" officeooo:paragraph-rsid="001338dd"/>
    </style:style>
    <style:style style:name="P79" style:family="paragraph" style:parent-style-name="Text_20_body" style:list-style-name="L13">
      <style:text-properties officeooo:rsid="001338dd" officeooo:paragraph-rsid="0016cad3"/>
    </style:style>
    <style:style style:name="P80" style:family="paragraph" style:parent-style-name="Text_20_body" style:list-style-name="L13">
      <style:text-properties officeooo:rsid="00141d59" officeooo:paragraph-rsid="0016cad3"/>
    </style:style>
    <style:style style:name="P81" style:family="paragraph" style:parent-style-name="Text_20_body" style:list-style-name="L13">
      <style:text-properties officeooo:rsid="00154a48" officeooo:paragraph-rsid="00154a48"/>
    </style:style>
    <style:style style:name="P82" style:family="paragraph" style:parent-style-name="Text_20_body">
      <style:text-properties officeooo:rsid="00167ba8" officeooo:paragraph-rsid="00167ba8"/>
    </style:style>
    <style:style style:name="P83" style:family="paragraph" style:parent-style-name="Text_20_body" style:list-style-name="L7">
      <style:text-properties officeooo:rsid="00167ba8" officeooo:paragraph-rsid="00167ba8"/>
    </style:style>
    <style:style style:name="P84" style:family="paragraph" style:parent-style-name="Text_20_body" style:list-style-name="L8">
      <style:text-properties officeooo:rsid="00167ba8" officeooo:paragraph-rsid="00167ba8"/>
    </style:style>
    <style:style style:name="P85" style:family="paragraph" style:parent-style-name="Text_20_body" style:list-style-name="L10">
      <style:text-properties officeooo:rsid="00167ba8" officeooo:paragraph-rsid="00167ba8"/>
    </style:style>
    <style:style style:name="P86" style:family="paragraph" style:parent-style-name="Text_20_body" style:list-style-name="L10">
      <style:text-properties officeooo:paragraph-rsid="00167ba8"/>
    </style:style>
    <style:style style:name="P87" style:family="paragraph" style:parent-style-name="Text_20_body">
      <style:text-properties officeooo:rsid="0016cad3" officeooo:paragraph-rsid="0016cad3"/>
    </style:style>
    <style:style style:name="P88" style:family="paragraph" style:parent-style-name="Text_20_body" style:list-style-name="L11">
      <style:text-properties officeooo:rsid="0016cad3" officeooo:paragraph-rsid="0016cad3"/>
    </style:style>
    <style:style style:name="P89" style:family="paragraph" style:parent-style-name="Text_20_body" style:list-style-name="L13">
      <style:text-properties officeooo:rsid="0016cad3" officeooo:paragraph-rsid="0016cad3"/>
    </style:style>
    <style:style style:name="P90" style:family="paragraph" style:parent-style-name="Text_20_body">
      <style:text-properties officeooo:rsid="0016cad3" officeooo:paragraph-rsid="00181b40"/>
    </style:style>
    <style:style style:name="P91" style:family="paragraph" style:parent-style-name="Text_20_body">
      <style:text-properties officeooo:rsid="0016cad3" officeooo:paragraph-rsid="001ae33a"/>
    </style:style>
    <style:style style:name="P92" style:family="paragraph" style:parent-style-name="Text_20_body" style:list-style-name="L12">
      <style:text-properties officeooo:paragraph-rsid="0016cad3"/>
    </style:style>
    <style:style style:name="P93" style:family="paragraph" style:parent-style-name="Text_20_body" style:list-style-name="L13">
      <style:text-properties officeooo:paragraph-rsid="0012aaef"/>
    </style:style>
    <style:style style:name="P94" style:family="paragraph" style:parent-style-name="Text_20_body" style:list-style-name="L13">
      <style:text-properties officeooo:paragraph-rsid="00141d59"/>
    </style:style>
    <style:style style:name="P95" style:family="paragraph" style:parent-style-name="Text_20_body" style:list-style-name="L13">
      <style:text-properties officeooo:paragraph-rsid="00154a48"/>
    </style:style>
    <style:style style:name="P96" style:family="paragraph" style:parent-style-name="Text_20_body" style:list-style-name="L13">
      <style:text-properties officeooo:paragraph-rsid="0016cad3"/>
    </style:style>
    <style:style style:name="P97" style:family="paragraph" style:parent-style-name="Text_20_body">
      <style:text-properties officeooo:rsid="0018e66b" officeooo:paragraph-rsid="0018e66b"/>
    </style:style>
    <style:style style:name="P98" style:family="paragraph" style:parent-style-name="Text_20_body" style:list-style-name="L17">
      <style:text-properties officeooo:rsid="0018e66b" officeooo:paragraph-rsid="0018e66b"/>
    </style:style>
    <style:style style:name="P99" style:family="paragraph" style:parent-style-name="Text_20_body" style:list-style-name="L17">
      <style:text-properties officeooo:paragraph-rsid="0018e66b"/>
    </style:style>
    <style:style style:name="P100" style:family="paragraph" style:parent-style-name="Text_20_body" style:list-style-name="L18">
      <style:text-properties officeooo:paragraph-rsid="0018e66b"/>
    </style:style>
    <style:style style:name="P101" style:family="paragraph" style:parent-style-name="Text_20_body" style:list-style-name="L17">
      <style:text-properties officeooo:rsid="001a2c69" officeooo:paragraph-rsid="001a2c69"/>
    </style:style>
    <style:style style:name="P102" style:family="paragraph" style:parent-style-name="Text_20_body" style:list-style-name="L19">
      <style:text-properties officeooo:rsid="001a2c69" officeooo:paragraph-rsid="001a2c69"/>
    </style:style>
    <style:style style:name="P103" style:family="paragraph" style:parent-style-name="Text_20_body" style:list-style-name="L21">
      <style:text-properties officeooo:rsid="001a2c69" officeooo:paragraph-rsid="001a2c69"/>
    </style:style>
    <style:style style:name="P104" style:family="paragraph" style:parent-style-name="Text_20_body">
      <style:text-properties officeooo:rsid="001ae33a" officeooo:paragraph-rsid="001ae33a"/>
    </style:style>
    <style:style style:name="P105" style:family="paragraph" style:parent-style-name="Text_20_body">
      <style:text-properties officeooo:rsid="001af070" officeooo:paragraph-rsid="001af070"/>
    </style:style>
    <style:style style:name="P106" style:family="paragraph" style:parent-style-name="Text_20_body">
      <style:text-properties officeooo:rsid="001df5cb" officeooo:paragraph-rsid="001df5cb"/>
    </style:style>
    <style:style style:name="P107" style:family="paragraph" style:parent-style-name="Text_20_body">
      <style:text-properties officeooo:rsid="001fab7c" officeooo:paragraph-rsid="001fab7c"/>
    </style:style>
    <style:style style:name="P108" style:family="paragraph" style:parent-style-name="Text_20_body">
      <style:text-properties officeooo:rsid="0020fac7" officeooo:paragraph-rsid="0020fac7"/>
    </style:style>
    <style:style style:name="P109" style:family="paragraph" style:parent-style-name="Text_20_body" style:list-style-name="L24">
      <style:text-properties officeooo:rsid="0020fac7" officeooo:paragraph-rsid="0020fac7"/>
    </style:style>
    <style:style style:name="P110" style:family="paragraph" style:parent-style-name="Text_20_body">
      <style:text-properties officeooo:rsid="0020fac7" officeooo:paragraph-rsid="00227ac1"/>
    </style:style>
    <style:style style:name="P111" style:family="paragraph" style:parent-style-name="Text_20_body">
      <style:text-properties officeooo:paragraph-rsid="0020fac7"/>
    </style:style>
    <style:style style:name="P112" style:family="paragraph" style:parent-style-name="Text_20_body">
      <style:text-properties officeooo:rsid="002433ea" officeooo:paragraph-rsid="002433ea"/>
    </style:style>
    <style:style style:name="P113" style:family="paragraph" style:parent-style-name="Text_20_body">
      <style:text-properties officeooo:rsid="0025f4ff" officeooo:paragraph-rsid="0025f4ff"/>
    </style:style>
    <style:style style:name="P114" style:family="paragraph" style:parent-style-name="Text_20_body" style:list-style-name="L25">
      <style:text-properties officeooo:rsid="0025f4ff" officeooo:paragraph-rsid="00271c64"/>
    </style:style>
    <style:style style:name="P115" style:family="paragraph" style:parent-style-name="Text_20_body" style:list-style-name="L25">
      <style:text-properties officeooo:rsid="00271c64" officeooo:paragraph-rsid="00271c64"/>
    </style:style>
    <style:style style:name="P116" style:family="paragraph" style:parent-style-name="Text_20_body">
      <style:text-properties officeooo:rsid="00271c64" officeooo:paragraph-rsid="00271c64"/>
    </style:style>
    <style:style style:name="P117" style:family="paragraph" style:parent-style-name="Text_20_body">
      <style:text-properties fo:font-style="normal" officeooo:rsid="00271c64" officeooo:paragraph-rsid="00271c64" style:font-style-asian="normal" style:font-style-complex="normal"/>
    </style:style>
    <style:style style:name="P118" style:family="paragraph" style:parent-style-name="Text_20_body">
      <style:text-properties officeooo:rsid="00284fe6" officeooo:paragraph-rsid="00284fe6"/>
    </style:style>
    <style:style style:name="P119" style:family="paragraph" style:parent-style-name="Text_20_body" style:list-style-name="L26">
      <style:text-properties officeooo:rsid="00284fe6" officeooo:paragraph-rsid="00284fe6"/>
    </style:style>
    <style:style style:name="P120" style:family="paragraph" style:parent-style-name="Text_20_body">
      <style:text-properties officeooo:rsid="002900be" officeooo:paragraph-rsid="002900be"/>
    </style:style>
    <style:style style:name="P121" style:family="paragraph" style:parent-style-name="Text_20_body">
      <style:text-properties officeooo:rsid="002900be" officeooo:paragraph-rsid="002e7c70"/>
    </style:style>
    <style:style style:name="P122" style:family="paragraph" style:parent-style-name="Text_20_body">
      <style:text-properties officeooo:rsid="002900be" officeooo:paragraph-rsid="002faf93"/>
    </style:style>
    <style:style style:name="P123" style:family="paragraph" style:parent-style-name="Text_20_body">
      <style:text-properties officeooo:rsid="002df2eb" officeooo:paragraph-rsid="002df2eb"/>
    </style:style>
    <style:style style:name="P124" style:family="paragraph" style:parent-style-name="Text_20_body">
      <style:text-properties officeooo:rsid="002df2eb" officeooo:paragraph-rsid="002e7c70"/>
    </style:style>
    <style:style style:name="P125" style:family="paragraph" style:parent-style-name="Text_20_body">
      <style:text-properties fo:color="#666666" loext:opacity="100%" officeooo:rsid="002df2eb" officeooo:paragraph-rsid="002df2eb"/>
    </style:style>
    <style:style style:name="P126" style:family="paragraph" style:parent-style-name="Text_20_body">
      <style:text-properties fo:color="#666666" loext:opacity="100%" officeooo:rsid="002e7c70" officeooo:paragraph-rsid="002e7c70"/>
    </style:style>
    <style:style style:name="P127" style:family="paragraph" style:parent-style-name="Text_20_body">
      <style:text-properties officeooo:rsid="002e7c70" officeooo:paragraph-rsid="002e7c70"/>
    </style:style>
    <style:style style:name="P128" style:family="paragraph" style:parent-style-name="Text_20_body">
      <style:text-properties officeooo:paragraph-rsid="002faf93"/>
    </style:style>
    <style:style style:name="P129" style:family="paragraph" style:parent-style-name="Text_20_body">
      <style:text-properties officeooo:rsid="00312143" officeooo:paragraph-rsid="00312143"/>
    </style:style>
    <style:style style:name="T1" style:family="text">
      <style:text-properties officeooo:rsid="000eb617"/>
    </style:style>
    <style:style style:name="T2" style:family="text">
      <style:text-properties officeooo:rsid="0010604b"/>
    </style:style>
    <style:style style:name="T3" style:family="text">
      <style:text-properties officeooo:rsid="0010d475"/>
    </style:style>
    <style:style style:name="T4" style:family="text">
      <style:text-properties officeooo:rsid="00127d57"/>
    </style:style>
    <style:style style:name="T5" style:family="text">
      <style:text-properties officeooo:rsid="0012aaef"/>
    </style:style>
    <style:style style:name="T6" style:family="text">
      <style:text-properties officeooo:rsid="001338d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2aaef" style:font-style-asian="italic" style:font-style-complex="italic"/>
    </style:style>
    <style:style style:name="T9" style:family="text">
      <style:text-properties fo:font-style="italic" officeooo:rsid="00154a48" style:font-style-asian="italic" style:font-style-complex="italic"/>
    </style:style>
    <style:style style:name="T10" style:family="text">
      <style:text-properties fo:font-style="italic" officeooo:rsid="001338dd" style:font-style-asian="italic" style:font-style-complex="italic"/>
    </style:style>
    <style:style style:name="T11" style:family="text">
      <style:text-properties fo:font-style="italic" officeooo:rsid="0010604b" style:font-style-asian="italic" style:font-style-complex="italic"/>
    </style:style>
    <style:style style:name="T12" style:family="text">
      <style:text-properties fo:font-style="italic" officeooo:rsid="00181b40" style:font-style-asian="italic" style:font-style-complex="italic"/>
    </style:style>
    <style:style style:name="T13" style:family="text">
      <style:text-properties fo:font-style="italic" officeooo:rsid="0018e66b" style:font-style-asian="italic" style:font-style-complex="italic"/>
    </style:style>
    <style:style style:name="T14" style:family="text">
      <style:text-properties fo:font-style="italic" officeooo:rsid="001a2c69" style:font-style-asian="italic" style:font-style-complex="italic"/>
    </style:style>
    <style:style style:name="T15" style:family="text">
      <style:text-properties fo:font-style="italic" officeooo:rsid="001ea2eb" style:font-style-asian="italic" style:font-style-complex="italic"/>
    </style:style>
    <style:style style:name="T16" style:family="text">
      <style:text-properties fo:font-style="italic" officeooo:rsid="00271c64" style:font-style-asian="italic" style:font-style-complex="italic"/>
    </style:style>
    <style:style style:name="T17" style:family="text">
      <style:text-properties fo:font-style="italic" officeooo:rsid="001ae33a" fo:background-color="#e8e8e8" loext:char-shading-value="0" style:font-style-asian="italic" style:font-style-complex="italic"/>
    </style:style>
    <style:style style:name="T18" style:family="text">
      <style:text-properties officeooo:rsid="00141d59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41d59" style:font-style-asian="normal" style:font-style-complex="normal"/>
    </style:style>
    <style:style style:name="T21" style:family="text">
      <style:text-properties fo:font-style="normal" officeooo:rsid="00154a48" style:font-style-asian="normal" style:font-style-complex="normal"/>
    </style:style>
    <style:style style:name="T22" style:family="text">
      <style:text-properties fo:font-style="normal" officeooo:rsid="001338dd" style:font-style-asian="normal" style:font-style-complex="normal"/>
    </style:style>
    <style:style style:name="T23" style:family="text">
      <style:text-properties fo:font-style="normal" officeooo:rsid="00167ba8" style:font-style-asian="normal" style:font-style-complex="normal"/>
    </style:style>
    <style:style style:name="T24" style:family="text">
      <style:text-properties fo:font-style="normal" officeooo:rsid="0016cad3" style:font-style-asian="normal" style:font-style-complex="normal"/>
    </style:style>
    <style:style style:name="T25" style:family="text">
      <style:text-properties fo:font-style="normal" officeooo:rsid="001af070" style:font-style-asian="normal" style:font-style-complex="normal"/>
    </style:style>
    <style:style style:name="T26" style:family="text">
      <style:text-properties fo:font-style="normal" officeooo:rsid="001ae33a" fo:background-color="#e8e8e8" loext:char-shading-value="0" style:font-style-asian="normal" style:font-style-complex="normal"/>
    </style:style>
    <style:style style:name="T27" style:family="text">
      <style:text-properties style:font-name="Liberation Mono"/>
    </style:style>
    <style:style style:name="T28" style:family="text">
      <style:text-properties style:font-name="Liberation Mono" fo:font-style="normal" style:font-style-asian="normal" style:font-style-complex="normal"/>
    </style:style>
    <style:style style:name="T29" style:family="text">
      <style:text-properties style:font-name="Liberation Mono" fo:font-style="normal" officeooo:rsid="00154a48" style:font-style-asian="normal" style:font-style-complex="normal"/>
    </style:style>
    <style:style style:name="T30" style:family="text">
      <style:text-properties style:font-name="Liberation Mono" fo:font-style="normal" officeooo:rsid="0016cad3" style:font-style-asian="normal" style:font-style-complex="normal"/>
    </style:style>
    <style:style style:name="T31" style:family="text">
      <style:text-properties style:font-name="Liberation Mono" fo:font-style="normal" officeooo:rsid="001ae33a" style:font-style-asian="normal" style:font-style-complex="normal"/>
    </style:style>
    <style:style style:name="T32" style:family="text">
      <style:text-properties style:font-name="Liberation Mono" officeooo:rsid="00154a48"/>
    </style:style>
    <style:style style:name="T33" style:family="text">
      <style:text-properties style:font-name="Liberation Mono" officeooo:rsid="001338dd"/>
    </style:style>
    <style:style style:name="T34" style:family="text">
      <style:text-properties style:font-name="Liberation Mono" officeooo:rsid="0016cad3"/>
    </style:style>
    <style:style style:name="T35" style:family="text">
      <style:text-properties style:font-name="Liberation Mono" fo:background-color="#e8e8e8" loext:char-shading-value="0"/>
    </style:style>
    <style:style style:name="T36" style:family="text">
      <style:text-properties style:font-name="Liberation Mono" officeooo:rsid="0018e66b" fo:background-color="#e8e8e8" loext:char-shading-value="0"/>
    </style:style>
    <style:style style:name="T37" style:family="text">
      <style:text-properties style:font-name="Liberation Mono" officeooo:rsid="001b04d6" fo:background-color="#e8e8e8" loext:char-shading-value="0"/>
    </style:style>
    <style:style style:name="T38" style:family="text">
      <style:text-properties style:font-name="Liberation Mono" officeooo:rsid="00271c64" fo:background-color="#e8e8e8" loext:char-shading-value="0"/>
    </style:style>
    <style:style style:name="T39" style:family="text">
      <style:text-properties style:font-name="Liberation Mono" officeooo:rsid="001ae33a"/>
    </style:style>
    <style:style style:name="T40" style:family="text">
      <style:text-properties style:font-name="Liberation Mono" fo:font-style="italic" officeooo:rsid="001ae33a" style:font-style-asian="italic" style:font-style-complex="italic"/>
    </style:style>
    <style:style style:name="T41" style:family="text">
      <style:text-properties style:font-name="Liberation Mono" officeooo:rsid="00271c64"/>
    </style:style>
    <style:style style:name="T42" style:family="text">
      <style:text-properties style:font-name="Liberation Mono" officeooo:rsid="002e7c70"/>
    </style:style>
    <style:style style:name="T43" style:family="text">
      <style:text-properties officeooo:rsid="00167ba8"/>
    </style:style>
    <style:style style:name="T44" style:family="text">
      <style:text-properties officeooo:rsid="0016cad3"/>
    </style:style>
    <style:style style:name="T45" style:family="text">
      <style:text-properties style:font-name="Liberation Sans"/>
    </style:style>
    <style:style style:name="T46" style:family="text">
      <style:text-properties style:font-name="Liberation Sans" fo:background-color="#e8e8e8" loext:char-shading-value="0"/>
    </style:style>
    <style:style style:name="T47" style:family="text">
      <style:text-properties style:font-name="Liberation Sans" officeooo:rsid="001af070" fo:background-color="#e8e8e8" loext:char-shading-value="0"/>
    </style:style>
    <style:style style:name="T48" style:family="text">
      <style:text-properties style:font-name="Liberation Sans" officeooo:rsid="001ae33a" fo:background-color="#e8e8e8" loext:char-shading-value="0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officeooo:rsid="00181b40"/>
    </style:style>
    <style:style style:name="T51" style:family="text">
      <style:text-properties style:font-name="Liberation Serif" fo:font-style="italic" officeooo:rsid="00181b40" style:font-style-asian="italic" style:font-style-complex="italic"/>
    </style:style>
    <style:style style:name="T52" style:family="text">
      <style:text-properties style:font-name="Liberation Serif" fo:font-style="italic" officeooo:rsid="002900be" style:font-style-asian="italic" style:font-style-complex="italic"/>
    </style:style>
    <style:style style:name="T53" style:family="text">
      <style:text-properties style:font-name="Liberation Serif" officeooo:rsid="001a2c69"/>
    </style:style>
    <style:style style:name="T54" style:family="text">
      <style:text-properties style:font-name="Liberation Serif" officeooo:rsid="001a4335"/>
    </style:style>
    <style:style style:name="T55" style:family="text">
      <style:text-properties style:font-name="Liberation Serif" officeooo:rsid="001af070"/>
    </style:style>
    <style:style style:name="T56" style:family="text">
      <style:text-properties style:font-name="Liberation Serif" officeooo:rsid="001b04d6"/>
    </style:style>
    <style:style style:name="T57" style:family="text">
      <style:text-properties style:font-name="Liberation Serif" officeooo:rsid="001fab7c"/>
    </style:style>
    <style:style style:name="T58" style:family="text">
      <style:text-properties style:font-name="Liberation Serif" officeooo:rsid="00227ac1"/>
    </style:style>
    <style:style style:name="T59" style:family="text">
      <style:text-properties style:font-name="Liberation Serif" officeooo:rsid="002900be"/>
    </style:style>
    <style:style style:name="T60" style:family="text">
      <style:text-properties fo:background-color="#e8e8e8" loext:char-shading-value="0"/>
    </style:style>
    <style:style style:name="T61" style:family="text">
      <style:text-properties officeooo:rsid="001ae33a" fo:background-color="#e8e8e8" loext:char-shading-value="0"/>
    </style:style>
    <style:style style:name="T62" style:family="text">
      <style:text-properties officeooo:rsid="001af070" fo:background-color="#e8e8e8" loext:char-shading-value="0"/>
    </style:style>
    <style:style style:name="T63" style:family="text">
      <style:text-properties officeooo:rsid="001fab7c" fo:background-color="#e8e8e8" loext:char-shading-value="0"/>
    </style:style>
    <style:style style:name="T64" style:family="text">
      <style:text-properties officeooo:rsid="00227ac1" fo:background-color="#e8e8e8" loext:char-shading-value="0"/>
    </style:style>
    <style:style style:name="T65" style:family="text">
      <style:text-properties officeooo:rsid="00181b40"/>
    </style:style>
    <style:style style:name="T66" style:family="text">
      <style:text-properties officeooo:rsid="0018e66b"/>
    </style:style>
    <style:style style:name="T67" style:family="text">
      <style:text-properties officeooo:rsid="001a2c69"/>
    </style:style>
    <style:style style:name="T68" style:family="text">
      <style:text-properties officeooo:rsid="001ae33a"/>
    </style:style>
    <style:style style:name="T69" style:family="text">
      <style:text-properties officeooo:rsid="001af070"/>
    </style:style>
    <style:style style:name="T70" style:family="text">
      <style:text-properties officeooo:rsid="001ea2eb"/>
    </style:style>
    <style:style style:name="T71" style:family="text">
      <style:text-properties officeooo:rsid="001fab7c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020fac7" fo:background-color="transparent" loext:char-shading-value="0"/>
    </style:style>
    <style:style style:name="T74" style:family="text">
      <style:text-properties officeooo:rsid="002aad6d" fo:background-color="transparent" loext:char-shading-value="0"/>
    </style:style>
    <style:style style:name="T75" style:family="text">
      <style:text-properties officeooo:rsid="002c1861" fo:background-color="transparent" loext:char-shading-value="0"/>
    </style:style>
    <style:style style:name="T76" style:family="text">
      <style:text-properties officeooo:rsid="002df2eb" fo:background-color="transparent" loext:char-shading-value="0"/>
    </style:style>
    <style:style style:name="T77" style:family="text">
      <style:text-properties officeooo:rsid="002faf93" fo:background-color="transparent" loext:char-shading-value="0"/>
    </style:style>
    <style:style style:name="T78" style:family="text">
      <style:text-properties officeooo:rsid="0020fac7"/>
    </style:style>
    <style:style style:name="T79" style:family="text">
      <style:text-properties officeooo:rsid="00227ac1"/>
    </style:style>
    <style:style style:name="T80" style:family="text">
      <style:text-properties fo:color="#7f7f7f" loext:opacity="100%"/>
    </style:style>
    <style:style style:name="T81" style:family="text">
      <style:text-properties fo:color="#7f7f7f" loext:opacity="100%" style:font-name="Liberation Serif"/>
    </style:style>
    <style:style style:name="T82" style:family="text">
      <style:text-properties fo:color="#7f7f7f" loext:opacity="100%" style:font-name="Liberation Serif" officeooo:rsid="00227ac1"/>
    </style:style>
    <style:style style:name="T83" style:family="text">
      <style:text-properties fo:color="#7f7f7f" loext:opacity="100%" style:font-name="Liberation Serif" officeooo:rsid="002433ea"/>
    </style:style>
    <style:style style:name="T84" style:family="text">
      <style:text-properties fo:color="#7f7f7f" loext:opacity="100%" fo:font-style="italic" style:font-style-asian="italic" style:font-style-complex="italic"/>
    </style:style>
    <style:style style:name="T85" style:family="text">
      <style:text-properties fo:color="#7f7f7f" loext:opacity="100%" officeooo:rsid="002c1861"/>
    </style:style>
    <style:style style:name="T86" style:family="text">
      <style:text-properties fo:color="#7f7f7f" loext:opacity="100%" officeooo:rsid="002aad6d"/>
    </style:style>
    <style:style style:name="T87" style:family="text">
      <style:text-properties fo:color="#7f7f7f" loext:opacity="100%" officeooo:rsid="002df2eb"/>
    </style:style>
    <style:style style:name="T88" style:family="text">
      <style:text-properties officeooo:rsid="00271c64"/>
    </style:style>
    <style:style style:name="T89" style:family="text">
      <style:text-properties officeooo:rsid="00284fe6"/>
    </style:style>
    <style:style style:name="T90" style:family="text">
      <style:text-properties officeooo:rsid="002900be"/>
    </style:style>
    <style:style style:name="T91" style:family="text">
      <style:text-properties officeooo:rsid="002aad6d"/>
    </style:style>
    <style:style style:name="T92" style:family="text">
      <style:text-properties officeooo:rsid="002c1861"/>
    </style:style>
    <style:style style:name="T93" style:family="text">
      <style:text-properties style:font-name="Libration serif"/>
    </style:style>
    <style:style style:name="T94" style:family="text">
      <style:text-properties officeooo:rsid="002df2eb"/>
    </style:style>
    <style:style style:name="T95" style:family="text">
      <style:text-properties fo:color="#666666" loext:opacity="100%"/>
    </style:style>
    <style:style style:name="T96" style:family="text">
      <style:text-properties fo:color="#666666" loext:opacity="100%" officeooo:rsid="002df2eb"/>
    </style:style>
    <style:style style:name="T97" style:family="text">
      <style:text-properties fo:color="#666666" loext:opacity="100%" style:font-name="Liberation Mono"/>
    </style:style>
    <style:style style:name="T98" style:family="text">
      <style:text-properties officeooo:rsid="002e7c70"/>
    </style:style>
    <style:style style:name="T99" style:family="text">
      <style:text-properties officeooo:rsid="002faf9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05_3729793514"/>Edubot.Hint<text:span text:style-name="T2">S</text:span>erver<text:bookmark-end text:name="__RefHeading___Toc105_3729793514"/></text:p>
      <text:p text:style-name="P27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"><text:a xlink:type="simple" xlink:href="#__RefHeading___Toc157_3729793514" text:style-name="Index_20_Link" text:visited-style-name="Index_20_Link">1. Úvod<text:tab/>2</text:a></text:p>
          <text:p text:style-name="P2"><text:a xlink:type="simple" xlink:href="#__RefHeading___Toc159_3729793514" text:style-name="Index_20_Link" text:visited-style-name="Index_20_Link">1.1. Účel dokumentu<text:tab/>2</text:a></text:p>
          <text:p text:style-name="P2"><text:a xlink:type="simple" xlink:href="#__RefHeading___Toc1937_3729793514" text:style-name="Index_20_Link" text:visited-style-name="Index_20_Link">1.2. Používaná notace<text:tab/>2</text:a></text:p>
          <text:p text:style-name="P1"><text:a xlink:type="simple" xlink:href="#__RefHeading___Toc108_3729793514" text:style-name="Index_20_Link" text:visited-style-name="Index_20_Link">2. Popis systému<text:tab/>2</text:a></text:p>
          <text:p text:style-name="P2"><text:a xlink:type="simple" xlink:href="#__RefHeading___Toc110_3729793514" text:style-name="Index_20_Link" text:visited-style-name="Index_20_Link">2.1. Server pro generování nápověd<text:tab/>2</text:a></text:p>
          <text:p text:style-name="P2"><text:a xlink:type="simple" xlink:href="#__RefHeading___Toc112_3729793514" text:style-name="Index_20_Link" text:visited-style-name="Index_20_Link">2.2. Testovací databáze<text:tab/>2</text:a></text:p>
          <text:p text:style-name="P3"><text:a xlink:type="simple" xlink:href="#__RefHeading___Toc161_3729793514" text:style-name="Index_20_Link" text:visited-style-name="Index_20_Link">2.2.1. Nástroje pro synchronizaci testovací databáze<text:tab/>2</text:a></text:p>
          <text:p text:style-name="P1"><text:a xlink:type="simple" xlink:href="#__RefHeading___Toc163_3729793514" text:style-name="Index_20_Link" text:visited-style-name="Index_20_Link">3. Konfigurace a spuštění<text:tab/>3</text:a></text:p>
          <text:p text:style-name="P2"><text:a xlink:type="simple" xlink:href="#__RefHeading___Toc120_3729793514" text:style-name="Index_20_Link" text:visited-style-name="Index_20_Link">3.1. Konfigurace generátoru nápověd<text:tab/>3</text:a></text:p>
          <text:p text:style-name="P3"><text:a xlink:type="simple" xlink:href="#__RefHeading___Toc338_3729793514" text:style-name="Index_20_Link" text:visited-style-name="Index_20_Link">3.1.1. Logická konfigurace<text:tab/>3</text:a></text:p>
          <text:p text:style-name="P3"><text:a xlink:type="simple" xlink:href="#__RefHeading___Toc336_3729793514" text:style-name="Index_20_Link" text:visited-style-name="Index_20_Link">3.1.2. Technická konfigurace<text:tab/>3</text:a></text:p>
          <text:p text:style-name="P2"><text:a xlink:type="simple" xlink:href="#__RefHeading___Toc122_3729793514" text:style-name="Index_20_Link" text:visited-style-name="Index_20_Link">3.2. Konfigurace kolekcí pro vyhledávání<text:tab/>4</text:a></text:p>
          <text:p text:style-name="P3"><text:a xlink:type="simple" xlink:href="#__RefHeading___Toc1939_3729793514" text:style-name="Index_20_Link" text:visited-style-name="Index_20_Link">3.2.1. Schéma konfiguračního souboru app.config.json<text:tab/>4</text:a></text:p>
          <text:p text:style-name="P3"><text:a xlink:type="simple" xlink:href="#__RefHeading___Toc818_3729793514" text:style-name="Index_20_Link" text:visited-style-name="Index_20_Link">3.2.2. Schéma konfigurace kolekce<text:tab/>5</text:a></text:p>
          <text:p text:style-name="P3"><text:a xlink:type="simple" xlink:href="#__RefHeading___Toc902_3729793514" text:style-name="Index_20_Link" text:visited-style-name="Index_20_Link">3.2.3. Schéma konfigurace čísleníkových hodnot<text:tab/>5</text:a></text:p>
          <text:p text:style-name="P3"><text:a xlink:type="simple" xlink:href="#__RefHeading___Toc124_3729793514" text:style-name="Index_20_Link" text:visited-style-name="Index_20_Link">3.2.4. URL pro Solr<text:tab/>6</text:a></text:p>
          <text:p text:style-name="P2"><text:a xlink:type="simple" xlink:href="#__RefHeading___Toc128_3729793514" text:style-name="Index_20_Link" text:visited-style-name="Index_20_Link">3.3. Konfigurace testovací databáze<text:tab/>7</text:a></text:p>
          <text:p text:style-name="P3"><text:a xlink:type="simple" xlink:href="#__RefHeading___Toc1941_3729793514" text:style-name="Index_20_Link" text:visited-style-name="Index_20_Link">3.3.1. Konfigurace schématu pro Solr<text:tab/>7</text:a></text:p>
          <text:p text:style-name="P3"><text:a xlink:type="simple" xlink:href="#__RefHeading___Toc1943_3729793514" text:style-name="Index_20_Link" text:visited-style-name="Index_20_Link">3.3.2. Konfigurace vývojářských nástrojů<text:tab/>7</text:a></text:p>
          <text:p text:style-name="P2"><text:a xlink:type="simple" xlink:href="#__RefHeading___Toc118_3729793514" text:style-name="Index_20_Link" text:visited-style-name="Index_20_Link">3.4. Sestavení a spuštění kontejnerů<text:tab/>7</text:a></text:p>
          <text:p text:style-name="P3"><text:a xlink:type="simple" xlink:href="#__RefHeading___Toc430_3729793514" text:style-name="Index_20_Link" text:visited-style-name="Index_20_Link">3.4.1. Sestavení a spuštění generátoru nápověd<text:tab/>7</text:a></text:p>
          <text:p text:style-name="P4"><text:a xlink:type="simple" xlink:href="#__RefHeading___Toc432_3729793514" text:style-name="Index_20_Link" text:visited-style-name="Index_20_Link">Postup<text:tab/>7</text:a></text:p>
          <text:p text:style-name="P4"><text:a xlink:type="simple" xlink:href="#__RefHeading___Toc302_3729793514" text:style-name="Index_20_Link" text:visited-style-name="Index_20_Link">Obsah souboru </text:a><text:a xlink:type="simple" xlink:href="#__RefHeading___Toc302_3729793514" text:style-name="Index_20_Link" text:visited-style-name="Index_20_Link"><text:span text:style-name="T7">docker-compose.yml</text:span></text:a><text:a xlink:type="simple" xlink:href="#__RefHeading___Toc302_3729793514" text:style-name="Index_20_Link" text:visited-style-name="Index_20_Link"><text:tab/>8</text:a></text:p>
          <text:p text:style-name="P3"><text:a xlink:type="simple" xlink:href="#__RefHeading___Toc1945_3729793514" text:style-name="Index_20_Link" text:visited-style-name="Index_20_Link">3.4.2. Sestavení a spuštění generátoru nápověd a testovací databáze<text:tab/>9</text:a></text:p>
          <text:p text:style-name="P4"><text:a xlink:type="simple" xlink:href="#__RefHeading___Toc1947_3729793514" text:style-name="Index_20_Link" text:visited-style-name="Index_20_Link">Postup<text:tab/>9</text:a></text:p>
          <text:p text:style-name="P4"><text:a xlink:type="simple" xlink:href="#__RefHeading___Toc1949_3729793514" text:style-name="Index_20_Link" text:visited-style-name="Index_20_Link">Obsah souboru docker-compose.yml<text:tab/>9</text:a></text:p>
          <text:p text:style-name="P1"><text:a xlink:type="simple" xlink:href="#__RefHeading___Toc130_3729793514" text:style-name="Index_20_Link" text:visited-style-name="Index_20_Link">4. Funkcionalita generátoru nápověd<text:tab/>10</text:a></text:p>
          <text:p text:style-name="P2"><text:a xlink:type="simple" xlink:href="#__RefHeading___Toc132_3729793514" text:style-name="Index_20_Link" text:visited-style-name="Index_20_Link">4.1. Vyhledávání (stará verze pro zpětnou kompatibilitu)<text:tab/>10</text:a></text:p>
          <text:p text:style-name="P3"><text:a xlink:type="simple" xlink:href="#__RefHeading___Toc136_3729793514" text:style-name="Index_20_Link" text:visited-style-name="Index_20_Link">4.1.1. Rozhraní<text:tab/>10</text:a></text:p>
          <text:p text:style-name="P4"><text:a xlink:type="simple" xlink:href="#__RefHeading___Toc1951_3729793514" text:style-name="Index_20_Link" text:visited-style-name="Index_20_Link">Formát objektu SearchRequest<text:tab/>10</text:a></text:p>
          <text:p text:style-name="P4"><text:a xlink:type="simple" xlink:href="#__RefHeading___Toc1953_3729793514" text:style-name="Index_20_Link" text:visited-style-name="Index_20_Link">Formát objektu EnumList<text:tab/>11</text:a></text:p>
          <text:p text:style-name="P4"><text:a xlink:type="simple" xlink:href="#__RefHeading___Toc1955_3729793514" text:style-name="Index_20_Link" text:visited-style-name="Index_20_Link">Formát objektu EnumListItem<text:tab/>12</text:a></text:p>
          <text:p text:style-name="P4"><text:a xlink:type="simple" xlink:href="#__RefHeading___Toc1957_3729793514" text:style-name="Index_20_Link" text:visited-style-name="Index_20_Link">Formát objektu SearchResponse<text:tab/>12</text:a></text:p>
          <text:p text:style-name="P4"><text:a xlink:type="simple" xlink:href="#__RefHeading___Toc1959_3729793514" text:style-name="Index_20_Link" text:visited-style-name="Index_20_Link">Out-of-scope: Formát objektu ResultItem<text:tab/>13</text:a></text:p>
          <text:p text:style-name="P4"><text:a xlink:type="simple" xlink:href="#__RefHeading___Toc1961_3729793514" text:style-name="Index_20_Link" text:visited-style-name="Index_20_Link">Formát objektu EnumItem<text:tab/>13</text:a></text:p>
          <text:p text:style-name="P4"><text:a xlink:type="simple" xlink:href="#__RefHeading___Toc1963_3729793514" text:style-name="Index_20_Link" text:visited-style-name="Index_20_Link">Out-of-scope: Formát objektu EnumCountList<text:tab/>13</text:a></text:p>
          <text:p text:style-name="P4"><text:a xlink:type="simple" xlink:href="#__RefHeading___Toc1965_3729793514" text:style-name="Index_20_Link" text:visited-style-name="Index_20_Link">Out-of-scope: Formát objketu EnumCountListItem<text:tab/>14</text:a></text:p>
          <text:p text:style-name="P2"><text:a xlink:type="simple" xlink:href="#__RefHeading___Toc138_3729793514" text:style-name="Index_20_Link" text:visited-style-name="Index_20_Link">4.2. Generování nápověd<text:tab/>14</text:a></text:p>
          <text:p text:style-name="P3"><text:a xlink:type="simple" xlink:href="#__RefHeading___Toc142_3729793514" text:style-name="Index_20_Link" text:visited-style-name="Index_20_Link">4.2.1. Rozhraní<text:tab/>14</text:a></text:p>
          <text:p text:style-name="P4"><text:a xlink:type="simple" xlink:href="#__RefHeading___Toc1967_3729793514" text:style-name="Index_20_Link" text:visited-style-name="Index_20_Link">Formát objektu HintRequest<text:tab/>14</text:a></text:p>
          <text:p text:style-name="P4"><text:a xlink:type="simple" xlink:href="#__RefHeading___Toc1969_3729793514" text:style-name="Index_20_Link" text:visited-style-name="Index_20_Link">Formát objektu HintResponse<text:tab/>15</text:a></text:p>
          <text:p text:style-name="P4"><text:a xlink:type="simple" xlink:href="#__RefHeading___Toc1971_3729793514" text:style-name="Index_20_Link" text:visited-style-name="Index_20_Link">Formát objektu WizardHint<text:tab/>15</text:a></text:p>
          <text:p text:style-name="P4"><text:soft-page-break/><text:a xlink:type="simple" xlink:href="#__RefHeading___Toc1973_3729793514" text:style-name="Index_20_Link" text:visited-style-name="Index_20_Link">Formát objektu SearchHint<text:tab/>15</text:a></text:p>
          <text:p text:style-name="P2"><text:a xlink:type="simple" xlink:href="#__RefHeading___Toc144_3729793514" text:style-name="Index_20_Link" text:visited-style-name="Index_20_Link">4.3. Out-of-scope: Detekce klíčových slov a úprava vyhledávacích kritérií na základě přesměrování<text:tab/>15</text:a></text:p>
          <text:p text:style-name="P2"><text:a xlink:type="simple" xlink:href="#__RefHeading___Toc1975_3729793514" text:style-name="Index_20_Link" text:visited-style-name="Index_20_Link">4.4. Testovací obrazovka<text:tab/>16</text:a></text:p>
          <text:p text:style-name="P1"><text:a xlink:type="simple" xlink:href="#__RefHeading___Toc1977_3729793514" text:style-name="Index_20_Link" text:visited-style-name="Index_20_Link">5. Funkcionalita nástrojů pro testovací databázi<text:tab/>16</text:a></text:p>
        </text:index-body>
      </text:table-of-content>
      <text:h text:style-name="Heading_20_1" text:outline-level="1"><text:bookmark-start text:name="__RefHeading___Toc157_3729793514"/>Úvod<text:bookmark-end text:name="__RefHeading___Toc157_3729793514"/></text:h>
      <text:h text:style-name="Heading_20_2" text:outline-level="2"><text:bookmark-start text:name="__RefHeading___Toc159_3729793514"/>Účel dokumentu<text:bookmark-end text:name="__RefHeading___Toc159_3729793514"/></text:h>
      <text:p text:style-name="P76">Tento dokument slouží jako manuál pro používání systému <text:span text:style-name="T7">Edubot.HintServer</text:span> (spuštění, konfigurace, použití rozhraní webového serveru, vývojářské testování).</text:p>
      <text:h text:style-name="P12" text:outline-level="2"><text:bookmark-start text:name="__RefHeading___Toc1937_3729793514"/>Používaná notace<text:bookmark-end text:name="__RefHeading___Toc1937_3729793514"/></text:h>
      <text:list xml:id="list3732651240" text:style-name="L24">
        <text:list-item>
          <text:p text:style-name="P109"><text:span text:style-name="T84">Out-of-scope</text:span> = funkcionalita, která byla zamýšlená a funkční v původním řešení (tj. specializovaném pro konkrétní kolekci), ale z nějakého důvodu zatím nebyla implementovaná (nutnost další konzultace, změny rozhraní apod.)</text:p>
        </text:list-item>
      </text:list>
      <text:h text:style-name="P6" text:outline-level="1"><text:bookmark-start text:name="__RefHeading___Toc108_3729793514"/><text:span text:style-name="T3">Popis</text:span> systému<text:bookmark-end text:name="__RefHeading___Toc108_3729793514"/></text:h>
      <text:p text:style-name="P28"><text:span text:style-name="T11">Edubot.HintServer</text:span><text:span text:style-name="T2"> </text:span>je softwarový systém pro generování nápověd pro uživatele při vyhledávání v kolekcích (učebních materiálů a jiných). <text:span text:style-name="T3">Skládá se ze dvou kontejnerových aplikací: server pro generování nápověd (</text:span><text:span text:style-name="T43">popsán v sekci </text:span><text:span text:style-name="T43"><text:bookmark-ref text:reference-format="text" text:ref-name="__RefHeading___Toc110_3729793514">Server pro generování nápověd</text:bookmark-ref></text:span><text:span text:style-name="T3">) a testovací databáze (</text:span><text:a xlink:type="simple" xlink:href="#2.2.Testovací databáze|outline" text:style-name="Internet_20_link" text:visited-style-name="Visited_20_Internet_20_Link"><text:span text:style-name="T43">p</text:span></text:a><text:span text:style-name="T43">opsán v sekci </text:span><text:span text:style-name="T43"><text:bookmark-ref text:reference-format="text" text:ref-name="__RefHeading___Toc112_3729793514">Testovací databáze</text:bookmark-ref></text:span><text:span text:style-name="T3">) a sady nástrojů pro práci s testovací databází </text:span><text:span text:style-name="T4">(</text:span><text:a xlink:type="simple" xlink:href="#2.2.1.Nástroje pro synchronizaci testovací databáze|outline" text:style-name="Internet_20_link" text:visited-style-name="Visited_20_Internet_20_Link"><text:span text:style-name="T43">p</text:span></text:a><text:span text:style-name="T43">opsán v sekci </text:span><text:span text:style-name="T43"><text:bookmark-ref text:reference-format="text" text:ref-name="__RefHeading___Toc161_3729793514">Nástroje pro synchronizaci testovací databáze</text:bookmark-ref></text:span><text:span text:style-name="T4">). </text:span><text:span text:style-name="T43">Pro spuštění se používá nástroj </text:span><text:a xlink:type="simple" xlink:href="https://docs.docker.com/compose/" text:style-name="Internet_20_link" text:visited-style-name="Visited_20_Internet_20_Link"><text:span text:style-name="T43">docker-compose</text:span></text:a><text:span text:style-name="T43">.</text:span></text:p>
      <text:h text:style-name="Heading_20_2" text:outline-level="2"><text:bookmark-start text:name="__RefHeading___Toc110_3729793514"/>Server pro generování nápověd<text:bookmark-end text:name="__RefHeading___Toc110_3729793514"/></text:h>
      <text:p text:style-name="P112">Webový server používající <text:span text:style-name="T27">python</text:span>ový framework <text:span text:style-name="T27">flask</text:span>. Poskytuje API pro generování nápověd na základě uživatelských kritérií vyhledávání. Pro vytvoření nápověd přistupuje k Solr webovému serveru (pro Solr verze minimálně 8.11.1), resp. jeho konkrétní kolekci pomocí <text:span text:style-name="T27">/select</text:span> metody.</text:p>
      <text:h text:style-name="Heading_20_2" text:outline-level="2"><text:bookmark-start text:name="__RefHeading___Toc112_3729793514"/>Testovací databáze<text:bookmark-end text:name="__RefHeading___Toc112_3729793514"/></text:h>
      <text:p text:style-name="P112">Solr webový server, který obsahuje kolekci pro testovací účely. Při použití existující kolekce není potřeba používat testovací databázi.</text:p>
      <text:h text:style-name="P16" text:outline-level="3"><text:bookmark-start text:name="__RefHeading___Toc161_3729793514"/>Nástroje pro synchronizaci testovací databáze<text:bookmark-end text:name="__RefHeading___Toc161_3729793514"/></text:h>
      <text:p text:style-name="P112">Pro vytvoření kolekcí, smazání kolekcí, a plnění dat v kolekcích slouží skript <text:span text:style-name="T7">edubot_hintserver_db.py</text:span> v adresáři <text:span text:style-name="T7">Edubot.HintServer.Db</text:span>.</text:p>
      <text:h text:style-name="P7" text:outline-level="1"><text:bookmark-start text:name="__RefHeading___Toc163_3729793514"/><text:soft-page-break/>Konfigurace a spuštění<text:bookmark-end text:name="__RefHeading___Toc163_3729793514"/></text:h>
      <text:p text:style-name="P82">Systém se spouští pomocí nástroje <text:span text:style-name="T27">docker-compose</text:span>. Před spuštěním je nutné celý systém správně nakonfigurovat (popsáno v sekcích <text:bookmark-ref text:reference-format="text" text:ref-name="__RefHeading___Toc122_3729793514">Konfigurace kolekcí pro vyhledávání</text:bookmark-ref><text:s/>a <text:bookmark-ref text:reference-format="text" text:ref-name="__RefHeading___Toc128_3729793514">Konfigurace testovací databáze</text:bookmark-ref>) sestavit (popsáno v sekci <text:bookmark-ref text:reference-format="text" text:ref-name="__RefHeading___Toc118_3729793514">Sestavení a spuštění kontejnerů</text:bookmark-ref>).</text:p>
      <text:p text:style-name="P82">Konfigurace se provádí ze dvou hledisek:</text:p>
      <text:list xml:id="list2255460056" text:style-name="L7">
        <text:list-item>
          <text:p text:style-name="P83">Logická konfigurace („systém pro očekávané vstupy vrací očekávané výstupy“):</text:p>
        </text:list-item>
      </text:list>
      <text:list xml:id="list1584484371" text:style-name="L10">
        <text:list-item>
          <text:list>
            <text:list-item>
              <text:p text:style-name="P86"><text:span text:style-name="T43">nastavení parametrů systému,</text:span></text:p>
            </text:list-item>
            <text:list-item>
              <text:p text:style-name="P86"><text:span text:style-name="T43">popis parametrů kolekce, se kterou se pracuje,</text:span></text:p>
            </text:list-item>
            <text:list-item>
              <text:p text:style-name="P85">...</text:p>
            </text:list-item>
          </text:list>
        </text:list-item>
      </text:list>
      <text:list xml:id="list204708044909138" text:continue-list="list2255460056" text:style-name="L7">
        <text:list-item>
          <text:p text:style-name="P83">Technická konfigurace („jednotlivé části systému jsou na sebe správně napojeny“):</text:p>
        </text:list-item>
      </text:list>
      <text:list xml:id="list306828559" text:style-name="L8">
        <text:list-item>
          <text:list>
            <text:list-item>
              <text:p text:style-name="P84">nastavení adres/portů,</text:p>
            </text:list-item>
            <text:list-item>
              <text:p text:style-name="P84">nastavení přístupů a oprávnění,</text:p>
            </text:list-item>
            <text:list-item>
              <text:p text:style-name="P84">…</text:p>
            </text:list-item>
          </text:list>
        </text:list-item>
      </text:list>
      <text:p text:style-name="P87">Popis konkrétního způsobu je popsán v samostatných podkapitolách této kapitoly.</text:p>
      <text:p text:style-name="P87">Standardně se používají 2 soubory, ve který se provádí konfigurace:</text:p>
      <text:list xml:id="list1220236835" text:style-name="L11">
        <text:list-item>
          <text:p text:style-name="P88"><text:span text:style-name="T7">app.config.json</text:span> – soubor pro nastavení parametrů systému, a popis kolekcí, se kterými systém pracuje,</text:p>
        </text:list-item>
        <text:list-item>
          <text:p text:style-name="P88"><text:span text:style-name="T7">docker-compose.yml</text:span> – soubor pro nastavení spouštění pomocí <text:span text:style-name="T27">docker-compose</text:span>.</text:p>
        </text:list-item>
      </text:list>
      <text:h text:style-name="P9" text:outline-level="2"><text:bookmark-start text:name="__RefHeading___Toc120_3729793514"/><text:span text:style-name="T1">Konfigurace generátoru nápověd</text:span><text:bookmark-end text:name="__RefHeading___Toc120_3729793514"/></text:h>
      <text:h text:style-name="Heading_20_3" text:outline-level="3"><text:bookmark-start text:name="__RefHeading___Toc338_3729793514"/>Logická konfigurace<text:bookmark-end text:name="__RefHeading___Toc338_3729793514"/></text:h>
      <text:list xml:id="list2679560670" text:style-name="L12">
        <text:list-item>
          <text:p text:style-name="P92"><text:span text:style-name="T44">N</text:span><text:span text:style-name="T5">astavení parametrů databáze/kolekce</text:span></text:p>
          <text:list>
            <text:list-item>
              <text:p text:style-name="P92"><text:span text:style-name="T5">provádí se pomocí souboru </text:span><text:span text:style-name="T8">app.config.json</text:span><text:span text:style-name="T5">, popis je v kapitole </text:span><text:span text:style-name="T5"><text:bookmark-ref text:reference-format="text" text:ref-name="__RefHeading___Toc122_3729793514">Konfigurace kolekcí pro vyhledávání</text:bookmark-ref></text:span></text:p>
            </text:list-item>
          </text:list>
        </text:list-item>
      </text:list>
      <text:h text:style-name="Heading_20_3" text:outline-level="3"><text:bookmark-start text:name="__RefHeading___Toc336_3729793514"/>Technická konfigurace<text:bookmark-end text:name="__RefHeading___Toc336_3729793514"/></text:h>
      <text:list xml:id="list1408555250" text:style-name="L13">
        <text:list-item>
          <text:p text:style-name="P89">Nastavení úložiště sestaveného image pro kontejner</text:p>
          <text:list>
            <text:list-item>
              <text:p text:style-name="P89">provádí se pomocí sekce image v <text:span text:style-name="T7">docker-compose.yml</text:span></text:p>
            </text:list-item>
          </text:list>
        </text:list-item>
        <text:list-item>
          <text:p text:style-name="P93"><text:span text:style-name="T44">N</text:span><text:span text:style-name="T5">astavení </text:span><text:span text:style-name="T6">úložiště pro kontejnery (fyzické cesty, nebo docker volume)</text:span></text:p>
          <text:list>
            <text:list-item>
              <text:p text:style-name="P78">provádí se pomocí sekce <text:span text:style-name="T27">volumes</text:span> v <text:span text:style-name="T7">docker-compose.yml</text:span><text:span text:style-name="T19">, </text:span><text:span text:style-name="T20">možnosti řešení jsou popsány v </text:span><text:a xlink:type="simple" xlink:href="https://docs.docker.com/storage/volumes/#use-a-volume-with-docker-compose" text:style-name="Internet_20_link" text:visited-style-name="Visited_20_Internet_20_Link"><text:span text:style-name="T21">dokumentaci pro Docker - Volumes for docker-comopse</text:span></text:a><text:span text:style-name="T18"> </text:span></text:p>
            </text:list-item>
          </text:list>
        </text:list-item>
        <text:list-item>
          <text:p text:style-name="P79"><text:span text:style-name="T44">N</text:span>astavení cesty ke konfiguračnímu souboru (fyzická cesta k <text:span text:style-name="T7">app.config.json</text:span>)</text:p>
          <text:list>
            <text:list-item>
              <text:p text:style-name="P94"><text:soft-page-break/><text:span text:style-name="T6">provádí se pomocí sekce </text:span><text:span text:style-name="T33">volum</text:span><text:span text:style-name="T32">e</text:span><text:span text:style-name="T33">s</text:span><text:span text:style-name="T6"> v </text:span><text:span text:style-name="T10">docker-comopose.yml</text:span><text:span text:style-name="T22">, </text:span><text:span text:style-name="T20">možnosti řešení jsou popsány v </text:span><text:a xlink:type="simple" xlink:href="https://docs.docker.com/storage/volumes/#use-a-volume-with-docker-compose" text:style-name="Internet_20_link" text:visited-style-name="Visited_20_Internet_20_Link"><text:span text:style-name="T21">dokumentaci pro Docker - Volumes for docker-comopse</text:span></text:a></text:p>
            </text:list-item>
          </text:list>
        </text:list-item>
        <text:list-item>
          <text:p text:style-name="P96"><text:span text:style-name="T44">N</text:span><text:span text:style-name="T6">astavení přístupových oprávnění kontejneru k úložišti a konfiguračnímu so</text:span><text:span text:style-name="T67">u</text:span><text:span text:style-name="T6">boru </text:span><text:span text:style-name="T14">app.config.json</text:span></text:p>
          <text:list>
            <text:list-item>
              <text:p text:style-name="P96"><text:span text:style-name="T6">způsob konfigurace se liší podle operačního systému hostitele</text:span><text:span text:style-name="T22">, </text:span><text:span text:style-name="T20">možnosti řešení jsou popsány v </text:span><text:a xlink:type="simple" xlink:href="https://docs.docker.com/storage/" text:style-name="Internet_20_link" text:visited-style-name="Visited_20_Internet_20_Link"><text:span text:style-name="T21">dokumentaci pro Docker - Storage</text:span></text:a></text:p>
            </text:list-item>
          </text:list>
        </text:list-item>
        <text:list-item>
          <text:p text:style-name="P80"><text:span text:style-name="T24">N</text:span><text:span text:style-name="T19">astavení </text:span><text:span text:style-name="T21">přístupu kontejneru k používaným kolekcím (resp. Solr serveru)</text:span></text:p>
          <text:list>
            <text:list-item>
              <text:p text:style-name="P95"><text:span text:style-name="T22">způsob konfigurace se liší podle </text:span><text:span text:style-name="T21">způsobu, jak je spuštěn a konfigurován Solr server</text:span><text:span text:style-name="T22">, </text:span><text:span text:style-name="T21">může používat sekci </text:span><text:span text:style-name="T29">networks</text:span><text:span text:style-name="T21"> v </text:span><text:span text:style-name="T9">docker-compose.yml</text:span><text:span text:style-name="T22"> </text:span><text:span text:style-name="T20">možnosti řešení jsou popsány v </text:span><text:a xlink:type="simple" xlink:href="https://docs.docker.com/config/containers/container-networking/" text:style-name="Internet_20_link" text:visited-style-name="Visited_20_Internet_20_Link"><text:span text:style-name="T21">dokumentaci pro Docker - Container networking</text:span></text:a></text:p>
            </text:list-item>
          </text:list>
        </text:list-item>
        <text:list-item>
          <text:p text:style-name="P81"><text:span text:style-name="T24">Z</text:span><text:span text:style-name="T19">viditelnění rozhraní webového serveru </text:span><text:span text:style-name="T23">(nastavení portů)</text:span></text:p>
          <text:list>
            <text:list-item>
              <text:p text:style-name="P81"><text:span text:style-name="T19">provádí se pomocí sekce </text:span><text:span text:style-name="T28">ports</text:span><text:span text:style-name="T19"> v </text:span><text:span text:style-name="T7">docker-compose.yml</text:span><text:span text:style-name="T19">, možnosti řešení jsou popsány v </text:span><text:a xlink:type="simple" xlink:href="https://docs.docker.com/config/containers/container-networking/#published-ports" text:style-name="Internet_20_link" text:visited-style-name="Visited_20_Internet_20_Link"><text:span text:style-name="T19">dokumentaci pro Docker – Published ports</text:span></text:a></text:p>
            </text:list-item>
            <text:list-item>
              <text:p text:style-name="P96"><text:span text:style-name="T24">webový server je v rámci kontejneru spuštěn na portu </text:span><text:span text:style-name="T30">8000</text:span></text:p>
            </text:list-item>
          </text:list>
        </text:list-item>
      </text:list>
      <text:h text:style-name="Heading_20_2" text:outline-level="2"><text:bookmark-start text:name="__RefHeading___Toc122_3729793514"/>Konfigurace kolekcí pro vyhledávání<text:bookmark-end text:name="__RefHeading___Toc122_3729793514"/></text:h>
      <text:p text:style-name="P106">Pro popis dat v kolekcích slouží <text:span text:style-name="T70">konfigurační soubor </text:span><text:span text:style-name="T15">app.config.json</text:span><text:span text:style-name="T70">.</text:span></text:p>
      <text:h text:style-name="Heading_20_3" text:outline-level="3"><text:bookmark-start text:name="__RefHeading___Toc1939_3729793514"/>Schéma <text:span text:style-name="T71">konfiguračního souboru app.config.json</text:span><text:bookmark-end text:name="__RefHeading___Toc1939_3729793514"/></text:h>
      <table:table table:name="Tabulka3" table:style-name="Tabulka3">
        <table:table-column table:style-name="Tabulka3.A"/>
        <table:table-row table:style-name="TableLine2188930763968">
          <table:table-cell table:style-name="Tabulka3.A1" office:value-type="string">
            <text:p text:style-name="P29">{</text:p>
            <text:p text:style-name="P36"><text:s text:c="2"/>"DefaultConfiguration": <text:span text:style-name="T71">{</text:span></text:p>
            <text:p text:style-name="P36"><text:s text:c="4"/>"<text:span text:style-name="T71">DefaultCollection": &lt;default-collection-name&gt;</text:span></text:p>
            <text:p text:style-name="P36"><text:s text:c="2"/><text:span text:style-name="T71">},</text:span></text:p>
            <text:p text:style-name="P36"><text:s text:c="2"/>"<text:span text:style-name="T71">Collections": {</text:span></text:p>
            <text:p text:style-name="P36"><text:s text:c="4"/>&lt;<text:span text:style-name="T71">collection-name&gt;: &lt;collection-configuration&gt;</text:span></text:p>
            <text:p text:style-name="P37"><text:s text:c="2"/>}</text:p>
            <text:p text:style-name="P29">}</text:p>
          </table:table-cell>
        </table:table-row>
      </table:table>
      <text:p text:style-name="P107"/>
      <text:p text:style-name="P107">Popis:</text:p>
      <text:list xml:id="list3950350386" text:style-name="L22">
        <text:list-item>
          <text:p text:style-name="P38"><text:span text:style-name="T60">"DefaultConfiguration"</text:span><text:span text:style-name="T49"> – povinné: sekce pro výchozí konfiguraci systému</text:span></text:p>
          <text:list>
            <text:list-item>
              <text:p text:style-name="P38"><text:span text:style-name="T60">"DefaultCollection": &lt;default-collection-name&gt;</text:span><text:span text:style-name="T49"> – povinné: </text:span>string<text:span text:style-name="T49"> hodnota udávající název kolekce, se kterou systém pracuje; název odpovídá jedné z hodnot </text:span><text:span text:style-name="T72">&lt;collection-name&gt;</text:span></text:p>
            </text:list-item>
          </text:list>
        </text:list-item>
        <text:list-item>
          <text:p text:style-name="P38"><text:span text:style-name="T60">"Collections"</text:span><text:span text:style-name="T49"> – povinné: sekce pro popis kolekcí, se kterou systém pracuje</text:span></text:p>
          <text:list>
            <text:list-item>
              <text:p text:style-name="P38"><text:span text:style-name="T60">&lt;collection-name&gt;</text:span><text:span text:style-name="T49"> – možná opakovatelnost, povinně alespoň jednou: <text:s/></text:span>string<text:span text:style-name="T49"> hodnota udávající název kolekce</text:span></text:p>
              <text:list>
                <text:list-item>
                  <text:p text:style-name="P38"><text:span text:style-name="T60">&lt;collection-configuration&gt;</text:span><text:span text:style-name="T49"> – objekt, který obsahuje konfiguraci kolekce; popsán v sekci </text:span><text:span text:style-name="T49"><text:bookmark-ref text:reference-format="text" text:ref-name="__RefHeading___Toc818_3729793514">Schéma konfigurace kolekce</text:bookmark-ref>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818_3729793514"/><text:soft-page-break/>Schéma konfigurace <text:span text:style-name="T71">kolekce</text:span><text:bookmark-end text:name="__RefHeading___Toc818_3729793514"/></text:h>
      <table:table table:name="Tabulka4" table:style-name="Tabulka4">
        <table:table-column table:style-name="Tabulka4.A"/>
        <table:table-row table:style-name="TableLine2188930780672">
          <table:table-cell table:style-name="Tabulka4.A1" office:value-type="string">
            <text:p text:style-name="P36">{</text:p>
            <text:p text:style-name="P36"><text:s text:c="2"/>"<text:span text:style-name="T71">SolrQueryUrlPattern</text:span>": &lt;<text:span text:style-name="T78">solr-query-url-pattern&gt;</text:span><text:span text:style-name="T71">,</text:span></text:p>
            <text:p text:style-name="P40"><text:s text:c="2"/>"<text:span text:style-name="T78">IdField</text:span><text:span text:style-name="T71">": &lt;</text:span><text:span text:style-name="T78">id-field&gt;,</text:span></text:p>
            <text:p text:style-name="P40"><text:s text:c="2"/>"<text:span text:style-name="T78">WizardHintFields</text:span><text:span text:style-name="T71">": &lt;</text:span><text:span text:style-name="T78">wizard-hint-fields&gt;,</text:span></text:p>
            <text:p text:style-name="P40"><text:s text:c="2"/>"<text:span text:style-name="T78">SearchHintFields</text:span><text:span text:style-name="T71">": &lt;</text:span><text:span text:style-name="T78">search-hint-fields&gt;,</text:span></text:p>
            <text:p text:style-name="P40"><text:s text:c="2"/>"<text:span text:style-name="T78">DropdownFields</text:span><text:span text:style-name="T71">": &lt;</text:span><text:span text:style-name="T78">dropdown-fields&gt;,</text:span></text:p>
            <text:p text:style-name="P40"><text:s text:c="2"/>"<text:span text:style-name="T78">EnumValues</text:span><text:span text:style-name="T71">": &lt;</text:span><text:span text:style-name="T78">enum-values&gt;</text:span></text:p>
            <text:p text:style-name="P37">}</text:p>
          </table:table-cell>
        </table:table-row>
      </table:table>
      <text:p text:style-name="Text_20_body"/>
      <text:p text:style-name="P108">Popis:</text:p>
      <text:list xml:id="list1288875008" text:style-name="L23">
        <text:list-item>
          <text:p text:style-name="P41"><text:span text:style-name="T60">"</text:span><text:span text:style-name="T63">SolrQueryUrlPattern</text:span><text:span text:style-name="T60">": &lt;solr-query-url-pattern&gt;</text:span><text:span text:style-name="T49"> </text:span><text:span text:style-name="T57">–</text:span><text:span text:style-name="T49"> povinné: </text:span>string<text:span text:style-name="T49"> hodnota určující pattern pro URL pro </text:span>/select<text:span text:style-name="T49"> metodu pro kolekci; popsán v sekci </text:span><text:span text:style-name="T49"><text:bookmark-ref text:reference-format="text" text:ref-name="__RefHeading___Toc124_3729793514">URL pro Solr</text:bookmark-ref></text:span></text:p>
        </text:list-item>
        <text:list-item>
          <text:p text:style-name="P41"><text:span text:style-name="T60">"IdField</text:span><text:span text:style-name="T63">": &lt;</text:span><text:span text:style-name="T60">id-field&gt;</text:span><text:span text:style-name="T49"> </text:span><text:span text:style-name="T57">–</text:span><text:span text:style-name="T49"> povinné: </text:span>string<text:span text:style-name="T49"> hodnota určující název fieldu sloužící jako primární klíč záznamu v kolekci</text:span></text:p>
        </text:list-item>
        <text:list-item>
          <text:p text:style-name="P41"><text:span text:style-name="T60">"WizardHintFields</text:span><text:span text:style-name="T63">": &lt;</text:span><text:span text:style-name="T60">wizard-hint-fields&gt;</text:span><text:span text:style-name="T49"> </text:span><text:span text:style-name="T57">–</text:span><text:span text:style-name="T49"> povinné: </text:span>string[]<text:span text:style-name="T49"> hodnota určující názvy fieldů, které se používají pro generování nápověd pro funkci knihovníka</text:span></text:p>
        </text:list-item>
        <text:list-item>
          <text:p text:style-name="P41"><text:span text:style-name="T60">"SearchHintFields</text:span><text:span text:style-name="T63">": &lt;</text:span><text:span text:style-name="T60">search-hint-fields&gt;</text:span><text:span text:style-name="T49"> </text:span><text:span text:style-name="T57">–</text:span><text:span text:style-name="T49"> povinné: </text:span>string[]<text:span text:style-name="T49"> hodnota určující názvy fieldů, které se používají pro generování nápověd pro funkci nápověd</text:span></text:p>
        </text:list-item>
        <text:list-item>
          <text:p text:style-name="P41"><text:span text:style-name="T60">"DropdownFields</text:span><text:span text:style-name="T63">": &lt;</text:span><text:span text:style-name="T60">dropdown-fields&gt;</text:span><text:span text:style-name="T49"> </text:span><text:span text:style-name="T57">–</text:span><text:span text:style-name="T49"> povinné: <text:s/></text:span>string[]<text:span text:style-name="T49"> hodnota, nepoužívaná (out-of-scope: návrat počtu nalezených záznamů s danou číselníkovou hodnotou, nyní nebylo potřeba implementovat z důvodu plánovaného použití systému jen pro generování nápověd)</text:span></text:p>
        </text:list-item>
        <text:list-item>
          <text:p text:style-name="P41"><text:span text:style-name="T60">"EnumValues</text:span><text:span text:style-name="T63">": &lt;</text:span><text:span text:style-name="T60">enum-values&gt;</text:span><text:span text:style-name="T49"> </text:span><text:span text:style-name="T57">–</text:span><text:span text:style-name="T49"> povinné: </text:span>object[]<text:span text:style-name="T49"> hodnota, popisující číselníkové hodnoty; je nutné konfigurovat jen v případě použití metody pro vyhledávání (dle sekce </text:span><text:span text:style-name="T49"><text:bookmark-ref text:reference-format="text" text:ref-name="__RefHeading___Toc132_3729793514">Vyhledávání (stará verze pro zpětnou kompatibilitu)</text:bookmark-ref></text:span><text:span text:style-name="T49">); formát jednoho </text:span>object<text:span text:style-name="T49">u je popsán v sekci </text:span><text:span text:style-name="T49"><text:bookmark-ref text:reference-format="text" text:ref-name="__RefHeading___Toc902_3729793514">Schéma konfigurace čísleníkových hodnot</text:bookmark-ref></text:span></text:p>
        </text:list-item>
      </text:list>
      <text:h text:style-name="P20" text:outline-level="3"><text:bookmark-start text:name="__RefHeading___Toc902_3729793514"/>Schéma konfigurace <text:span text:style-name="T79">čísleníkových hodnot</text:span><text:bookmark-end text:name="__RefHeading___Toc902_3729793514"/></text:h>
      <table:table table:name="Tabulka5" table:style-name="Tabulka5">
        <table:table-column table:style-name="Tabulka5.A"/>
        <table:table-row table:style-name="TableLine2188930732288">
          <table:table-cell table:style-name="Tabulka5.A1" office:value-type="string">
            <text:p text:style-name="P40">{</text:p>
            <text:p text:style-name="P40"><text:s text:c="2"/>"<text:span text:style-name="T79">Id</text:span>": &lt;<text:span text:style-name="T79">id&gt;</text:span><text:span text:style-name="T71">,</text:span></text:p>
            <text:p text:style-name="P40"><text:s text:c="2"/>"<text:span text:style-name="T79">Code</text:span><text:span text:style-name="T71">": &lt;</text:span><text:span text:style-name="T79">code</text:span><text:span text:style-name="T78">&gt;,</text:span></text:p>
            <text:p text:style-name="P40"><text:s text:c="2"/>"<text:span text:style-name="T79">Field</text:span><text:span text:style-name="T71">": &lt;</text:span><text:span text:style-name="T79">field</text:span><text:span text:style-name="T78">&gt;,</text:span></text:p>
            <text:p text:style-name="P40"><text:s text:c="2"/>"<text:span text:style-name="T79">Text</text:span><text:span text:style-name="T71">": &lt;</text:span><text:span text:style-name="T79">text</text:span><text:span text:style-name="T78">&gt;,</text:span></text:p>
            <text:p text:style-name="P40"><text:s text:c="2"/>"<text:span text:style-name="T79">IsUnknown</text:span><text:span text:style-name="T71">": &lt;</text:span><text:span text:style-name="T79">is-unknown</text:span><text:span text:style-name="T78">&gt;,</text:span></text:p>
            <text:p text:style-name="P40"><text:s text:c="2"/>"<text:span text:style-name="T79">IsNotRelevant</text:span><text:span text:style-name="T71">": &lt;</text:span><text:span text:style-name="T79">is-not-relevant</text:span><text:span text:style-name="T78">&gt;</text:span></text:p>
            <text:p text:style-name="P39">}</text:p>
          </table:table-cell>
        </table:table-row>
      </table:table>
      <text:p text:style-name="P111"/>
      <text:p text:style-name="P110">Popis:</text:p>
      <text:list xml:id="list204707984560467" text:continue-numbering="true" text:style-name="L23">
        <text:list-item>
          <text:p text:style-name="P42"><text:span text:style-name="T60">"</text:span><text:span text:style-name="T64">Id</text:span><text:span text:style-name="T60">": &lt;</text:span><text:span text:style-name="T64">id&gt;</text:span><text:span text:style-name="T49"> </text:span><text:span text:style-name="T57">–</text:span><text:span text:style-name="T49"> povinné: </text:span><text:span text:style-name="T79">int</text:span><text:span text:style-name="T49"> hodnota určující </text:span><text:span text:style-name="T58">id číselníkové hodnoty</text:span></text:p>
        </text:list-item>
        <text:list-item>
          <text:p text:style-name="P42"><text:span text:style-name="T60">"</text:span><text:span text:style-name="T64">Code</text:span><text:span text:style-name="T63">": &lt;</text:span><text:span text:style-name="T64">code</text:span><text:span text:style-name="T60">&gt;</text:span><text:span text:style-name="T49"> </text:span><text:span text:style-name="T57">–</text:span><text:span text:style-name="T49"> povinné: </text:span>string<text:span text:style-name="T49"> hodnota určující </text:span><text:span text:style-name="T58">kód číselníkové hodnoty</text:span></text:p>
        </text:list-item>
        <text:list-item>
          <text:p text:style-name="P42"><text:span text:style-name="T60">"</text:span><text:span text:style-name="T64">Field</text:span><text:span text:style-name="T63">": &lt;</text:span><text:span text:style-name="T64">field</text:span><text:span text:style-name="T60">&gt;</text:span><text:span text:style-name="T49"> </text:span><text:span text:style-name="T57">–</text:span><text:span text:style-name="T49"> povinné: </text:span>string<text:span text:style-name="T49"> hodnota určující </text:span><text:span text:style-name="T58">název fieldu, do kterého číselníková hodnota patří</text:span></text:p>
        </text:list-item>
        <text:list-item>
          <text:p text:style-name="P42"><text:span text:style-name="T60">"</text:span><text:span text:style-name="T64">Text</text:span><text:span text:style-name="T63">": &lt;</text:span><text:span text:style-name="T64">text</text:span><text:span text:style-name="T60">&gt;</text:span><text:span text:style-name="T49"> </text:span><text:span text:style-name="T57">–</text:span><text:span text:style-name="T49"> povinné: </text:span>string<text:span text:style-name="T49"> hodnota určující </text:span><text:span text:style-name="T58">hodnotu, která je uložena v kolekci (tj. skutečný obsah pro záznamy)</text:span></text:p>
        </text:list-item>
        <text:list-item>
          <text:p text:style-name="P42"><text:soft-page-break/><text:span text:style-name="T60">"</text:span><text:span text:style-name="T64">IsUnknown</text:span><text:span text:style-name="T63">": &lt;</text:span><text:span text:style-name="T64">is-unknown</text:span><text:span text:style-name="T60">&gt;</text:span><text:span text:style-name="T49"> </text:span><text:span text:style-name="T57">–</text:span><text:span text:style-name="T49"> povinné: <text:s/></text:span><text:span text:style-name="T79">bool</text:span><text:span text:style-name="T49"> hodnota, nepoužívaná </text:span><text:span text:style-name="T81">(out-of-scope: </text:span><text:span text:style-name="T82">má daná číselníková hodnota význam „neznámé“, „</text:span><text:span text:style-name="T83">není určeno“</text:span><text:span text:style-name="T82">? - </text:span><text:span text:style-name="T83">tj. pokud uživatel při vyhledávání specifikoval nějakou hodnotu daného fieldu, není tento záznam vrácen za žádných okolností a pro generování nápověd by neměly být záznamy vůbec použity</text:span><text:span text:style-name="T82">; nebylo implementováno díky skutečnosti, že žádná hodnota se takto v cílové kolekci nepoužívá a tedy vyhledávací systém se schová k této hodnotě stejným způsobem jako ke kterékoliv další číselníkové hodnotě; aby dávalo smysl používat tuto funkcionalitu, musela by být vyvinuta další funkcionalita pro vyhledávání a nejen vracení nápověd – jak tomu bylo v předchozím řešení</text:span><text:span text:style-name="T81">)</text:span></text:p>
        </text:list-item>
        <text:list-item>
          <text:p text:style-name="P42"><text:span text:style-name="T60">"</text:span><text:span text:style-name="T64">IsNotRelevant</text:span><text:span text:style-name="T63">": &lt;</text:span><text:span text:style-name="T64">is-not-relevant</text:span><text:span text:style-name="T60">&gt;</text:span><text:span text:style-name="T49"> </text:span><text:span text:style-name="T57">–</text:span><text:span text:style-name="T49"> povinné: <text:s/></text:span><text:span text:style-name="T79">bool</text:span><text:span text:style-name="T49"> hodnota, nepoužívaná </text:span><text:span text:style-name="T81">(out-of-scope: </text:span><text:span text:style-name="T82">má daná číselníková hodnota význam „není relevantní“, „všechny“, „libovolné“? - </text:span><text:span text:style-name="T83">tj. pokud uživatel při vyhledávání specifikoval nějakou hodnotu daného filedu, tak je i přesto tento záznam vrácen</text:span><text:span text:style-name="T82">; nebylo implementováno díky skutečnosti, že žádná hodnota se takto v cílové kolekci nepoužívá a tedy vyhledávací systém se schová k této hodnotě stejným způsobem jako ke kterékoliv další číselníkové hodnotě; aby dávalo smysl používat tuto funkcionalitu, musela by být vyvinuta další funkcionalita pro vyhledávání a nejen vracení nápověd – jak tomu bylo v předchozím řešení</text:span><text:span text:style-name="T81">)</text:span></text:p>
        </text:list-item>
      </text:list>
      <text:h text:style-name="Heading_20_3" text:outline-level="3"><text:bookmark-start text:name="__RefHeading___Toc124_3729793514"/>URL pro Solr<text:bookmark-end text:name="__RefHeading___Toc124_3729793514"/></text:h>
      <text:p text:style-name="P113">URL pro Solr obsahuje pattern pro cestu k <text:span text:style-name="T27">/select</text:span> metodě na Solr serveru. Tento vzor obsahuje cestu standardním způsobem, a navíc podporuje placeholdery. Placeholdery jsou části, které jsou nahrazeny dynamicky podle uživatelských vyhledávacích kritérií a dále části potřebné pro správné fungování generování nápověd.</text:p>
      <text:p text:style-name="P113">Seznam podporovaných placeholderů:</text:p>
      <text:list xml:id="list3128945540" text:style-name="L25">
        <text:list-item>
          <text:p text:style-name="P114"><text:span text:style-name="T35">{text|unquoted}</text:span> = textová část uživatelských vyhledávacích kritérií, bez uvozovek</text:p>
        </text:list-item>
        <text:list-item>
          <text:p text:style-name="P114"><text:span text:style-name="T35">{text|quoted}</text:span> = textová část uživatelských vyhledávacích kritérií, s uvozovkami</text:p>
        </text:list-item>
        <text:list-item>
          <text:p text:style-name="P114"><text:span text:style-name="T35">{enum:&lt;</text:span><text:span text:style-name="T38">enum&gt;</text:span><text:span text:style-name="T35">|convertFromId|pre-AND}</text:span> = <text:span text:style-name="T88">seznam vyhledávacích kritérií podle daného sloupce </text:span><text:span text:style-name="T38">&lt;enum&gt;</text:span><text:span text:style-name="T88"> (</text:span><text:span text:style-name="T41">string</text:span><text:span text:style-name="T88"> určující název fieldu), oddělené spojkou AND</text:span></text:p>
          <text:list>
            <text:list-item>
              <text:p text:style-name="P115">např. pokud nejsou zadané žádné hodnoty daného fieldu, je nahrazeno prázdným řetězcem </text:p>
            </text:list-item>
            <text:list-item>
              <text:p text:style-name="P115">např. pro field „stupen_vzdelavani“ s hodnotami „ZŠ“ a „MŠ“ by byl tento placeholder nahrazen <text:span text:style-name="T27">string</text:span>em <text:span text:style-name="T35">AND (stupen_vzdelavani:"ZŠ" OR stupen_vzdelavani:"MŠ")</text:span></text:p>
            </text:list-item>
          </text:list>
        </text:list-item>
        <text:list-item>
          <text:p text:style-name="P114"><text:span text:style-name="T35">{</text:span><text:span text:style-name="T38">hintingparams</text:span><text:span text:style-name="T35">}</text:span> = <text:span text:style-name="T88">povinný placeholder, který přidává potřebné parametry pro fungování generátoru nápověd, je nahrazen hodnotou ve tvaru </text:span><text:span text:style-name="T38">stats=true&amp;stats.facet=&lt;název-fieldu&gt;&amp;stats.field=&lt;název-fieldu&gt;</text:span><text:span text:style-name="T88"> (s možným opakováním </text:span><text:span text:style-name="T38">stats.facet=&lt;název-fieldu&gt;</text:span><text:span text:style-name="T88">), jednotlivé názvy fieldů jsou převzaty z konfigurace v </text:span><text:span text:style-name="T16">app.config.json</text:span></text:p>
        </text:list-item>
      </text:list>
      <text:p text:style-name="P117">URL nesmí obsahovat parametry <text:span text:style-name="T27">stats</text:span>, <text:span text:style-name="T27">facet</text:span> a související (dle <text:a xlink:type="simple" xlink:href="https://solr.apache.org/guide/8_11/the-stats-component.html" text:style-name="Internet_20_link" text:visited-style-name="Visited_20_Internet_20_Link"><text:span text:style-name="T89">dokumentace pro Solr – The Stats Component</text:span></text:a>), protože jsou předávány pomocí placeholderu <text:span text:style-name="T27">{hintingparams}</text:span> a může dojít ke konfliktu těchto parametrů, a tak nemusí správně fungovat generování nápověd.</text:p>
      <text:p text:style-name="P113"><text:soft-page-break/></text:p>
      <text:h text:style-name="Heading_20_2" text:outline-level="2"><text:bookmark-start text:name="__RefHeading___Toc128_3729793514"/>Konfigurace testovací databáze<text:bookmark-end text:name="__RefHeading___Toc128_3729793514"/></text:h>
      <text:p text:style-name="P116">V případě použití testovací databáze je nutné provést stejné kroky konfigurace jako v sekci <text:bookmark-ref text:reference-format="text" text:ref-name="__RefHeading___Toc120_3729793514">Konfigurace generátoru nápověd</text:bookmark-ref><text:s/><text:span text:style-name="T89">–</text:span> <text:bookmark-ref text:reference-format="text" text:ref-name="__RefHeading___Toc336_3729793514">Technická konfigurace</text:bookmark-ref><text:s/><text:span text:style-name="T89">a dále konfigurace popsané níže.</text:span></text:p>
      <text:h text:style-name="P17" text:outline-level="3"><text:bookmark-start text:name="__RefHeading___Toc1941_3729793514"/>Konfigurace schématu pro Solr<text:bookmark-end text:name="__RefHeading___Toc1941_3729793514"/></text:h>
      <text:p text:style-name="P118">Vytvářené kolekce musí mít Solr konfiguraci (dle dokumentace pro <text:a xlink:type="simple" xlink:href="https://solr.apache.org/guide/8_11/documents-fields-and-schema-design.html" text:style-name="Internet_20_link" text:visited-style-name="Visited_20_Internet_20_Link">Solr – Documents, Fields and Schema Design</text:a>). Tyto konfigurace jsou referencované ve vývojářských nástrojích.</text:p>
      <text:h text:style-name="Heading_20_3" text:outline-level="3"><text:bookmark-start text:name="__RefHeading___Toc1943_3729793514"/>Konfigurace vývojářských nástrojů<text:bookmark-end text:name="__RefHeading___Toc1943_3729793514"/></text:h>
      <text:p text:style-name="P118">Vývojářské nástroje mají konfiguraci v souboru <text:span text:style-name="T7">config.py</text:span> (v adresáři <text:span text:style-name="T7">Edubot.HintServer.Db</text:span>):</text:p>
      <text:list xml:id="list588642176" text:style-name="L26">
        <text:list-item>
          <text:p text:style-name="P119"><text:span text:style-name="T35">SOLR_PATH</text:span> = cesta k úložišti pro Solr</text:p>
        </text:list-item>
        <text:list-item>
          <text:p text:style-name="P119"><text:span text:style-name="T35">SOLR_URL</text:span> = URL pro Solr web server</text:p>
        </text:list-item>
        <text:list-item>
          <text:p text:style-name="P119"><text:span text:style-name="T35">EXPORT_URL_PATTERN</text:span> = pattern pro databázový export, používá placeholdery <text:span text:style-name="T27">{type}</text:span>, <text:span text:style-name="T27">{per_page}</text:span>, <text:span text:style-name="T27">{page}</text:span> a <text:span text:style-name="T27">{last_change}</text:span></text:p>
        </text:list-item>
        <text:list-item>
          <text:p text:style-name="P119"><text:span text:style-name="T35">CORE_NAME_&lt;name&gt;</text:span> = název kolekce (používané v Solru)</text:p>
        </text:list-item>
        <text:list-item>
          <text:p text:style-name="P119"><text:span text:style-name="T35">CORE_CONFIG_NAME_&lt; name&gt;</text:span> = název konfiguračního adresáře</text:p>
        </text:list-item>
        <text:list-item>
          <text:p text:style-name="P119"><text:span text:style-name="T35">CORE_CONFIG_SOURCE_PATH_&lt;name&gt;</text:span> = cesta k adresáři s konfigurací</text:p>
        </text:list-item>
      </text:list>
      <text:p text:style-name="P118">Konkrétní používané kolekce a bližší význam parametrů bude zdokumentován v samostatném dokumentu.</text:p>
      <text:h text:style-name="P11" text:outline-level="2"><text:bookmark-start text:name="__RefHeading___Toc118_3729793514"/>S<text:span text:style-name="T43">estavení a s</text:span>puštění kontejnerů<text:bookmark-end text:name="__RefHeading___Toc118_3729793514"/></text:h>
      <text:p text:style-name="P97">Sestavení a spuštění se provádí pomocí nástroje <text:span text:style-name="T27">docker-compose</text:span>.</text:p>
      <text:h text:style-name="P19" text:outline-level="3"><text:bookmark-start text:name="__RefHeading___Toc430_3729793514"/>S<text:span text:style-name="T66">estavení a s</text:span>puštění <text:span text:style-name="T4">generátoru nápověd</text:span><text:bookmark-end text:name="__RefHeading___Toc430_3729793514"/></text:h>
      <text:h text:style-name="Heading_20_4" text:outline-level="4"><text:bookmark-start text:name="__RefHeading___Toc432_3729793514"/>Postup<text:bookmark-end text:name="__RefHeading___Toc432_3729793514"/></text:h>
      <text:list xml:id="list1302347200" text:style-name="L17">
        <text:list-item>
          <text:p text:style-name="P98">Sestavení</text:p>
          <text:list>
            <text:list-item>
              <text:p text:style-name="P99"><text:span text:style-name="T66">Technická konfigurace řešení</text:span></text:p>
            </text:list-item>
          </text:list>
        </text:list-item>
      </text:list>
      <text:list xml:id="list601724346" text:style-name="L18">
        <text:list-item>
          <text:list>
            <text:list-item>
              <text:list>
                <text:list-item>
                  <text:p text:style-name="P100"><text:span text:style-name="T66">provést konfiguraci v souboru </text:span><text:span text:style-name="T13">docker-compose.yml</text:span><text:span text:style-name="T66"> podle pokynů v kapitole </text:span><text:span text:style-name="T66"><text:bookmark-ref text:reference-format="text" text:ref-name="__RefHeading___Toc336_3729793514">Technická konfigurace</text:bookmark-ref></text:span><text:span text:style-name="T66">, a podle pokynů v sekci </text:span><text:span text:style-name="T66"><text:bookmark-ref text:reference-format="text" text:ref-name="__RefHeading___Toc302_3729793514">Obsah souboru docker-compose.yml</text:bookmark-ref></text:span></text:p>
                </text:list-item>
              </text:list>
            </text:list-item>
          </text:list>
        </text:list-item>
      </text:list>
      <text:list xml:id="list204708804775426" text:continue-list="list1302347200" text:style-name="L17">
        <text:list-item>
          <text:list>
            <text:list-item>
              <text:p text:style-name="P98">Spuštění příkazu <text:span text:style-name="T35">docker-compose -f docker-compose.yml build</text:span> v root adresáři (ten obsahující soubor <text:span text:style-name="T7">docker-compose.yml</text:span>)</text:p>
            </text:list-item>
          </text:list>
        </text:list-item>
        <text:list-item>
          <text:p text:style-name="P98">S<text:span text:style-name="T67">puštění</text:span></text:p>
          <text:list>
            <text:list-item>
              <text:p text:style-name="P101">Logická konfigurace řešení</text:p>
            </text:list-item>
          </text:list>
        </text:list-item>
      </text:list>
      <text:list xml:id="list673775687" text:style-name="L21">
        <text:list-item>
          <text:list>
            <text:list-item>
              <text:list>
                <text:list-item>
                  <text:p text:style-name="P103"><text:soft-page-break/>provést konfiguraci systému v souboru <text:span text:style-name="T7">app.config.json</text:span><text:span text:style-name="T19"> (ten, na který je odkazováno v konfiguraci</text:span> podle pokynů v kapitole <text:bookmark-ref text:reference-format="text" text:ref-name="__RefHeading___Toc338_3729793514">Logická konfigurace</text:bookmark-ref><text:s/>a sekci <text:bookmark-ref text:reference-format="text" text:ref-name="__RefHeading___Toc302_3729793514">Obsah souboru docker-compose.yml</text:bookmark-ref></text:p>
                </text:list-item>
              </text:list>
            </text:list-item>
          </text:list>
        </text:list-item>
      </text:list>
      <text:list xml:id="list204709453070680" text:continue-list="list204708804775426" text:style-name="L17">
        <text:list-item>
          <text:list>
            <text:list-item>
              <text:p text:style-name="P101">Spuštění příkazu <text:s/><text:span text:style-name="T36">docker-compose -f docker-compose.yml </text:span><text:span text:style-name="T35">u</text:span><text:span text:style-name="T37">p -d</text:span></text:p>
            </text:list-item>
          </text:list>
        </text:list-item>
      </text:list>
      <text:list xml:id="list1434347385" text:style-name="L19">
        <text:list-item>
          <text:list>
            <text:list-item>
              <text:list>
                <text:list-item>
                  <text:p text:style-name="P102">provést konfiguraci systému v souboru <text:span text:style-name="T7">app.config.json</text:span><text:span text:style-name="T19"> (ten, na který je odkazováno v konfiguraci</text:span> podle pokynů v kapitole <text:bookmark-ref text:reference-format="text" text:ref-name="__RefHeading___Toc338_3729793514">Logická konfigurace</text:bookmark-ref><text:s/>a sekci <text:bookmark-ref text:reference-format="text" text:ref-name="__RefHeading___Toc302_3729793514">Obsah souboru docker-compose.yml</text:bookmark-ref></text:p>
                </text:list-item>
              </text:list>
            </text:list-item>
          </text:list>
        </text:list-item>
      </text:list>
      <text:h text:style-name="Heading_20_4" text:outline-level="4"><text:bookmark-start text:name="__RefHeading___Toc302_3729793514"/><text:span text:style-name="T67">Obsah</text:span><text:span text:style-name="T65"> souboru </text:span><text:span text:style-name="T12">docker-compose.yml</text:span><text:bookmark-end text:name="__RefHeading___Toc302_3729793514"/></text:h>
      <table:table table:name="Tabulka1" table:style-name="Tabulka1">
        <table:table-column table:style-name="Tabulka1.A"/>
        <table:table-row table:style-name="TableLine2188930706368">
          <table:table-cell table:style-name="Tabulka1.A1" office:value-type="string">
            <text:p text:style-name="P33">version: '3.4'</text:p>
            <text:p text:style-name="P33"/>
            <text:p text:style-name="P33">services:</text:p>
            <text:p text:style-name="P33"><text:s text:c="2"/>edubot_hintserver_server:</text:p>
            <text:p text:style-name="P33"><text:s text:c="4"/>image: ${DOCKER_REGISTRY-}edubot_hintserver_server</text:p>
            <text:p text:style-name="P33"><text:s text:c="4"/>build:</text:p>
            <text:p text:style-name="P33"><text:s text:c="6"/>context: Edubot.HintServer.Server </text:p>
            <text:p text:style-name="P33"><text:s text:c="4"/>ports:</text:p>
            <text:p text:style-name="P33"><text:s text:c="6"/>- 6190:8000</text:p>
            <text:p text:style-name="P33"><text:s text:c="4"/>volumes:</text:p>
            <text:p text:style-name="P43"><text:span text:style-name="T27"><text:s text:c="6"/>- </text:span><text:span text:style-name="T34">/etc/app.config.json:/app/app.config.json</text:span></text:p>
          </table:table-cell>
        </table:table-row>
      </table:table>
      <text:p text:style-name="P90"/>
      <text:p text:style-name="P90">Popis jednotlivých částí:</text:p>
      <text:list xml:id="list1444267558" text:style-name="L15">
        <text:list-item>
          <text:p text:style-name="P30"><text:span text:style-name="T60">version: '3.4'</text:span><text:span text:style-name="T45"> </text:span><text:span text:style-name="T49">– verze konfiguračního souboru pro docker-compose</text:span></text:p>
        </text:list-item>
        <text:list-item>
          <text:p text:style-name="P30"><text:span text:style-name="T60">services:</text:span><text:span text:style-name="T45"> </text:span><text:span text:style-name="T49">– </text:span><text:span text:style-name="T50">začátek sekce s popisem kontejnerů</text:span></text:p>
        </text:list-item>
        <text:list-item>
          <text:p text:style-name="P30"><text:span text:style-name="T60">edubot_hintserver_server:</text:span><text:span text:style-name="T45"> </text:span><text:span text:style-name="T49">– </text:span><text:span text:style-name="T50">začátek sekce popisující kontejner pro generátor nápověd</text:span></text:p>
        </text:list-item>
        <text:list-item>
          <text:p text:style-name="P30"><text:span text:style-name="T60">image: ${DOCKER_REGISTRY-}edubot_hintserver_server</text:span><text:span text:style-name="T45"> </text:span><text:span text:style-name="T49">– </text:span><text:span text:style-name="T50">cesta k úložišti (vč. názvu) sestaveného image</text:span></text:p>
        </text:list-item>
        <text:list-item>
          <text:p text:style-name="P30"><text:span text:style-name="T60">build:</text:span><text:span text:style-name="T45"> </text:span><text:span text:style-name="T49">– </text:span><text:span text:style-name="T50">začátek sekce pro popis způsobu sestavení</text:span></text:p>
        </text:list-item>
        <text:list-item>
          <text:p text:style-name="P30"><text:span text:style-name="T60">context: Edubot.HintServer.Server</text:span><text:span text:style-name="T45"> </text:span><text:span text:style-name="T49">– </text:span><text:span text:style-name="T50">adresář, ve kterém se provádí sestavení systému</text:span></text:p>
        </text:list-item>
        <text:list-item>
          <text:p text:style-name="P30"><text:span text:style-name="T60">ports:</text:span><text:span text:style-name="T45"> </text:span><text:span text:style-name="T49">– </text:span><text:span text:style-name="T50">začátek sekce pro parametrizaci portů</text:span></text:p>
        </text:list-item>
        <text:list-item>
          <text:p text:style-name="P30"><text:span text:style-name="T60">- 6190:8000</text:span><text:span text:style-name="T45"> </text:span><text:span text:style-name="T49">– </text:span><text:span text:style-name="T50">zviditelnění portu </text:span><text:span text:style-name="T65">8000</text:span><text:span text:style-name="T50"> (na kterém běží webový server) uvnitř kontejneru navenek jako port </text:span><text:span text:style-name="T65">6190</text:span></text:p>
        </text:list-item>
        <text:list-item>
          <text:p text:style-name="P30"><text:span text:style-name="T60">volumes:</text:span><text:span text:style-name="T45"> </text:span><text:span text:style-name="T49">– </text:span><text:span text:style-name="T50">začátek sekce pro parametrizaci úložiště</text:span></text:p>
        </text:list-item>
        <text:list-item>
          <text:p text:style-name="P30"><text:span text:style-name="T60">- /etc/app.config.json:/app/app.config.json</text:span><text:span text:style-name="T45"> </text:span><text:span text:style-name="T49">– </text:span><text:span text:style-name="T50">nastavení cesty ke konfiguračnímu </text:span><text:span text:style-name="T51">app.config.json</text:span><text:span text:style-name="T50"> souboru, který je používán webovým serverem </text:span><text:span text:style-name="T59">(v kontejneru je umístěn v adresáři </text:span><text:span text:style-name="T52">/app</text:span><text:span text:style-name="T59"> a v hostitelském prostředí je v této ukázce v adresáři </text:span><text:span text:style-name="T52">/etc</text:span><text:span text:style-name="T59">)</text:span><text:span text:style-name="T50">; </text:span><text:span text:style-name="T53">pokud není </text:span><text:span text:style-name="T54">cesta ke konfiguračnímu souboru upřesněna, používá se konfigurační soubor, který byl součástí sestavovaného kontejneru v kroku 1b</text:span><text:span text:style-name="T53"> </text:span></text:p>
          <text:p text:style-name="P30"><text:span text:style-name="T50"/></text:p>
        </text:list-item>
      </text:list>
      <text:p text:style-name="P34"><text:span text:style-name="T49">Sekce </text:span>build<text:span text:style-name="T49"> konfiguračního musí zůstat v předepsaném formátu. </text:span><text:span text:style-name="T53">Ostatní části lze libovolně konfigurovat podle dřívějších pokynů.</text:span></text:p>
      <text:p text:style-name="P34"><text:span text:style-name="T49"/></text:p>
      <text:h text:style-name="P18" text:outline-level="3"><text:bookmark-start text:name="__RefHeading___Toc1945_3729793514"/><text:soft-page-break/>S<text:span text:style-name="T68">estavení a s</text:span>puštění generátoru nápověd a testovací databáze<text:bookmark-end text:name="__RefHeading___Toc1945_3729793514"/></text:h>
      <text:p text:style-name="P104">Pro vývojářské potřeby slouží testovací databáze, která simuluje cílovou databázi. </text:p>
      <text:h text:style-name="Heading_20_4" text:outline-level="4"><text:bookmark-start text:name="__RefHeading___Toc1947_3729793514"/>Postup<text:bookmark-end text:name="__RefHeading___Toc1947_3729793514"/></text:h>
      <text:p text:style-name="P104">Postup spuštění je totožný jako při spuštění generátoru nápověd (dle sekce <text:bookmark-ref text:reference-format="text" text:ref-name="__RefHeading___Toc430_3729793514">Sestavení a spuštění generátoru nápověd</text:bookmark-ref><text:s/>- <text:bookmark-ref text:reference-format="text" text:ref-name="__RefHeading___Toc432_3729793514">Postup</text:bookmark-ref>), ale navíc je nutné nakonfigurovat Solr webový server (dle sekce <text:bookmark-ref text:reference-format="text" text:ref-name="__RefHeading___Toc128_3729793514">Konfigurace testovací databáze</text:bookmark-ref>) a použít modifikovaný <text:span text:style-name="T7">docker-compose.yml</text:span>.</text:p>
      <text:h text:style-name="Heading_20_4" text:outline-level="4"><text:bookmark-start text:name="__RefHeading___Toc1949_3729793514"/>Obsah souboru docker-compose.yml<text:bookmark-end text:name="__RefHeading___Toc1949_3729793514"/></text:h>
      <table:table table:name="Tabulka2" table:style-name="Tabulka2">
        <table:table-column table:style-name="Tabulka2.A"/>
        <table:table-row table:style-name="TableLine2188930841152">
          <table:table-cell table:style-name="Tabulka2.A1" office:value-type="string">
            <text:p text:style-name="P35">version: '3.4'</text:p>
            <text:p text:style-name="P35"/>
            <text:p text:style-name="P35">services:</text:p>
            <text:p text:style-name="P35"><text:s text:c="2"/>edubot_hintserver_server:</text:p>
            <text:p text:style-name="P35"><text:s text:c="4"/>image: ${DOCKER_REGISTRY-}edubot_hintserver_server</text:p>
            <text:p text:style-name="P35"><text:s text:c="4"/>build:</text:p>
            <text:p text:style-name="P35"><text:s text:c="6"/>context: Edubot.HintServer.Server </text:p>
            <text:p text:style-name="P35"><text:s text:c="4"/>ports:</text:p>
            <text:p text:style-name="P35"><text:s text:c="6"/>- 6190:8000</text:p>
            <text:p text:style-name="P35"><text:s text:c="4"/>volumes:</text:p>
            <text:p text:style-name="P44"><text:span text:style-name="T27"><text:s text:c="6"/>- </text:span><text:span text:style-name="T34">/etc/app.config.json:/app/app.config.json</text:span></text:p>
            <text:p text:style-name="P44"><text:span text:style-name="T34"><text:s text:c="4"/></text:span><text:span text:style-name="T39">networks:</text:span></text:p>
            <text:p text:style-name="P44"><text:span text:style-name="T39"><text:s text:c="6"/>- edubot_hintserver_backend</text:span></text:p>
            <text:p text:style-name="P44"><text:span text:style-name="T39"><text:s text:c="2"/>edubot_hintserver_solr:</text:span></text:p>
            <text:p text:style-name="P44"><text:span text:style-name="T39"><text:s text:c="4"/>image: solr:8.11.1</text:span></text:p>
            <text:p text:style-name="P44"><text:span text:style-name="T39"><text:s text:c="4"/>volumes:</text:span></text:p>
            <text:p text:style-name="P44"><text:span text:style-name="T39"><text:s text:c="6"/>- </text:span><text:span text:style-name="T31">/e</text:span><text:span text:style-name="T40">tc/</text:span><text:span text:style-name="T31">docker/edubot:/var/solr</text:span></text:p>
            <text:p text:style-name="P44"><text:span text:style-name="T39"><text:s text:c="4"/>ports:</text:span></text:p>
            <text:p text:style-name="P44"><text:span text:style-name="T39"><text:s text:c="6"/>- 8985:8983</text:span></text:p>
            <text:p text:style-name="P44"><text:span text:style-name="T39"><text:s text:c="4"/>networks:</text:span></text:p>
            <text:p text:style-name="P44"><text:span text:style-name="T39"><text:s text:c="6"/>- edubot_hintserver_backend</text:span></text:p>
            <text:p text:style-name="P44"><text:span text:style-name="T39"><text:s text:c="2"/>networks:</text:span></text:p>
            <text:p text:style-name="P44"><text:span text:style-name="T39"><text:s text:c="4"/>edubot_hintserver_backend:</text:span></text:p>
            <text:p text:style-name="P44"><text:span text:style-name="T39"><text:s text:c="6"/>driver: bridge</text:span></text:p>
          </table:table-cell>
        </table:table-row>
      </table:table>
      <text:p text:style-name="P91"/>
      <text:p text:style-name="P91">Popis <text:span text:style-name="T68">jednotlivých </text:span>částí <text:span text:style-name="T68">(jen odlišných od těch v sekci </text:span><text:span text:style-name="T68"><text:bookmark-ref text:reference-format="text" text:ref-name="__RefHeading___Toc430_3729793514">Sestavení a spuštění generátoru nápověd</text:bookmark-ref></text:span><text:span text:style-name="T68"><text:s/>- </text:span><text:span text:style-name="T68"><text:bookmark-ref text:reference-format="text" text:ref-name="__RefHeading___Toc302_3729793514">Obsah souboru docker-compose.yml</text:bookmark-ref></text:span><text:span text:style-name="T68">)</text:span>:</text:p>
      <text:list xml:id="list204709023127222" text:continue-numbering="true" text:style-name="L15">
        <text:list-item>
          <text:p text:style-name="P32"><text:span text:style-name="T61">networks</text:span><text:span text:style-name="T60">:</text:span><text:span text:style-name="T46"><text:line-break/></text:span><text:span text:style-name="T61"> <text:s/>- edubot_hintserver_backend</text:span><text:span text:style-name="T48"><text:line-break/></text:span><text:span text:style-name="T49">– </text:span><text:span text:style-name="T55">kofigurace sítě pro daný kontejner - použití konkrétní sítě s daným názvem </text:span><text:span text:style-name="T69">edubot_hintserver_backend</text:span></text:p>
        </text:list-item>
        <text:list-item>
          <text:p text:style-name="P31"><text:span text:style-name="T60">edubot_hintserver_s</text:span><text:span text:style-name="T62">olr</text:span><text:span text:style-name="T60">:<text:line-break/> <text:s/></text:span><text:span text:style-name="T62">image: solr:8.11.1</text:span><text:span text:style-name="T47"><text:line-break/></text:span><text:span text:style-name="T49">– </text:span><text:span text:style-name="T55">definice kontejneru pro Solr server, použití známého image pro Solr verze 8.11.1</text:span></text:p>
        </text:list-item>
        <text:list-item>
          <text:p text:style-name="P32"><text:span text:style-name="T62">volumes:<text:line-break/> <text:s/>- </text:span><text:span text:style-name="T26">/e</text:span><text:span text:style-name="T17">tc/</text:span><text:span text:style-name="T26">docker/edubot:/var/solr</text:span><text:span text:style-name="T45"><text:line-break/></text:span><text:span text:style-name="T49">–</text:span><text:span text:style-name="T50"> </text:span><text:span text:style-name="T55">použití úložiště pro Solr server – namapování cesty </text:span><text:span text:style-name="T25">/var/solr</text:span><text:span text:style-name="T55"> v kontejneru na cestu </text:span><text:span text:style-name="T69">/etc/docker/edubot</text:span><text:span text:style-name="T55"> na hostitelském </text:span><text:span text:style-name="T56">prostředí</text:span></text:p>
        </text:list-item>
        <text:list-item>
          <text:p text:style-name="P32"><text:soft-page-break/><text:span text:style-name="T62">networks:<text:line-break/> <text:s/>edubot_hintserver_server:<text:line-break/> <text:s text:c="3"/>driver: bridge</text:span><text:span text:style-name="T49"> <text:line-break/>–</text:span><text:span text:style-name="T50"> </text:span><text:span text:style-name="T55">definice sítě </text:span><text:span text:style-name="T69">edubot_hintserver_server</text:span><text:span text:style-name="T55">, pomocí které komunikují oba kontejnery</text:span></text:p>
        </text:list-item>
      </text:list>
      <text:p text:style-name="P91"/>
      <text:p text:style-name="P105">Alternativně lze použít inkrementální způsob konfigurace: použít základní <text:span text:style-name="T7">docker-container.yml</text:span> a popis overridů (tj. konfigurací, které se přepisují a případně doplňují) <text:span text:style-name="T7">docker-compose.dev.override.yml</text:span>. Příkaz pro sestavení v takovém případě je: <text:span text:style-name="T36">docker-compose -f docker-compose.yml -</text:span><text:span text:style-name="T35">f docker-compose.dev.override.yml </text:span><text:span text:style-name="T36">build</text:span> a příkaz pro spuštění je <text:span text:style-name="T36">docker-compose -f docker-compose.yml -</text:span><text:span text:style-name="T35">f docker-compose.dev.override.yml u</text:span><text:span text:style-name="T37">p -d</text:span>.</text:p>
      <text:h text:style-name="Heading_20_1" text:outline-level="1"><text:bookmark-start text:name="__RefHeading___Toc130_3729793514"/>Funkcionalita <text:span text:style-name="T1">generátoru nápověd</text:span><text:bookmark-end text:name="__RefHeading___Toc130_3729793514"/></text:h>
      <text:h text:style-name="P9" text:outline-level="2"><text:bookmark-start text:name="__RefHeading___Toc132_3729793514"/>Vyhledávání (stará verze pro zpětnou kompatibilitu)<text:bookmark-end text:name="__RefHeading___Toc132_3729793514"/></text:h>
      <text:p text:style-name="P123">Vygeneruje nápovědy podle vyhledávacích kritérií.</text:p>
      <text:p text:style-name="P127">Pro správné fungování je nutné, aby byly nakonfigurovány číselníkové hodnoty (dle sekce <text:bookmark-ref text:reference-format="text" text:ref-name="__RefHeading___Toc902_3729793514">Schéma konfigurace čísleníkových hodnot</text:bookmark-ref>), protože při vyhledávání dochází k překladu identifikátoru a kódu hodnoty na textovou hodnotu (tj. reálně uloženou v kolekci).</text:p>
      <text:p text:style-name="P125">Out-of-scope: U předchozí verze navíc docházelo k detekci klíčových slov, přesměrování na základě klíčových slov, vrácení záznamů odpovídajících vyhledávacím kritériím, vrácení statistik k <text:span text:style-name="T98">počtu odpovídajících záznamů pro jednotlivé číselníkové hodnoty. Tyto metody nebyly implementovány z několika důvodů (změna frameworku a implementaci, zobecnění řešení, reálné použití předchozí metody). Tyto metody by měly být implemtnovány samostatně a měly by být použity v jiných fázích vyhledávání (tj. systémověji; nikoliv zabaleny v jedné metodě a používány libovolně/zčásti/apod.). Pokud by bylo žádáno tyto metody impelemtnovat, je nutné upřesnit skutečné použití, rozhraní, konfiguraci apod.</text:span></text:p>
      <text:h text:style-name="Heading_20_3" text:outline-level="3"><text:bookmark-start text:name="__RefHeading___Toc136_3729793514"/>Rozhraní<text:bookmark-end text:name="__RefHeading___Toc136_3729793514"/></text:h>
      <text:p text:style-name="P120">Metoda HTTP POST <text:span text:style-name="T27">/search</text:span></text:p>
      <text:p text:style-name="P120">Request body: JSON obsahující objekt typu <text:a xlink:type="simple" xlink:href="#4.1.2.1.Formát objektu SearchRequest|outline" text:style-name="Internet_20_link" text:visited-style-name="Visited_20_Internet_20_Link"><text:span text:style-name="T27">SearchRequest</text:span></text:a></text:p>
      <text:p text:style-name="P120">Response body: JSON obsahující objekt typu <text:a xlink:type="simple" xlink:href="#4.1.2.4.Formát objektu SearchResponse|outline" text:style-name="Internet_20_link" text:visited-style-name="Visited_20_Internet_20_Link"><text:span text:style-name="T27">SearchResponse</text:span></text:a></text:p>
      <text:h text:style-name="P21" text:outline-level="4"><text:bookmark-start text:name="__RefHeading___Toc1951_3729793514"/>Formát objektu SearchRequest<text:bookmark-end text:name="__RefHeading___Toc1951_3729793514"/></text:h>
      <table:table table:name="Tabulka6" table:style-name="Tabulka6">
        <table:table-column table:style-name="Tabulka6.A"/>
        <table:table-column table:style-name="Tabulka6.B"/>
        <table:table-column table:style-name="Tabulka6.C"/>
        <table:table-row table:style-name="TableLine2188930728544">
          <table:table-cell table:style-name="Tabulka6.A1" office:value-type="string">
            <text:p text:style-name="P60">Položka</text:p>
          </table:table-cell>
          <table:table-cell table:style-name="Tabulka6.A1" office:value-type="string">
            <text:p text:style-name="P60">Typ</text:p>
          </table:table-cell>
          <table:table-cell table:style-name="Tabulka6.A1" office:value-type="string">
            <text:p text:style-name="P60">Význam</text:p>
          </table:table-cell>
        </table:table-row>
        <table:table-row table:style-name="TableLine2188930728544">
          <table:table-cell table:style-name="Tabulka6.A2" office:value-type="string">
            <text:p text:style-name="P46">{</text:p>
          </table:table-cell>
          <table:table-cell table:style-name="Tabulka6.B2" office:value-type="string">
            <text:p text:style-name="P46"/>
          </table:table-cell>
          <table:table-cell table:style-name="Tabulka6.C2" office:value-type="string">
            <text:p text:style-name="P54"/>
          </table:table-cell>
        </table:table-row>
        <table:table-row table:style-name="TableLine2188930728544">
          <table:table-cell table:style-name="Tabulka6.A2" office:value-type="string">
            <text:p text:style-name="P47"><text:s/><text:span text:style-name="T72"><text:s/></text:span><text:span text:style-name="T73">"</text:span><text:span text:style-name="T72">userId</text:span><text:span text:style-name="T73">": &lt;...</text:span><text:span text:style-name="T72">&gt;,</text:span></text:p>
          </table:table-cell>
          <table:table-cell table:style-name="Tabulka6.B3" office:value-type="string">
            <text:p text:style-name="P49">string</text:p>
          </table:table-cell>
          <table:table-cell table:style-name="Tabulka6.C3" office:value-type="string">
            <text:p text:style-name="P57">Nepoužíváno <text:span text:style-name="T80">(out-of-scope: id uživatele, který provádí vyhledávání</text:span><text:span text:style-name="T85">)</text:span></text:p>
          </table:table-cell>
        </table:table-row>
        <text:soft-page-break/>
        <table:table-row table:style-name="TableLine2188930728544">
          <table:table-cell table:style-name="Tabulka6.A2" office:value-type="string">
            <text:p text:style-name="P47"><text:span text:style-name="T72"><text:s text:c="2"/></text:span><text:span text:style-name="T73">"</text:span><text:span text:style-name="T72">query</text:span><text:span text:style-name="T73">": &lt;...</text:span><text:span text:style-name="T72">&gt;,</text:span></text:p>
          </table:table-cell>
          <table:table-cell table:style-name="Tabulka6.B4" office:value-type="string">
            <text:p text:style-name="P49">string</text:p>
          </table:table-cell>
          <table:table-cell table:style-name="Tabulka6.C4" office:value-type="string">
            <text:p text:style-name="P57">Textová část vyhledávacích kritérií</text:p>
          </table:table-cell>
        </table:table-row>
        <table:table-row table:style-name="TableLine2188930728544">
          <table:table-cell table:style-name="Tabulka6.A2" office:value-type="string">
            <text:p text:style-name="P47"><text:span text:style-name="T72"><text:s text:c="2"/></text:span><text:span text:style-name="T73">"</text:span><text:span text:style-name="T72">enumValues</text:span><text:span text:style-name="T73">": &lt;...</text:span><text:span text:style-name="T72">&gt;,</text:span></text:p>
          </table:table-cell>
          <table:table-cell table:style-name="Tabulka6.B5" office:value-type="string">
            <text:p text:style-name="P49"><text:a xlink:type="simple" xlink:href="#4.1.2.2.Formát objektu EnumList|outline" text:style-name="Internet_20_link" text:visited-style-name="Visited_20_Internet_20_Link">EnumList</text:a>[]</text:p>
          </table:table-cell>
          <table:table-cell table:style-name="Tabulka6.C5" office:value-type="string">
            <text:p text:style-name="P57">Číselníková část vyhledávacích kritérií</text:p>
          </table:table-cell>
        </table:table-row>
        <table:table-row table:style-name="TableLine2188930728544">
          <table:table-cell table:style-name="Tabulka6.A2" office:value-type="string">
            <text:p text:style-name="P47"><text:span text:style-name="T72"><text:s text:c="2"/></text:span><text:span text:style-name="T73">"</text:span><text:span text:style-name="T74">startIndex</text:span><text:span text:style-name="T73">": &lt;...</text:span><text:span text:style-name="T72">&gt;,</text:span></text:p>
          </table:table-cell>
          <table:table-cell table:style-name="Tabulka6.B6" office:value-type="string">
            <text:p text:style-name="P49">int</text:p>
          </table:table-cell>
          <table:table-cell table:style-name="Tabulka6.C6" office:value-type="string">
            <text:p text:style-name="P57">Nepoužíváno <text:span text:style-name="T80">(out-of-scope: index prvního vráceného záznamu; neimplementováno, tato metoda nyní nevrací žádné záznamy)</text:span></text:p>
          </table:table-cell>
        </table:table-row>
        <table:table-row table:style-name="TableLine2188930728544">
          <table:table-cell table:style-name="Tabulka6.A2" office:value-type="string">
            <text:p text:style-name="P47"><text:span text:style-name="T72"><text:s text:c="2"/></text:span><text:span text:style-name="T73">"</text:span><text:span text:style-name="T74">itemCount</text:span><text:span text:style-name="T73">": &lt;...</text:span><text:span text:style-name="T72">&gt;,</text:span></text:p>
          </table:table-cell>
          <table:table-cell table:style-name="Tabulka6.B7" office:value-type="string">
            <text:p text:style-name="P49">int</text:p>
          </table:table-cell>
          <table:table-cell table:style-name="Tabulka6.C7" office:value-type="string">
            <text:p text:style-name="P57">Nepoužíváno <text:span text:style-name="T80">(out-of-scope: počet vrácených záznamů; neimplementováno, tato metoda nyní nevrací žádné záznamy)</text:span></text:p>
          </table:table-cell>
        </table:table-row>
        <table:table-row table:style-name="TableLine2188930728544">
          <table:table-cell table:style-name="Tabulka6.A2" office:value-type="string">
            <text:p text:style-name="P47"><text:span text:style-name="T72"><text:s text:c="2"/></text:span><text:span text:style-name="T73">"</text:span><text:span text:style-name="T74">detectEnums</text:span><text:span text:style-name="T73">": &lt;...</text:span><text:span text:style-name="T72">&gt;,</text:span></text:p>
          </table:table-cell>
          <table:table-cell table:style-name="Tabulka6.B8" office:value-type="string">
            <text:p text:style-name="P49">bool</text:p>
          </table:table-cell>
          <table:table-cell table:style-name="Tabulka6.C8" office:value-type="string">
            <text:p text:style-name="P57">Nepoužíváno <text:span text:style-name="T80">(out-of-scope: detekce klíčových slov; neimplementováno, tato metoda slouží pouze pro generování nápověd)</text:span></text:p>
          </table:table-cell>
        </table:table-row>
        <table:table-row table:style-name="TableLine2188930728544">
          <table:table-cell table:style-name="Tabulka6.A2" office:value-type="string">
            <text:p text:style-name="P47"><text:span text:style-name="T72"><text:s text:c="2"/></text:span><text:span text:style-name="T73">"</text:span><text:span text:style-name="T74">returnSearchHints</text:span><text:span text:style-name="T73">": &lt;...</text:span><text:span text:style-name="T72">&gt;,</text:span></text:p>
          </table:table-cell>
          <table:table-cell table:style-name="Tabulka6.B9" office:value-type="string">
            <text:p text:style-name="P49">bool</text:p>
          </table:table-cell>
          <table:table-cell table:style-name="Tabulka6.C9" office:value-type="string">
            <text:p text:style-name="P57">Má výstup obsahovat standardní nápovědy?</text:p>
          </table:table-cell>
        </table:table-row>
        <table:table-row table:style-name="TableLine2188930728544">
          <table:table-cell table:style-name="Tabulka6.A2" office:value-type="string">
            <text:p text:style-name="P47"><text:span text:style-name="T72"><text:s text:c="2"/></text:span><text:span text:style-name="T73">"</text:span><text:span text:style-name="T74">returnWizardHints</text:span><text:span text:style-name="T73">": &lt;...</text:span><text:span text:style-name="T72">&gt;,</text:span></text:p>
          </table:table-cell>
          <table:table-cell table:style-name="Tabulka6.B10" office:value-type="string">
            <text:p text:style-name="P49">bool</text:p>
          </table:table-cell>
          <table:table-cell table:style-name="Tabulka6.C10" office:value-type="string">
            <text:p text:style-name="P57">Má výstup obsahovat nápovědy pro knihovníka?</text:p>
          </table:table-cell>
        </table:table-row>
        <table:table-row table:style-name="TableLine2188930728544">
          <table:table-cell table:style-name="Tabulka6.A2" office:value-type="string">
            <text:p text:style-name="P47"><text:span text:style-name="T72"><text:s text:c="2"/></text:span><text:span text:style-name="T73">"</text:span><text:span text:style-name="T74">doRedirection</text:span><text:span text:style-name="T73">": &lt;...</text:span><text:span text:style-name="T72">&gt;,</text:span></text:p>
          </table:table-cell>
          <table:table-cell table:style-name="Tabulka6.B11" office:value-type="string">
            <text:p text:style-name="P49">bool</text:p>
          </table:table-cell>
          <table:table-cell table:style-name="Tabulka6.C11" office:value-type="string">
            <text:p text:style-name="P57">Nepoužíváno <text:span text:style-name="T80">(out-of-scope: úprava dotazu na základě klíčových slov; neimplementováno, tato metoda slouží pouze pro generování nápověd)</text:span></text:p>
          </table:table-cell>
        </table:table-row>
        <table:table-row table:style-name="TableLine2188930728544">
          <table:table-cell table:style-name="Tabulka6.A2" office:value-type="string">
            <text:p text:style-name="P47"><text:span text:style-name="T72"><text:s text:c="2"/></text:span><text:span text:style-name="T73">"</text:span><text:span text:style-name="T74">useLemmatizer</text:span><text:span text:style-name="T73">": &lt;...</text:span><text:span text:style-name="T72">&gt;</text:span></text:p>
          </table:table-cell>
          <table:table-cell table:style-name="Tabulka6.B12" office:value-type="string">
            <text:p text:style-name="P49">bool</text:p>
          </table:table-cell>
          <table:table-cell table:style-name="Tabulka6.C12" office:value-type="string">
            <text:p text:style-name="P57">Nepoužíváno <text:span text:style-name="T80">(out-of-scope: použití lemmatizace; neimplementováno, pokud má docházet k použití několika textových hodnot, bude nutné upravit rozhraní, tj. použít jiné – ponecháno jen kvůli zpětné kompatibilitě)</text:span></text:p>
          </table:table-cell>
        </table:table-row>
        <table:table-row table:style-name="TableLine2188930728544">
          <table:table-cell table:style-name="Tabulka6.A2" office:value-type="string">
            <text:p text:style-name="P47">}</text:p>
          </table:table-cell>
          <table:table-cell table:style-name="Tabulka6.B13" office:value-type="string">
            <text:p text:style-name="P46"/>
          </table:table-cell>
          <table:table-cell table:style-name="Tabulka6.C13" office:value-type="string">
            <text:p text:style-name="P54"/>
          </table:table-cell>
        </table:table-row>
      </table:table>
      <text:h text:style-name="Heading_20_4" text:outline-level="4"><text:bookmark-start text:name="__RefHeading___Toc1953_3729793514"/>Formát objektu EnumList<text:bookmark-end text:name="__RefHeading___Toc1953_3729793514"/></text:h>
      <table:table table:name="Tabulka7" table:style-name="Tabulka7">
        <table:table-column table:style-name="Tabulka7.A"/>
        <table:table-column table:style-name="Tabulka7.B"/>
        <table:table-column table:style-name="Tabulka7.C"/>
        <table:table-row table:style-name="TableLine2188930776064">
          <table:table-cell table:style-name="Tabulka7.A1" office:value-type="string">
            <text:p text:style-name="P60">Položka</text:p>
          </table:table-cell>
          <table:table-cell table:style-name="Tabulka7.A1" office:value-type="string">
            <text:p text:style-name="P60">Typ</text:p>
          </table:table-cell>
          <table:table-cell table:style-name="Tabulka7.A1" office:value-type="string">
            <text:p text:style-name="P60">Význam</text:p>
          </table:table-cell>
        </table:table-row>
        <table:table-row table:style-name="TableLine2188930776064">
          <table:table-cell table:style-name="Tabulka7.A2" office:value-type="string">
            <text:p text:style-name="P47">{</text:p>
          </table:table-cell>
          <table:table-cell table:style-name="Tabulka7.B2" office:value-type="string">
            <text:p text:style-name="P47"/>
          </table:table-cell>
          <table:table-cell table:style-name="Tabulka7.C2" office:value-type="string">
            <text:p text:style-name="P55"/>
          </table:table-cell>
        </table:table-row>
        <table:table-row table:style-name="TableLine2188930776064">
          <table:table-cell table:style-name="Tabulka7.A2" office:value-type="string">
            <text:p text:style-name="P47"><text:s/><text:span text:style-name="T72"><text:s/></text:span><text:span text:style-name="T73">"</text:span><text:span text:style-name="T76">enumType</text:span><text:span text:style-name="T73">": &lt;...</text:span><text:span text:style-name="T72">&gt;,</text:span></text:p>
          </table:table-cell>
          <table:table-cell table:style-name="Tabulka7.B3" office:value-type="string">
            <text:p text:style-name="P49">string</text:p>
          </table:table-cell>
          <table:table-cell table:style-name="Tabulka7.C3" office:value-type="string">
            <text:p text:style-name="P64"><text:span text:style-name="T92">N</text:span>ázev fieldu</text:p>
          </table:table-cell>
        </table:table-row>
        <table:table-row table:style-name="TableLine2188930776064">
          <table:table-cell table:style-name="Tabulka7.A2" office:value-type="string">
            <text:p text:style-name="P47"><text:span text:style-name="T72"><text:s text:c="2"/></text:span><text:span text:style-name="T73">"</text:span><text:span text:style-name="T76">isNotRelevant</text:span><text:span text:style-name="T73">": &lt;...</text:span><text:span text:style-name="T72">&gt;,</text:span></text:p>
          </table:table-cell>
          <table:table-cell table:style-name="Tabulka7.B4" office:value-type="string">
            <text:p text:style-name="P53">bool</text:p>
          </table:table-cell>
          <table:table-cell table:style-name="Tabulka7.C4" office:value-type="string">
            <text:p text:style-name="P63">Je field nerelevantní (tj. uživatel přeskočil výběr hodnoty u knihovníka)</text:p>
          </table:table-cell>
        </table:table-row>
        <table:table-row table:style-name="TableLine2188930776064">
          <table:table-cell table:style-name="Tabulka7.A2" office:value-type="string">
            <text:p text:style-name="P47"><text:span text:style-name="T72"><text:s text:c="2"/></text:span><text:span text:style-name="T73">"</text:span><text:span text:style-name="T76">values</text:span><text:span text:style-name="T73">": &lt;...</text:span><text:span text:style-name="T72">&gt;,</text:span></text:p>
          </table:table-cell>
          <table:table-cell table:style-name="Tabulka7.B5" office:value-type="string">
            <text:p text:style-name="P49"><text:a xlink:type="simple" xlink:href="#4.1.2.3.Formát objektu EnumListItem|outline" text:style-name="Internet_20_link" text:visited-style-name="Visited_20_Internet_20_Link">EnumList</text:a><text:a xlink:type="simple" xlink:href="#4.1.2.3.Formát objektu EnumListItem|outline" text:style-name="Internet_20_link" text:visited-style-name="Visited_20_Internet_20_Link"><text:span text:style-name="T94">Item</text:span></text:a>[]</text:p>
          </table:table-cell>
          <table:table-cell table:style-name="Tabulka7.C5" office:value-type="string">
            <text:p text:style-name="P63">Hodnoty fieldu</text:p>
          </table:table-cell>
        </table:table-row>
        <table:table-row table:style-name="TableLine2188930776064">
          <table:table-cell table:style-name="Tabulka7.A2" office:value-type="string">
            <text:p text:style-name="P47">}</text:p>
          </table:table-cell>
          <table:table-cell table:style-name="Tabulka7.B6" office:value-type="string">
            <text:p text:style-name="P47"/>
          </table:table-cell>
          <table:table-cell table:style-name="Tabulka7.C6" office:value-type="string">
            <text:p text:style-name="P55"/>
          </table:table-cell>
        </table:table-row>
      </table:table>
      <text:h text:style-name="P22" text:outline-level="4"><text:bookmark-start text:name="__RefHeading___Toc1955_3729793514"/><text:soft-page-break/>Formát objektu EnumListItem<text:bookmark-end text:name="__RefHeading___Toc1955_3729793514"/></text:h>
      <table:table table:name="Tabulka9" table:style-name="Tabulka9">
        <table:table-column table:style-name="Tabulka9.A"/>
        <table:table-column table:style-name="Tabulka9.B"/>
        <table:table-column table:style-name="Tabulka9.C"/>
        <table:table-row table:style-name="TableLine2188932865200">
          <table:table-cell table:style-name="Tabulka9.A1" office:value-type="string">
            <text:p text:style-name="P61">Položka</text:p>
          </table:table-cell>
          <table:table-cell table:style-name="Tabulka9.A1" office:value-type="string">
            <text:p text:style-name="P61">Typ</text:p>
          </table:table-cell>
          <table:table-cell table:style-name="Tabulka9.A1" office:value-type="string">
            <text:p text:style-name="P61">Význam</text:p>
          </table:table-cell>
        </table:table-row>
        <table:table-row table:style-name="TableLine2188932865200">
          <table:table-cell table:style-name="Tabulka9.A2" office:value-type="string">
            <text:p text:style-name="P48">{</text:p>
          </table:table-cell>
          <table:table-cell table:style-name="Tabulka9.B2" office:value-type="string">
            <text:p text:style-name="P48"/>
          </table:table-cell>
          <table:table-cell table:style-name="Tabulka9.C2" office:value-type="string">
            <text:p text:style-name="P56"/>
          </table:table-cell>
        </table:table-row>
        <table:table-row table:style-name="TableLine2188932865200">
          <table:table-cell table:style-name="Tabulka9.A2" office:value-type="string">
            <text:p text:style-name="P48"><text:s/><text:span text:style-name="T72"><text:s/></text:span><text:span text:style-name="T73">"</text:span><text:span text:style-name="T76">id</text:span><text:span text:style-name="T73">": &lt;...</text:span><text:span text:style-name="T72">&gt;,</text:span></text:p>
          </table:table-cell>
          <table:table-cell table:style-name="Tabulka9.B3" office:value-type="string">
            <text:p text:style-name="P53">int</text:p>
          </table:table-cell>
          <table:table-cell table:style-name="Tabulka9.C3" office:value-type="string">
            <text:p text:style-name="P64">Id číselníkové hodnoty (dle konfigurace)</text:p>
          </table:table-cell>
        </table:table-row>
        <table:table-row table:style-name="TableLine2188932865200">
          <table:table-cell table:style-name="Tabulka9.A2" office:value-type="string">
            <text:p text:style-name="P48"><text:span text:style-name="T72"><text:s text:c="2"/></text:span><text:span text:style-name="T73">"</text:span><text:span text:style-name="T76">valueCode</text:span><text:span text:style-name="T73">": &lt;...</text:span><text:span text:style-name="T72">&gt;,</text:span></text:p>
          </table:table-cell>
          <table:table-cell table:style-name="Tabulka9.B4" office:value-type="string">
            <text:p text:style-name="P51">string</text:p>
          </table:table-cell>
          <table:table-cell table:style-name="Tabulka9.C4" office:value-type="string">
            <text:p text:style-name="P63">Kód číselníkové hodnoty (dle konfigurace)</text:p>
          </table:table-cell>
        </table:table-row>
        <table:table-row table:style-name="TableLine2188932865200">
          <table:table-cell table:style-name="Tabulka9.A2" office:value-type="string">
            <text:p text:style-name="P48">}</text:p>
          </table:table-cell>
          <table:table-cell table:style-name="Tabulka9.B5" office:value-type="string">
            <text:p text:style-name="P48"/>
          </table:table-cell>
          <table:table-cell table:style-name="Tabulka9.C5" office:value-type="string">
            <text:p text:style-name="P56"/>
          </table:table-cell>
        </table:table-row>
      </table:table>
      <text:h text:style-name="P23" text:outline-level="4"><text:bookmark-start text:name="__RefHeading___Toc1957_3729793514"/>Formát objektu SearchRespons<text:span text:style-name="T91">e</text:span><text:bookmark-end text:name="__RefHeading___Toc1957_3729793514"/></text:h>
      <table:table table:name="Tabulka8" table:style-name="Tabulka8">
        <table:table-column table:style-name="Tabulka8.A"/>
        <table:table-column table:style-name="Tabulka8.B"/>
        <table:table-column table:style-name="Tabulka8.C"/>
        <table:table-row table:style-name="TableLine2188930744096">
          <table:table-cell table:style-name="Tabulka8.A1" office:value-type="string">
            <text:p text:style-name="P60">Položka</text:p>
          </table:table-cell>
          <table:table-cell table:style-name="Tabulka8.A1" office:value-type="string">
            <text:p text:style-name="P60">Typ</text:p>
          </table:table-cell>
          <table:table-cell table:style-name="Tabulka8.A1" office:value-type="string">
            <text:p text:style-name="P60">Význam</text:p>
          </table:table-cell>
        </table:table-row>
        <table:table-row table:style-name="TableLine2188930744096">
          <table:table-cell table:style-name="Tabulka8.A2" office:value-type="string">
            <text:p text:style-name="P47">{</text:p>
          </table:table-cell>
          <table:table-cell table:style-name="Tabulka8.B2" office:value-type="string">
            <text:p text:style-name="P47"/>
          </table:table-cell>
          <table:table-cell table:style-name="Tabulka8.C2" office:value-type="string">
            <text:p text:style-name="P55"/>
          </table:table-cell>
        </table:table-row>
        <table:table-row table:style-name="TableLine2188930744096">
          <table:table-cell table:style-name="Tabulka8.A2" office:value-type="string">
            <text:p text:style-name="P47"><text:s/><text:span text:style-name="T72"><text:s/></text:span><text:span text:style-name="T73">"</text:span><text:span text:style-name="T74">originalQuery</text:span><text:span text:style-name="T73">": &lt;...</text:span><text:span text:style-name="T72">&gt;,</text:span></text:p>
          </table:table-cell>
          <table:table-cell table:style-name="Tabulka8.B8" office:value-type="string">
            <text:p text:style-name="P49">string</text:p>
          </table:table-cell>
          <table:table-cell table:style-name="Tabulka8.C8" office:value-type="string">
            <text:p text:style-name="P57">Textová část vyhledávacích kritérií z původního dotazu <text:s/></text:p>
          </table:table-cell>
        </table:table-row>
        <table:table-row table:style-name="TableLine2188930744096">
          <table:table-cell table:style-name="Tabulka8.A2" office:value-type="string">
            <text:p text:style-name="P47"><text:span text:style-name="T72"><text:s text:c="2"/></text:span><text:span text:style-name="T73">"</text:span><text:span text:style-name="T74">startIndex</text:span><text:span text:style-name="T73">": &lt;...</text:span><text:span text:style-name="T72">&gt;,</text:span></text:p>
          </table:table-cell>
          <table:table-cell table:style-name="Tabulka8.B8" office:value-type="string">
            <text:p text:style-name="P49">int</text:p>
          </table:table-cell>
          <table:table-cell table:style-name="Tabulka8.C8" office:value-type="string">
            <text:p text:style-name="P57">Konstanta 0 <text:span text:style-name="T80">(out-of-scope: hodnota z původního dotazu)</text:span></text:p>
          </table:table-cell>
        </table:table-row>
        <table:table-row table:style-name="TableLine2188930744096">
          <table:table-cell table:style-name="Tabulka8.A2" office:value-type="string">
            <text:p text:style-name="P47"><text:span text:style-name="T72"><text:s text:c="2"/></text:span><text:span text:style-name="T73">"</text:span><text:span text:style-name="T74">itemCount</text:span><text:span text:style-name="T73">": &lt;...</text:span><text:span text:style-name="T72">&gt;,</text:span></text:p>
          </table:table-cell>
          <table:table-cell table:style-name="Tabulka8.B8" office:value-type="string">
            <text:p text:style-name="P49">int</text:p>
          </table:table-cell>
          <table:table-cell table:style-name="Tabulka8.C8" office:value-type="string">
            <text:p text:style-name="P57">Konstanta 0 <text:span text:style-name="T80">(out-of-scope: hodnota z původního dotazu)</text:span></text:p>
          </table:table-cell>
        </table:table-row>
        <table:table-row table:style-name="TableLine2188930744096">
          <table:table-cell table:style-name="Tabulka8.A2" office:value-type="string">
            <text:p text:style-name="P47"><text:span text:style-name="T72"><text:s text:c="2"/></text:span><text:span text:style-name="T73">"</text:span><text:span text:style-name="T75">total</text:span><text:span text:style-name="T74">Count</text:span><text:span text:style-name="T73">": &lt;...</text:span><text:span text:style-name="T72">&gt;,</text:span></text:p>
          </table:table-cell>
          <table:table-cell table:style-name="Tabulka8.B8" office:value-type="string">
            <text:p text:style-name="P49">int</text:p>
          </table:table-cell>
          <table:table-cell table:style-name="Tabulka8.C8" office:value-type="string">
            <text:p text:style-name="P57">Konstanta 0 <text:span text:style-name="T80">(out-of-scope: </text:span><text:span text:style-name="T85">celkový počet záznamů odpovídající vyhledávacím kritériím; neimplementováno, tato metoda slouží pouze pro generování nápověd</text:span><text:span text:style-name="T80">)</text:span></text:p>
          </table:table-cell>
        </table:table-row>
        <table:table-row table:style-name="TableLine2188930744096">
          <table:table-cell table:style-name="Tabulka8.A2" office:value-type="string">
            <text:p text:style-name="P47"><text:s/><text:span text:style-name="T72"><text:s/></text:span><text:span text:style-name="T73">"</text:span><text:span text:style-name="T75">reducedQuery</text:span><text:span text:style-name="T73">": &lt;...</text:span><text:span text:style-name="T72">&gt;,</text:span></text:p>
          </table:table-cell>
          <table:table-cell table:style-name="Tabulka8.B8" office:value-type="string">
            <text:p text:style-name="P49">string</text:p>
          </table:table-cell>
          <table:table-cell table:style-name="Tabulka8.C8" office:value-type="string">
            <text:p text:style-name="P58">Textová část vyhledávacích kritérií z původního dotazu <text:span text:style-name="T80">(out-of-scope: </text:span><text:span text:style-name="T85">textová část vyhledávacího dotazu po detekci klíčových slov </text:span><text:span text:style-name="T87">a přesměrování</text:span><text:span text:style-name="T80">)</text:span> </text:p>
          </table:table-cell>
        </table:table-row>
        <table:table-row table:style-name="TableLine2188930744096">
          <table:table-cell table:style-name="Tabulka8.A2" office:value-type="string">
            <text:p text:style-name="P47"><text:span text:style-name="T72"><text:s text:c="2"/></text:span><text:span text:style-name="T73">"</text:span><text:span text:style-name="T72">enumValues</text:span><text:span text:style-name="T73">": &lt;...</text:span><text:span text:style-name="T72">&gt;,</text:span></text:p>
          </table:table-cell>
          <table:table-cell table:style-name="Tabulka8.B8" office:value-type="string">
            <text:p text:style-name="P49"><text:a xlink:type="simple" xlink:href="#4.1.2.2.Formát objektu EnumList|outline" text:style-name="Internet_20_link" text:visited-style-name="Visited_20_Internet_20_Link">EnumList</text:a>[]</text:p>
          </table:table-cell>
          <table:table-cell table:style-name="Tabulka8.C8" office:value-type="string">
            <text:p text:style-name="P59">Číselníková část vyhledávacích kritérií <text:span text:style-name="T80">(out-of-scope: </text:span><text:span text:style-name="T85">číselníková část vyhledávacího dotazu po detekci klíčových slov </text:span><text:span text:style-name="T87">a přesměrování</text:span><text:span text:style-name="T80">)</text:span> </text:p>
          </table:table-cell>
        </table:table-row>
        <table:table-row table:style-name="TableLine2188930744096">
          <table:table-cell table:style-name="Tabulka8.A2" office:value-type="string">
            <text:p text:style-name="P47"><text:span text:style-name="T72"><text:s text:c="2"/></text:span><text:span text:style-name="T73">"</text:span><text:span text:style-name="T75">items</text:span><text:span text:style-name="T73">": &lt;...</text:span><text:span text:style-name="T72">&gt;,</text:span></text:p>
          </table:table-cell>
          <table:table-cell table:style-name="Tabulka8.B9" office:value-type="string">
            <text:p text:style-name="P52"><text:a xlink:type="simple" xlink:href="#4.1.2.5.Out-of-scope: Formát objektu ResultItem|outline" text:style-name="Internet_20_link" text:visited-style-name="Visited_20_Internet_20_Link">ResultItem</text:a>[]</text:p>
          </table:table-cell>
          <table:table-cell table:style-name="Tabulka8.C9" office:value-type="string">
            <text:p text:style-name="P62">Konstanta []<text:span text:style-name="T91"> </text:span><text:span text:style-name="T86">(out-of-scope: </text:span><text:span text:style-name="T80">číselníková část vyhledávacího dotazu po detekci klíčových slov</text:span><text:span text:style-name="T86">)</text:span><text:span text:style-name="T91"> </text:span></text:p>
          </table:table-cell>
        </table:table-row>
        <table:table-row table:style-name="TableLine2188930744096">
          <table:table-cell table:style-name="Tabulka8.A2" office:value-type="string">
            <text:p text:style-name="P47"><text:span text:style-name="T72"><text:s text:c="2"/></text:span><text:span text:style-name="T73">"</text:span><text:span text:style-name="T75">s</text:span><text:span text:style-name="T74">earchHints</text:span><text:span text:style-name="T73">": &lt;...</text:span><text:span text:style-name="T72">&gt;,</text:span></text:p>
          </table:table-cell>
          <table:table-cell table:style-name="Tabulka8.B10" office:value-type="string">
            <text:p text:style-name="P52"><text:a xlink:type="simple" xlink:href="#4.1.2.6.Formát objektu EnumItem|outline" text:style-name="Internet_20_link" text:visited-style-name="Visited_20_Internet_20_Link">EnumItem</text:a>[][]</text:p>
          </table:table-cell>
          <table:table-cell table:style-name="Tabulka8.C10" office:value-type="string">
            <text:p text:style-name="P62">Vygenerované nápovědy (nebo null v případě negenerování nápověd); každá nápověda má tvar <text:a xlink:type="simple" xlink:href="#4.1.2.6.Formát objektu EnumItem|outline" text:style-name="Internet_20_link" text:visited-style-name="Visited_20_Internet_20_Link"><text:span text:style-name="T27">EnumItem</text:span></text:a><text:span text:style-name="T27">[]</text:span><text:span text:style-name="T93">, kde každý </text:span><text:a xlink:type="simple" xlink:href="#4.1.2.6.Formát objektu EnumItem|outline" text:style-name="Internet_20_link" text:visited-style-name="Visited_20_Internet_20_Link"><text:span text:style-name="T27">EnumItem</text:span></text:a> odpovídá jedné čísleníkové hodnotě</text:p>
          </table:table-cell>
        </table:table-row>
        <text:soft-page-break/>
        <table:table-row table:style-name="TableLine2188930744096">
          <table:table-cell table:style-name="Tabulka8.A2" office:value-type="string">
            <text:p text:style-name="P47"><text:span text:style-name="T72"><text:s text:c="2"/></text:span><text:span text:style-name="T73">"</text:span><text:span text:style-name="T75">w</text:span><text:span text:style-name="T74">izardHints</text:span><text:span text:style-name="T73">": &lt;...</text:span><text:span text:style-name="T72">&gt;,</text:span></text:p>
          </table:table-cell>
          <table:table-cell table:style-name="Tabulka8.B11" office:value-type="string">
            <text:p text:style-name="P50"><text:a xlink:type="simple" xlink:href="#4.1.2.2.Formát objektu EnumList|outline" text:style-name="Internet_20_link" text:visited-style-name="Visited_20_Internet_20_Link">EnumList</text:a></text:p>
          </table:table-cell>
          <table:table-cell table:style-name="Tabulka8.C11" office:value-type="string">
            <text:p text:style-name="P62">Vygenerovaná nápověda (nebo null v případě negenerování nápověd)</text:p>
          </table:table-cell>
        </table:table-row>
        <table:table-row table:style-name="TableLine2188930744096">
          <table:table-cell table:style-name="Tabulka8.A2" office:value-type="string">
            <text:p text:style-name="P47"><text:span text:style-name="T72"><text:s text:c="2"/></text:span><text:span text:style-name="T73">"</text:span><text:span text:style-name="T75">dropdownValues</text:span><text:span text:style-name="T73">": &lt;...</text:span><text:span text:style-name="T72">&gt;,</text:span></text:p>
          </table:table-cell>
          <table:table-cell table:style-name="Tabulka8.B12" office:value-type="string">
            <text:p text:style-name="P52"><text:a xlink:type="simple" xlink:href="#4.1.2.7.Out-of-scope: Formát objektu EnumCountList|outline" text:style-name="Internet_20_link" text:visited-style-name="Visited_20_Internet_20_Link">EnumCountList</text:a>[]</text:p>
          </table:table-cell>
          <table:table-cell table:style-name="Tabulka8.C12" office:value-type="string">
            <text:p text:style-name="P62">Konstanta []<text:span text:style-name="T91"> </text:span><text:span text:style-name="T86">(out-of-scope: </text:span><text:span text:style-name="T80">počty záznamů odpovídajících vyhledávacím kritériím vzhledem k jednotlivým číselníkovým hodnotám; neimplementováno, tato metoda slouží pouze pro generování nápověd</text:span><text:span text:style-name="T86">)</text:span><text:span text:style-name="T91"> </text:span></text:p>
          </table:table-cell>
        </table:table-row>
        <table:table-row table:style-name="TableLine2188930744096">
          <table:table-cell table:style-name="Tabulka8.A2" office:value-type="string">
            <text:p text:style-name="P47"><text:span text:style-name="T73"><text:s text:c="2"/>"</text:span><text:span text:style-name="T74">redirectedFromReducedQuery</text:span><text:span text:style-name="T73">": &lt;...</text:span><text:span text:style-name="T72">&gt;,</text:span></text:p>
          </table:table-cell>
          <table:table-cell table:style-name="Tabulka8.B13" office:value-type="string">
            <text:p text:style-name="P53">string</text:p>
          </table:table-cell>
          <table:table-cell table:style-name="Tabulka8.C13" office:value-type="string">
            <text:p text:style-name="P58"><text:span text:style-name="T94">Konstanta null</text:span> <text:span text:style-name="T80">(out-of-scope: </text:span><text:span text:style-name="T85">textová část vyhledávacího dotazu </text:span><text:span text:style-name="T87">před přesměrováním, pokud k němu došlo</text:span><text:span text:style-name="T80">)</text:span> </text:p>
          </table:table-cell>
        </table:table-row>
        <table:table-row table:style-name="TableLine2188930744096">
          <table:table-cell table:style-name="Tabulka8.A2" office:value-type="string">
            <text:p text:style-name="P47"><text:span text:style-name="T72"><text:s text:c="2"/></text:span><text:span text:style-name="T73">"</text:span><text:span text:style-name="T74">redirectedFromEnumValues</text:span><text:span text:style-name="T73">": &lt;...</text:span><text:span text:style-name="T72">&gt;</text:span></text:p>
          </table:table-cell>
          <table:table-cell table:style-name="Tabulka8.B14" office:value-type="string">
            <text:p text:style-name="P49"><text:a xlink:type="simple" xlink:href="#4.1.2.2.Formát objektu EnumList|outline" text:style-name="Internet_20_link" text:visited-style-name="Visited_20_Internet_20_Link">EnumList</text:a>[]</text:p>
          </table:table-cell>
          <table:table-cell table:style-name="Tabulka8.C14" office:value-type="string">
            <text:p text:style-name="P59"><text:span text:style-name="T94">Konstanta null</text:span> <text:span text:style-name="T80">(out-of-scope: </text:span><text:span text:style-name="T85">číselníková část vyhledávacího dotazu </text:span><text:span text:style-name="T87">před přesměrováním, pokud k němu došlo</text:span><text:span text:style-name="T80">)</text:span> </text:p>
          </table:table-cell>
        </table:table-row>
        <table:table-row table:style-name="TableLine2188930744096">
          <table:table-cell table:style-name="Tabulka8.A2" office:value-type="string">
            <text:p text:style-name="P47">}</text:p>
          </table:table-cell>
          <table:table-cell table:style-name="Tabulka8.B15" office:value-type="string">
            <text:p text:style-name="P47"/>
          </table:table-cell>
          <table:table-cell table:style-name="Tabulka8.C15" office:value-type="string">
            <text:p text:style-name="P55"/>
          </table:table-cell>
        </table:table-row>
      </table:table>
      <text:h text:style-name="P24" text:outline-level="4"><text:bookmark-start text:name="__RefHeading___Toc1959_3729793514"/>Out-of-scope: Formát objektu ResultItem<text:bookmark-end text:name="__RefHeading___Toc1959_3729793514"/></text:h>
      <table:table table:name="Tabulka10" table:style-name="Tabulka10">
        <table:table-column table:style-name="Tabulka10.A"/>
        <table:table-column table:style-name="Tabulka10.B"/>
        <table:table-column table:style-name="Tabulka10.C"/>
        <table:table-row table:style-name="TableLine2190211573504">
          <table:table-cell table:style-name="Tabulka10.A1" office:value-type="string">
            <text:p text:style-name="P70">Položka</text:p>
          </table:table-cell>
          <table:table-cell table:style-name="Tabulka10.A1" office:value-type="string">
            <text:p text:style-name="P70">Typ</text:p>
          </table:table-cell>
          <table:table-cell table:style-name="Tabulka10.A1" office:value-type="string">
            <text:p text:style-name="P70">Význam</text:p>
          </table:table-cell>
        </table:table-row>
        <table:table-row table:style-name="TableLine2190211573504">
          <table:table-cell table:style-name="Tabulka10.A2" office:value-type="string">
            <text:p text:style-name="P73">{</text:p>
          </table:table-cell>
          <table:table-cell table:style-name="Tabulka10.B2" office:value-type="string">
            <text:p text:style-name="P73"/>
          </table:table-cell>
          <table:table-cell table:style-name="Tabulka10.C2" office:value-type="string">
            <text:p text:style-name="P71"/>
          </table:table-cell>
        </table:table-row>
        <table:table-row table:style-name="TableLine2190211573504">
          <table:table-cell table:style-name="Tabulka10.A2" office:value-type="string">
            <text:p text:style-name="P73"><text:s/><text:span text:style-name="T72"><text:s/></text:span><text:span text:style-name="T73">"</text:span><text:span text:style-name="T76">id</text:span><text:span text:style-name="T73">": &lt;...</text:span><text:span text:style-name="T72">&gt;,</text:span></text:p>
          </table:table-cell>
          <table:table-cell table:style-name="Tabulka10.B5" office:value-type="string">
            <text:p text:style-name="P74">str</text:p>
          </table:table-cell>
          <table:table-cell table:style-name="Tabulka10.C5" office:value-type="string">
            <text:p text:style-name="P72">Id záznamu</text:p>
          </table:table-cell>
        </table:table-row>
        <table:table-row table:style-name="TableLine2190211573504">
          <table:table-cell table:style-name="Tabulka10.A2" office:value-type="string">
            <text:p text:style-name="P73"><text:s/><text:span text:style-name="T72"><text:s/></text:span><text:span text:style-name="T73">"</text:span><text:span text:style-name="T76">url</text:span><text:span text:style-name="T73">": &lt;...</text:span><text:span text:style-name="T72">&gt;,</text:span></text:p>
          </table:table-cell>
          <table:table-cell table:style-name="Tabulka10.B5" office:value-type="string">
            <text:p text:style-name="P74">str</text:p>
          </table:table-cell>
          <table:table-cell table:style-name="Tabulka10.C5" office:value-type="string">
            <text:p text:style-name="P72">URL záznamu</text:p>
          </table:table-cell>
        </table:table-row>
        <table:table-row table:style-name="TableLine2190211573504">
          <table:table-cell table:style-name="Tabulka10.A2" office:value-type="string">
            <text:p text:style-name="P73"><text:s/><text:span text:style-name="T72"><text:s/></text:span><text:span text:style-name="T73">"</text:span><text:span text:style-name="T76">title</text:span><text:span text:style-name="T73">": &lt;...</text:span><text:span text:style-name="T72">&gt;,</text:span></text:p>
          </table:table-cell>
          <table:table-cell table:style-name="Tabulka10.B5" office:value-type="string">
            <text:p text:style-name="P74">str</text:p>
          </table:table-cell>
          <table:table-cell table:style-name="Tabulka10.C5" office:value-type="string">
            <text:p text:style-name="P72">Titulek záznamu</text:p>
          </table:table-cell>
        </table:table-row>
        <table:table-row table:style-name="TableLine2190211573504">
          <table:table-cell table:style-name="Tabulka10.A2" office:value-type="string">
            <text:p text:style-name="P73"><text:s/><text:span text:style-name="T72"><text:s/></text:span><text:span text:style-name="T73">"</text:span><text:span text:style-name="T76">score</text:span><text:span text:style-name="T73">": &lt;...</text:span><text:span text:style-name="T72">&gt;,</text:span></text:p>
          </table:table-cell>
          <table:table-cell table:style-name="Tabulka10.B6" office:value-type="string">
            <text:p text:style-name="P74">float</text:p>
          </table:table-cell>
          <table:table-cell table:style-name="Tabulka10.C6" office:value-type="string">
            <text:p text:style-name="P72">Skóre relevance</text:p>
          </table:table-cell>
        </table:table-row>
        <table:table-row table:style-name="TableLine2190211573504">
          <table:table-cell table:style-name="Tabulka10.A2" office:value-type="string">
            <text:p text:style-name="P73">}</text:p>
          </table:table-cell>
          <table:table-cell table:style-name="Tabulka10.B7" office:value-type="string">
            <text:p text:style-name="P73"/>
          </table:table-cell>
          <table:table-cell table:style-name="Tabulka10.C7" office:value-type="string">
            <text:p text:style-name="P71"/>
          </table:table-cell>
        </table:table-row>
      </table:table>
      <text:h text:style-name="P23" text:outline-level="4"><text:bookmark-start text:name="__RefHeading___Toc1961_3729793514"/>Formát objektu EnumItem<text:bookmark-end text:name="__RefHeading___Toc1961_3729793514"/></text:h>
      <table:table table:name="Tabulka13" table:style-name="Tabulka13">
        <table:table-column table:style-name="Tabulka13.A"/>
        <table:table-column table:style-name="Tabulka13.B"/>
        <table:table-column table:style-name="Tabulka13.C"/>
        <table:table-row table:style-name="TableLine2188724963824">
          <table:table-cell table:style-name="Tabulka13.A1" office:value-type="string">
            <text:p text:style-name="P61">Položka</text:p>
          </table:table-cell>
          <table:table-cell table:style-name="Tabulka13.A1" office:value-type="string">
            <text:p text:style-name="P61">Typ</text:p>
          </table:table-cell>
          <table:table-cell table:style-name="Tabulka13.A1" office:value-type="string">
            <text:p text:style-name="P61">Význam</text:p>
          </table:table-cell>
        </table:table-row>
        <table:table-row table:style-name="TableLine2188724963824">
          <table:table-cell table:style-name="Tabulka13.A2" office:value-type="string">
            <text:p text:style-name="P48">{</text:p>
          </table:table-cell>
          <table:table-cell table:style-name="Tabulka13.B2" office:value-type="string">
            <text:p text:style-name="P48"/>
          </table:table-cell>
          <table:table-cell table:style-name="Tabulka13.C2" office:value-type="string">
            <text:p text:style-name="P56"/>
          </table:table-cell>
        </table:table-row>
        <table:table-row table:style-name="TableLine2188724963824">
          <table:table-cell table:style-name="Tabulka13.A2" office:value-type="string">
            <text:p text:style-name="P48"><text:s/><text:span text:style-name="T72"><text:s/></text:span><text:span text:style-name="T73">"</text:span><text:span text:style-name="T76">id</text:span><text:span text:style-name="T73">": &lt;...</text:span><text:span text:style-name="T72">&gt;,</text:span></text:p>
          </table:table-cell>
          <table:table-cell table:style-name="Tabulka13.B3" office:value-type="string">
            <text:p text:style-name="P53">int</text:p>
          </table:table-cell>
          <table:table-cell table:style-name="Tabulka13.C3" office:value-type="string">
            <text:p text:style-name="P64">Id číselníkové hodnoty (dle konfigurace)</text:p>
          </table:table-cell>
        </table:table-row>
        <table:table-row table:style-name="TableLine2188724963824">
          <table:table-cell table:style-name="Tabulka13.A2" office:value-type="string">
            <text:p text:style-name="P47"><text:s/><text:span text:style-name="T72"><text:s/></text:span><text:span text:style-name="T73">"</text:span><text:span text:style-name="T76">enumType</text:span><text:span text:style-name="T73">": &lt;...</text:span><text:span text:style-name="T72">&gt;,</text:span></text:p>
          </table:table-cell>
          <table:table-cell table:style-name="Tabulka13.B5" office:value-type="string">
            <text:p text:style-name="P49">string</text:p>
          </table:table-cell>
          <table:table-cell table:style-name="Tabulka13.C5" office:value-type="string">
            <text:p text:style-name="P64"><text:span text:style-name="T92">N</text:span>ázev fieldu</text:p>
          </table:table-cell>
        </table:table-row>
        <table:table-row table:style-name="TableLine2188724963824">
          <table:table-cell table:style-name="Tabulka13.A2" office:value-type="string">
            <text:p text:style-name="P48"><text:span text:style-name="T72"><text:s text:c="2"/></text:span><text:span text:style-name="T73">"</text:span><text:span text:style-name="T76">valueCode</text:span><text:span text:style-name="T73">": &lt;...</text:span><text:span text:style-name="T72">&gt;,</text:span></text:p>
          </table:table-cell>
          <table:table-cell table:style-name="Tabulka13.B5" office:value-type="string">
            <text:p text:style-name="P51">string</text:p>
          </table:table-cell>
          <table:table-cell table:style-name="Tabulka13.C5" office:value-type="string">
            <text:p text:style-name="P63">Kód číselníkové hodnoty (dle konfigurace)</text:p>
          </table:table-cell>
        </table:table-row>
        <table:table-row table:style-name="TableLine2188724963824">
          <table:table-cell table:style-name="Tabulka13.A2" office:value-type="string">
            <text:p text:style-name="P48">}</text:p>
          </table:table-cell>
          <table:table-cell table:style-name="Tabulka13.B6" office:value-type="string">
            <text:p text:style-name="P48"/>
          </table:table-cell>
          <table:table-cell table:style-name="Tabulka13.C6" office:value-type="string">
            <text:p text:style-name="P56"/>
          </table:table-cell>
        </table:table-row>
      </table:table>
      <text:h text:style-name="P25" text:outline-level="4"><text:bookmark-start text:name="__RefHeading___Toc1963_3729793514"/>Out-of-scope: Formát objektu EnumCountList<text:bookmark-end text:name="__RefHeading___Toc1963_3729793514"/></text:h>
      <table:table table:name="Tabulka11" table:style-name="Tabulka11">
        <table:table-column table:style-name="Tabulka11.A"/>
        <table:table-column table:style-name="Tabulka11.B"/>
        <table:table-column table:style-name="Tabulka11.C"/>
        <table:table-row table:style-name="TableLine2189464726464">
          <table:table-cell table:style-name="Tabulka11.A1" office:value-type="string">
            <text:p text:style-name="P70">Položka</text:p>
          </table:table-cell>
          <table:table-cell table:style-name="Tabulka11.A1" office:value-type="string">
            <text:p text:style-name="P70">Typ</text:p>
          </table:table-cell>
          <table:table-cell table:style-name="Tabulka11.A1" office:value-type="string">
            <text:p text:style-name="P70">Význam</text:p>
          </table:table-cell>
        </table:table-row>
        <table:table-row table:style-name="TableLine2189464726464">
          <table:table-cell table:style-name="Tabulka11.A2" office:value-type="string">
            <text:p text:style-name="P73">{</text:p>
          </table:table-cell>
          <table:table-cell table:style-name="Tabulka11.B2" office:value-type="string">
            <text:p text:style-name="P73"/>
          </table:table-cell>
          <table:table-cell table:style-name="Tabulka11.C2" office:value-type="string">
            <text:p text:style-name="P71"/>
          </table:table-cell>
        </table:table-row>
        <table:table-row table:style-name="TableLine2189464726464">
          <table:table-cell table:style-name="Tabulka11.A2" office:value-type="string">
            <text:p text:style-name="P73"><text:s/><text:span text:style-name="T72"><text:s/></text:span><text:span text:style-name="T73">"</text:span><text:span text:style-name="T76">enumType</text:span><text:span text:style-name="T73">": &lt;...</text:span><text:span text:style-name="T72">&gt;,</text:span></text:p>
          </table:table-cell>
          <table:table-cell table:style-name="Tabulka11.B3" office:value-type="string">
            <text:p text:style-name="P75">string</text:p>
          </table:table-cell>
          <table:table-cell table:style-name="Tabulka11.C3" office:value-type="string">
            <text:p text:style-name="P72"><text:span text:style-name="T92">N</text:span>ázev fieldu</text:p>
          </table:table-cell>
        </table:table-row>
        <text:soft-page-break/>
        <table:table-row table:style-name="TableLine2189464726464">
          <table:table-cell table:style-name="Tabulka11.A2" office:value-type="string">
            <text:p text:style-name="P73"><text:span text:style-name="T72"><text:s text:c="2"/></text:span><text:span text:style-name="T73">"</text:span><text:span text:style-name="T76">values</text:span><text:span text:style-name="T73">": &lt;...</text:span><text:span text:style-name="T72">&gt;,</text:span></text:p>
          </table:table-cell>
          <table:table-cell table:style-name="Tabulka11.B4" office:value-type="string">
            <text:p text:style-name="P51"><text:a xlink:type="simple" xlink:href="#4.1.2.8.Out-of-scope: Formát objketu EnumCountListItem|outline" text:style-name="Internet_20_link" text:visited-style-name="Visited_20_Internet_20_Link"><text:span text:style-name="T96">EnumCountListItem</text:span></text:a><text:span text:style-name="T95">[]</text:span></text:p>
          </table:table-cell>
          <table:table-cell table:style-name="Tabulka11.C4" office:value-type="string">
            <text:p text:style-name="P72">Hodnoty fieldu (s počtem záznamů)</text:p>
          </table:table-cell>
        </table:table-row>
        <table:table-row table:style-name="TableLine2189464726464">
          <table:table-cell table:style-name="Tabulka11.A2" office:value-type="string">
            <text:p text:style-name="P73">}</text:p>
          </table:table-cell>
          <table:table-cell table:style-name="Tabulka11.B5" office:value-type="string">
            <text:p text:style-name="P73"/>
          </table:table-cell>
          <table:table-cell table:style-name="Tabulka11.C5" office:value-type="string">
            <text:p text:style-name="P71"/>
          </table:table-cell>
        </table:table-row>
      </table:table>
      <text:h text:style-name="P25" text:outline-level="4"><text:bookmark-start text:name="__RefHeading___Toc1965_3729793514"/>Out-of-scope: Formát objketu EnumCountListItem<text:bookmark-end text:name="__RefHeading___Toc1965_3729793514"/></text:h>
      <table:table table:name="Tabulka12" table:style-name="Tabulka12">
        <table:table-column table:style-name="Tabulka12.A"/>
        <table:table-column table:style-name="Tabulka12.B"/>
        <table:table-column table:style-name="Tabulka12.C"/>
        <table:table-row table:style-name="TableLine2189464726752">
          <table:table-cell table:style-name="Tabulka12.A1" office:value-type="string">
            <text:p text:style-name="P70">Položka</text:p>
          </table:table-cell>
          <table:table-cell table:style-name="Tabulka12.A1" office:value-type="string">
            <text:p text:style-name="P70">Typ</text:p>
          </table:table-cell>
          <table:table-cell table:style-name="Tabulka12.A1" office:value-type="string">
            <text:p text:style-name="P70">Význam</text:p>
          </table:table-cell>
        </table:table-row>
        <table:table-row table:style-name="TableLine2189464726752">
          <table:table-cell table:style-name="Tabulka12.A2" office:value-type="string">
            <text:p text:style-name="P73">{</text:p>
          </table:table-cell>
          <table:table-cell table:style-name="Tabulka12.B2" office:value-type="string">
            <text:p text:style-name="P73"/>
          </table:table-cell>
          <table:table-cell table:style-name="Tabulka12.C2" office:value-type="string">
            <text:p text:style-name="P71"/>
          </table:table-cell>
        </table:table-row>
        <table:table-row table:style-name="TableLine2189464726752">
          <table:table-cell table:style-name="Tabulka12.A2" office:value-type="string">
            <text:p text:style-name="P73"><text:s/><text:span text:style-name="T72"><text:s/></text:span><text:span text:style-name="T73">"</text:span><text:span text:style-name="T76">id</text:span><text:span text:style-name="T73">": &lt;...</text:span><text:span text:style-name="T72">&gt;,</text:span></text:p>
          </table:table-cell>
          <table:table-cell table:style-name="Tabulka12.B3" office:value-type="string">
            <text:p text:style-name="P74">int</text:p>
          </table:table-cell>
          <table:table-cell table:style-name="Tabulka12.C3" office:value-type="string">
            <text:p text:style-name="P72">Id číselníkové hodnoty (dle konfigurace)</text:p>
          </table:table-cell>
        </table:table-row>
        <table:table-row table:style-name="TableLine2189464726752">
          <table:table-cell table:style-name="Tabulka12.A2" office:value-type="string">
            <text:p text:style-name="P73"><text:span text:style-name="T72"><text:s text:c="2"/></text:span><text:span text:style-name="T73">"</text:span><text:span text:style-name="T76">valueCode</text:span><text:span text:style-name="T73">": &lt;...</text:span><text:span text:style-name="T72">&gt;,</text:span></text:p>
          </table:table-cell>
          <table:table-cell table:style-name="Tabulka12.B5" office:value-type="string">
            <text:p text:style-name="P75">string</text:p>
          </table:table-cell>
          <table:table-cell table:style-name="Tabulka12.C5" office:value-type="string">
            <text:p text:style-name="P72">Kód číselníkové hodnoty (dle konfigurace)</text:p>
          </table:table-cell>
        </table:table-row>
        <table:table-row table:style-name="TableLine2189464726752">
          <table:table-cell table:style-name="Tabulka12.A2" office:value-type="string">
            <text:p text:style-name="P73"><text:span text:style-name="T72"><text:s text:c="2"/></text:span><text:span text:style-name="T73">"</text:span><text:span text:style-name="T76">count</text:span><text:span text:style-name="T73">": &lt;...</text:span><text:span text:style-name="T72">&gt;,</text:span></text:p>
          </table:table-cell>
          <table:table-cell table:style-name="Tabulka12.B5" office:value-type="string">
            <text:p text:style-name="P74">int</text:p>
          </table:table-cell>
          <table:table-cell table:style-name="Tabulka12.C5" office:value-type="string">
            <text:p text:style-name="P72">Počet záznamů splňující kritéria</text:p>
          </table:table-cell>
        </table:table-row>
        <table:table-row table:style-name="TableLine2189464726752">
          <table:table-cell table:style-name="Tabulka12.A2" office:value-type="string">
            <text:p text:style-name="P73">}</text:p>
          </table:table-cell>
          <table:table-cell table:style-name="Tabulka12.B6" office:value-type="string">
            <text:p text:style-name="P73"/>
          </table:table-cell>
          <table:table-cell table:style-name="Tabulka12.C6" office:value-type="string">
            <text:p text:style-name="P71"/>
          </table:table-cell>
        </table:table-row>
      </table:table>
      <text:h text:style-name="P13" text:outline-level="2"><text:bookmark-start text:name="__RefHeading___Toc138_3729793514"/>Generování nápověd<text:bookmark-end text:name="__RefHeading___Toc138_3729793514"/></text:h>
      <text:p text:style-name="P124">Vygeneruje nápovědy podle vyhledávacích kritérií.</text:p>
      <text:p text:style-name="P127">Pro správné fungování není nutné, aby byly nakonfigurovány číselníkové hodnoty (dle sekce <text:bookmark-ref text:reference-format="text" text:ref-name="__RefHeading___Toc902_3729793514">Schéma konfigurace čísleníkových hodnot</text:bookmark-ref>). <text:span text:style-name="T95">Out-of-scope: pokud by mělo dojít k rozlišení hodnot se speciálními významy (</text:span><text:span text:style-name="T97">IsUnknown</text:span><text:span text:style-name="T95">, </text:span><text:span text:style-name="T97">IsNotRelevant</text:span><text:span text:style-name="T95">), bylo by nutné tyto speciální významy upřesnit. Pro to by však stačil pouhý výčet takto specifických hodnot.</text:span></text:p>
      <text:h text:style-name="Heading_20_3" text:outline-level="3"><text:bookmark-start text:name="__RefHeading___Toc142_3729793514"/>Rozhraní<text:bookmark-end text:name="__RefHeading___Toc142_3729793514"/></text:h>
      <text:p text:style-name="P121">Metoda HTTP POST <text:span text:style-name="T27">/</text:span><text:span text:style-name="T42">hint</text:span></text:p>
      <text:p text:style-name="P122">Request body: JSON obsahující objekt typ<text:span text:style-name="T99">u </text:span><text:a xlink:type="simple" xlink:href="#4.2.1.1.Formát objektu HintRequest|outline" text:style-name="Internet_20_link" text:visited-style-name="Visited_20_Internet_20_Link"><text:span text:style-name="T99">HintRequest</text:span></text:a></text:p>
      <text:p text:style-name="P122">Response body: JSON obsahující objekt typ<text:span text:style-name="T99">u HintReponse</text:span></text:p>
      <text:h text:style-name="P26" text:outline-level="4"><text:bookmark-start text:name="__RefHeading___Toc1967_3729793514"/><text:span text:style-name="T90">Formát objektu </text:span><text:span text:style-name="T99">HintRequest</text:span><text:bookmark-end text:name="__RefHeading___Toc1967_3729793514"/></text:h>
      <table:table table:name="Tabulka14" table:style-name="Tabulka14">
        <table:table-column table:style-name="Tabulka14.A"/>
        <table:table-column table:style-name="Tabulka14.B"/>
        <table:table-column table:style-name="Tabulka14.C"/>
        <table:table-row table:style-name="TableLine2190262377664">
          <table:table-cell table:style-name="Tabulka14.A1" office:value-type="string">
            <text:p text:style-name="P67">Položka</text:p>
          </table:table-cell>
          <table:table-cell table:style-name="Tabulka14.A1" office:value-type="string">
            <text:p text:style-name="P67">Typ</text:p>
          </table:table-cell>
          <table:table-cell table:style-name="Tabulka14.A1" office:value-type="string">
            <text:p text:style-name="P67">Význam</text:p>
          </table:table-cell>
        </table:table-row>
        <table:table-row table:style-name="TableLine2190262377664">
          <table:table-cell table:style-name="Tabulka14.A2" office:value-type="string">
            <text:p text:style-name="P68">{</text:p>
          </table:table-cell>
          <table:table-cell table:style-name="Tabulka14.B2" office:value-type="string">
            <text:p text:style-name="P68"/>
          </table:table-cell>
          <table:table-cell table:style-name="Tabulka14.C2" office:value-type="string">
            <text:p text:style-name="P65"/>
          </table:table-cell>
        </table:table-row>
        <table:table-row table:style-name="TableLine2190262377664">
          <table:table-cell table:style-name="Tabulka14.A2" office:value-type="string">
            <text:p text:style-name="P68"><text:s/><text:span text:style-name="T72"><text:s/></text:span><text:span text:style-name="T73">"</text:span><text:span text:style-name="T77">textValue</text:span><text:span text:style-name="T73">": &lt;...</text:span><text:span text:style-name="T72">&gt;,</text:span></text:p>
          </table:table-cell>
          <table:table-cell table:style-name="Tabulka14.B3" office:value-type="string">
            <text:p text:style-name="P69">string</text:p>
          </table:table-cell>
          <table:table-cell table:style-name="Tabulka14.C3" office:value-type="string">
            <text:p text:style-name="P66">Textová část vyhledávacích kritérií</text:p>
          </table:table-cell>
        </table:table-row>
        <table:table-row table:style-name="TableLine2190262377664">
          <table:table-cell table:style-name="Tabulka14.A2" office:value-type="string">
            <text:p text:style-name="P68"><text:span text:style-name="T72"><text:s text:c="2"/></text:span><text:span text:style-name="T73">"</text:span><text:span text:style-name="T77">enumValues</text:span><text:span text:style-name="T73">": &lt;...</text:span><text:span text:style-name="T72">&gt;,</text:span></text:p>
          </table:table-cell>
          <table:table-cell table:style-name="Tabulka14.B5" office:value-type="string">
            <text:p text:style-name="P69">{string:string[]}</text:p>
          </table:table-cell>
          <table:table-cell table:style-name="Tabulka14.C5" office:value-type="string">
            <text:p text:style-name="P66">Číselníková část vyhledávacích kritérií ve formátu <text:span text:style-name="T7">{název fieldu → seznam hodnot}</text:span></text:p>
          </table:table-cell>
        </table:table-row>
        <table:table-row table:style-name="TableLine2190262377664">
          <table:table-cell table:style-name="Tabulka14.A2" office:value-type="string">
            <text:p text:style-name="P68"><text:span text:style-name="T72"><text:s text:c="2"/></text:span><text:span text:style-name="T73">"</text:span><text:span text:style-name="T77">notRelevantValues</text:span><text:span text:style-name="T73">": &lt;...</text:span><text:span text:style-name="T72">&gt;,</text:span></text:p>
          </table:table-cell>
          <table:table-cell table:style-name="Tabulka14.B5" office:value-type="string">
            <text:p text:style-name="P69">string[]</text:p>
          </table:table-cell>
          <table:table-cell table:style-name="Tabulka14.C5" office:value-type="string">
            <text:p text:style-name="P66">Seznam fieldů označených jako nerelevatních (v rámci knihovní ka přeskočených)</text:p>
          </table:table-cell>
        </table:table-row>
        <table:table-row table:style-name="TableLine2190262377664">
          <table:table-cell table:style-name="Tabulka14.A2" office:value-type="string">
            <text:p text:style-name="P68">}</text:p>
          </table:table-cell>
          <table:table-cell table:style-name="Tabulka14.B6" office:value-type="string">
            <text:p text:style-name="P68"/>
          </table:table-cell>
          <table:table-cell table:style-name="Tabulka14.C6" office:value-type="string">
            <text:p text:style-name="P65"/>
          </table:table-cell>
        </table:table-row>
      </table:table>
      <text:h text:style-name="P26" text:outline-level="4"><text:bookmark-start text:name="__RefHeading___Toc1969_3729793514"/><text:soft-page-break/><text:span text:style-name="T90">Formát objektu </text:span><text:span text:style-name="T99">HintResponse</text:span><text:bookmark-end text:name="__RefHeading___Toc1969_3729793514"/></text:h>
      <table:table table:name="Tabulka15" table:style-name="Tabulka15">
        <table:table-column table:style-name="Tabulka15.A"/>
        <table:table-column table:style-name="Tabulka15.B"/>
        <table:table-column table:style-name="Tabulka15.C"/>
        <table:table-row table:style-name="TableLine2188729917344">
          <table:table-cell table:style-name="Tabulka15.A1" office:value-type="string">
            <text:p text:style-name="P67">Položka</text:p>
          </table:table-cell>
          <table:table-cell table:style-name="Tabulka15.A1" office:value-type="string">
            <text:p text:style-name="P67">Typ</text:p>
          </table:table-cell>
          <table:table-cell table:style-name="Tabulka15.A1" office:value-type="string">
            <text:p text:style-name="P67">Význam</text:p>
          </table:table-cell>
        </table:table-row>
        <table:table-row table:style-name="TableLine2188729917344">
          <table:table-cell table:style-name="Tabulka15.A2" office:value-type="string">
            <text:p text:style-name="P68">{</text:p>
          </table:table-cell>
          <table:table-cell table:style-name="Tabulka15.B2" office:value-type="string">
            <text:p text:style-name="P68"/>
          </table:table-cell>
          <table:table-cell table:style-name="Tabulka15.C2" office:value-type="string">
            <text:p text:style-name="P65"/>
          </table:table-cell>
        </table:table-row>
        <table:table-row table:style-name="TableLine2188729917344">
          <table:table-cell table:style-name="Tabulka15.A2" office:value-type="string">
            <text:p text:style-name="P68"><text:s/><text:span text:style-name="T72"><text:s/></text:span><text:span text:style-name="T73">"</text:span><text:span text:style-name="T77">wizardHints</text:span><text:span text:style-name="T73">": &lt;...</text:span><text:span text:style-name="T72">&gt;,</text:span></text:p>
          </table:table-cell>
          <table:table-cell table:style-name="Tabulka15.B3" office:value-type="string">
            <text:p text:style-name="P69">WizardHint[]</text:p>
          </table:table-cell>
          <table:table-cell table:style-name="Tabulka15.C3" office:value-type="string">
            <text:p text:style-name="P66">Vygenerované nápovědy pro funkcionalitu knihovníka (0, 1 nebo více fieldů)</text:p>
          </table:table-cell>
        </table:table-row>
        <table:table-row table:style-name="TableLine2188729917344">
          <table:table-cell table:style-name="Tabulka15.A2" office:value-type="string">
            <text:p text:style-name="P68"><text:span text:style-name="T72"><text:s text:c="2"/></text:span><text:span text:style-name="T73">"</text:span><text:span text:style-name="T77">searchHints</text:span><text:span text:style-name="T73">": &lt;...</text:span><text:span text:style-name="T72">&gt;,</text:span></text:p>
          </table:table-cell>
          <table:table-cell table:style-name="Tabulka15.B4" office:value-type="string">
            <text:p text:style-name="P69">SearchHint[]</text:p>
          </table:table-cell>
          <table:table-cell table:style-name="Tabulka15.C4" office:value-type="string">
            <text:p text:style-name="P66">Vygenerované standardní nápovědy</text:p>
          </table:table-cell>
        </table:table-row>
        <table:table-row table:style-name="TableLine2188729917344">
          <table:table-cell table:style-name="Tabulka15.A2" office:value-type="string">
            <text:p text:style-name="P68">}</text:p>
          </table:table-cell>
          <table:table-cell table:style-name="Tabulka15.B5" office:value-type="string">
            <text:p text:style-name="P68"/>
          </table:table-cell>
          <table:table-cell table:style-name="Tabulka15.C5" office:value-type="string">
            <text:p text:style-name="P65"/>
          </table:table-cell>
        </table:table-row>
      </table:table>
      <text:h text:style-name="P26" text:outline-level="4" text:is-list-header="true"><text:bookmark-start text:name="__RefHeading___Toc1971_3729793514"/><text:span text:style-name="T99">Formát objektu WizardHint</text:span><text:bookmark-end text:name="__RefHeading___Toc1971_3729793514"/></text:h>
      <table:table table:name="Tabulka16" table:style-name="Tabulka16">
        <table:table-column table:style-name="Tabulka16.A"/>
        <table:table-column table:style-name="Tabulka16.B"/>
        <table:table-column table:style-name="Tabulka16.C"/>
        <table:table-row table:style-name="TableLine2190223980688">
          <table:table-cell table:style-name="Tabulka16.A1" office:value-type="string">
            <text:p text:style-name="P67">Položka</text:p>
          </table:table-cell>
          <table:table-cell table:style-name="Tabulka16.A1" office:value-type="string">
            <text:p text:style-name="P67">Typ</text:p>
          </table:table-cell>
          <table:table-cell table:style-name="Tabulka16.A1" office:value-type="string">
            <text:p text:style-name="P67">Význam</text:p>
          </table:table-cell>
        </table:table-row>
        <table:table-row table:style-name="TableLine2190223980688">
          <table:table-cell table:style-name="Tabulka16.A2" office:value-type="string">
            <text:p text:style-name="P68">{</text:p>
          </table:table-cell>
          <table:table-cell table:style-name="Tabulka16.B2" office:value-type="string">
            <text:p text:style-name="P68"/>
          </table:table-cell>
          <table:table-cell table:style-name="Tabulka16.C2" office:value-type="string">
            <text:p text:style-name="P65"/>
          </table:table-cell>
        </table:table-row>
        <table:table-row table:style-name="TableLine2190223980688">
          <table:table-cell table:style-name="Tabulka16.A2" office:value-type="string">
            <text:p text:style-name="P68"><text:s/><text:span text:style-name="T72"><text:s/></text:span><text:span text:style-name="T73">"</text:span><text:span text:style-name="T77">field</text:span><text:span text:style-name="T73">": &lt;...</text:span><text:span text:style-name="T72">&gt;,</text:span></text:p>
          </table:table-cell>
          <table:table-cell table:style-name="Tabulka16.B3" office:value-type="string">
            <text:p text:style-name="P69">string</text:p>
          </table:table-cell>
          <table:table-cell table:style-name="Tabulka16.C3" office:value-type="string">
            <text:p text:style-name="P66">Název fieldu</text:p>
          </table:table-cell>
        </table:table-row>
        <table:table-row table:style-name="TableLine2190223980688">
          <table:table-cell table:style-name="Tabulka16.A2" office:value-type="string">
            <text:p text:style-name="P68"><text:span text:style-name="T72"><text:s text:c="2"/></text:span><text:span text:style-name="T73">"</text:span><text:span text:style-name="T77">values</text:span><text:span text:style-name="T73">": &lt;...</text:span><text:span text:style-name="T72">&gt;,</text:span></text:p>
          </table:table-cell>
          <table:table-cell table:style-name="Tabulka16.B4" office:value-type="string">
            <text:p text:style-name="P69">string[]</text:p>
          </table:table-cell>
          <table:table-cell table:style-name="Tabulka16.C4" office:value-type="string">
            <text:p text:style-name="P66">Seznam (textových) hodnot</text:p>
          </table:table-cell>
        </table:table-row>
        <table:table-row table:style-name="TableLine2190223980688">
          <table:table-cell table:style-name="Tabulka16.A2" office:value-type="string">
            <text:p text:style-name="P68">}</text:p>
          </table:table-cell>
          <table:table-cell table:style-name="Tabulka16.B5" office:value-type="string">
            <text:p text:style-name="P68"/>
          </table:table-cell>
          <table:table-cell table:style-name="Tabulka16.C5" office:value-type="string">
            <text:p text:style-name="P65"/>
          </table:table-cell>
        </table:table-row>
      </table:table>
      <text:h text:style-name="P26" text:outline-level="4"><text:bookmark-start text:name="__RefHeading___Toc1973_3729793514"/>Formát objektu SearchHint<text:bookmark-end text:name="__RefHeading___Toc1973_3729793514"/></text:h>
      <text:p text:style-name="P128"/>
      <table:table table:name="Tabulka17" table:style-name="Tabulka17">
        <table:table-column table:style-name="Tabulka17.A"/>
        <table:table-column table:style-name="Tabulka17.B"/>
        <table:table-column table:style-name="Tabulka17.C"/>
        <table:table-row table:style-name="TableLine2190373765344">
          <table:table-cell table:style-name="Tabulka17.A1" office:value-type="string">
            <text:p text:style-name="P67">Položka</text:p>
          </table:table-cell>
          <table:table-cell table:style-name="Tabulka17.A1" office:value-type="string">
            <text:p text:style-name="P67">Typ</text:p>
          </table:table-cell>
          <table:table-cell table:style-name="Tabulka17.A1" office:value-type="string">
            <text:p text:style-name="P67">Význam</text:p>
          </table:table-cell>
        </table:table-row>
        <table:table-row table:style-name="TableLine2190373765344">
          <table:table-cell table:style-name="Tabulka17.A2" office:value-type="string">
            <text:p text:style-name="P68">{</text:p>
          </table:table-cell>
          <table:table-cell table:style-name="Tabulka17.B2" office:value-type="string">
            <text:p text:style-name="P68"/>
          </table:table-cell>
          <table:table-cell table:style-name="Tabulka17.C2" office:value-type="string">
            <text:p text:style-name="P65"/>
          </table:table-cell>
        </table:table-row>
        <table:table-row table:style-name="TableLine2190373765344">
          <table:table-cell table:style-name="Tabulka17.A2" office:value-type="string">
            <text:p text:style-name="P68"><text:s/><text:span text:style-name="T72"><text:s/></text:span><text:span text:style-name="T73">"</text:span><text:span text:style-name="T77">fieldsAndValues</text:span><text:span text:style-name="T73">": &lt;...</text:span><text:span text:style-name="T72">&gt;,</text:span></text:p>
          </table:table-cell>
          <table:table-cell table:style-name="Tabulka17.B3" office:value-type="string">
            <text:p text:style-name="P69">{string:string}[][]</text:p>
          </table:table-cell>
          <table:table-cell table:style-name="Tabulka17.C3" office:value-type="string">
            <text:p text:style-name="P66">Seznam nápověd: jedna nápověda je ve formátu pole jednotlivých komponent, jedna komonenta je ve formátu <text:span text:style-name="T7">{název fieldu → hodnota}</text:span></text:p>
          </table:table-cell>
        </table:table-row>
        <table:table-row table:style-name="TableLine2190373765344">
          <table:table-cell table:style-name="Tabulka17.A2" office:value-type="string">
            <text:p text:style-name="P68">}</text:p>
          </table:table-cell>
          <table:table-cell table:style-name="Tabulka17.B4" office:value-type="string">
            <text:p text:style-name="P68"/>
          </table:table-cell>
          <table:table-cell table:style-name="Tabulka17.C4" office:value-type="string">
            <text:p text:style-name="P65"/>
          </table:table-cell>
        </table:table-row>
      </table:table>
      <text:p text:style-name="P45"/>
      <text:h text:style-name="P14" text:outline-level="2"><text:bookmark-start text:name="__RefHeading___Toc144_3729793514"/><text:span text:style-name="T1">Out-of-scope: </text:span>Detekce klíčových slov a úprava vyhledávacích kritérií na základě přesměrování<text:bookmark-end text:name="__RefHeading___Toc144_3729793514"/></text:h>
      <text:p text:style-name="P126">Čeká na analýzu a specifikaci řešení. Původní řešení nebylo vyhovující kvůli malé obecnosti (odlišné použití číselníkových hodnot a textových hodnot).</text:p>
      <text:p text:style-name="P126">Je očekáváno, že se detekované textové hodnoty a číselníkové hodnoty „nahradí“ speciálními „tokeny“ (tj. multivalued field s předdefinovanými detekovanými hodnotami) a k redirekci bude docházet na základě těchto hodnot (nebo jejich kombinaci).</text:p>
      <text:p text:style-name="P126">Bude odděleno do samostatné metody, protože tento krok nesouvisí přímo s vyhledáváním, ale je samostatným před-zpracovacím krokem. Dále bude také využíváno samostatně mimo vyhledávání.</text:p>
      <text:p text:style-name="P126">Zatím nebylo implementováno z výše uvedených důvodů.</text:p>
      <text:h text:style-name="P15" text:outline-level="2"><text:bookmark-start text:name="__RefHeading___Toc1975_3729793514"/><text:soft-page-break/>Testovací obrazovka<text:bookmark-end text:name="__RefHeading___Toc1975_3729793514"/></text:h>
      <text:p text:style-name="P129">HTTP GET <text:span text:style-name="T27">/api</text:span></text:p>
      <text:h text:style-name="P8" text:outline-level="1"><text:bookmark-start text:name="__RefHeading___Toc1977_3729793514"/>Funkcionalita nástrojů pro testovací databázi<text:bookmark-end text:name="__RefHeading___Toc1977_3729793514"/></text:h>
      <text:p text:style-name="P129">Bude popsáno v samostatné dokumentaci pro vývojář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ation serif" svg:font-family="'Libration serif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10:43:39.555000000</meta:creation-date>
    <dc:date>2023-01-08T20:46:43.867000000</dc:date>
    <meta:editing-duration>PT41M56S</meta:editing-duration>
    <meta:editing-cycles>6</meta:editing-cycles>
    <meta:generator>LibreOffice/7.3.3.2$Windows_X86_64 LibreOffice_project/d1d0ea68f081ee2800a922cac8f79445e4603348</meta:generator>
    <meta:document-statistic meta:table-count="17" meta:image-count="0" meta:object-count="0" meta:page-count="16" meta:paragraph-count="476" meta:word-count="3103" meta:character-count="24530" meta:non-whitespace-character-count="21674"/>
  </office:meta>
</office:document-meta>
</file>